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e0bc1" officeooo:paragraph-rsid="001e0bc1"/>
    </style:style>
    <style:style style:name="P2" style:family="paragraph" style:parent-style-name="Standard">
      <style:text-properties officeooo:rsid="001e914b" officeooo:paragraph-rsid="001e914b"/>
    </style:style>
    <style:style style:name="P3" style:family="paragraph" style:parent-style-name="Standard">
      <style:text-properties officeooo:rsid="001f60e2" officeooo:paragraph-rsid="001f60e2"/>
    </style:style>
    <style:style style:name="P4" style:family="paragraph" style:parent-style-name="Standard">
      <style:text-properties style:text-underline-style="solid" style:text-underline-width="auto" style:text-underline-color="font-color" officeooo:rsid="001f60e2" officeooo:paragraph-rsid="001f60e2"/>
    </style:style>
    <style:style style:name="P5" style:family="paragraph" style:parent-style-name="Standard">
      <style:text-properties style:text-underline-style="solid" style:text-underline-width="auto" style:text-underline-color="font-color" officeooo:rsid="0025a1de" officeooo:paragraph-rsid="0025a1de"/>
    </style:style>
    <style:style style:name="P6" style:family="paragraph" style:parent-style-name="Standard">
      <style:text-properties style:text-underline-style="solid" style:text-underline-width="auto" style:text-underline-color="font-color" officeooo:rsid="0026e28a" officeooo:paragraph-rsid="0026e28a"/>
    </style:style>
    <style:style style:name="P7" style:family="paragraph" style:parent-style-name="Standard">
      <style:text-properties style:text-underline-style="solid" style:text-underline-width="auto" style:text-underline-color="font-color" officeooo:rsid="00275439" officeooo:paragraph-rsid="00275439"/>
    </style:style>
    <style:style style:name="P8" style:family="paragraph" style:parent-style-name="Standard">
      <style:text-properties style:text-underline-style="none" officeooo:rsid="0025a1de" officeooo:paragraph-rsid="0025a1de"/>
    </style:style>
    <style:style style:name="P9" style:family="paragraph" style:parent-style-name="Standard">
      <style:text-properties style:text-underline-style="none" officeooo:rsid="0026e28a" officeooo:paragraph-rsid="0026e28a"/>
    </style:style>
    <style:style style:name="P10" style:family="paragraph" style:parent-style-name="Standard">
      <style:text-properties style:text-underline-style="none" officeooo:rsid="00275439" officeooo:paragraph-rsid="00275439"/>
    </style:style>
    <style:style style:name="P11" style:family="paragraph" style:parent-style-name="Standard">
      <style:paragraph-properties style:writing-mode="lr-tb"/>
      <style:text-properties style:text-underline-style="none" officeooo:rsid="0028717a" officeooo:paragraph-rsid="0028717a"/>
    </style:style>
    <style:style style:name="P12" style:family="paragraph" style:parent-style-name="Standard">
      <style:paragraph-properties style:writing-mode="lr-tb"/>
      <style:text-properties style:text-underline-style="none" officeooo:rsid="0029192b" officeooo:paragraph-rsid="0029192b"/>
    </style:style>
    <style:style style:name="P13" style:family="paragraph" style:parent-style-name="Standard">
      <style:paragraph-properties style:writing-mode="lr-tb"/>
      <style:text-properties style:text-underline-style="none" officeooo:rsid="00295c0a" officeooo:paragraph-rsid="00295c0a"/>
    </style:style>
    <style:style style:name="P14" style:family="paragraph" style:parent-style-name="Standard">
      <style:paragraph-properties style:writing-mode="lr-tb"/>
      <style:text-properties style:text-underline-style="none" officeooo:rsid="002b0124" officeooo:paragraph-rsid="002b0124"/>
    </style:style>
    <style:style style:name="P15" style:family="paragraph" style:parent-style-name="Standard">
      <style:paragraph-properties style:writing-mode="lr-tb"/>
      <style:text-properties style:text-underline-style="none" officeooo:rsid="002cfb1e" officeooo:paragraph-rsid="002cfb1e"/>
    </style:style>
    <style:style style:name="P16" style:family="paragraph" style:parent-style-name="Standard">
      <style:paragraph-properties style:writing-mode="lr-tb"/>
      <style:text-properties style:text-underline-style="none" officeooo:rsid="002d7cf7" officeooo:paragraph-rsid="002d7cf7"/>
    </style:style>
    <style:style style:name="P17" style:family="paragraph" style:parent-style-name="Standard">
      <style:paragraph-properties style:writing-mode="lr-tb"/>
      <style:text-properties style:text-underline-style="none" officeooo:rsid="002f36fb" officeooo:paragraph-rsid="002f36fb"/>
    </style:style>
    <style:style style:name="P18" style:family="paragraph" style:parent-style-name="Standard">
      <style:paragraph-properties style:writing-mode="lr-tb"/>
      <style:text-properties style:text-underline-style="none" officeooo:rsid="002f8484" officeooo:paragraph-rsid="002f8484"/>
    </style:style>
    <style:style style:name="P19" style:family="paragraph" style:parent-style-name="Standard">
      <style:paragraph-properties style:writing-mode="lr-tb"/>
      <style:text-properties style:text-underline-style="none" officeooo:rsid="002fa8a1" officeooo:paragraph-rsid="002fa8a1"/>
    </style:style>
    <style:style style:name="P20" style:family="paragraph" style:parent-style-name="Standard">
      <style:paragraph-properties style:writing-mode="lr-tb"/>
      <style:text-properties style:text-underline-style="none" officeooo:rsid="00309478" officeooo:paragraph-rsid="00309478"/>
    </style:style>
    <style:style style:name="P21" style:family="paragraph" style:parent-style-name="Standard">
      <style:paragraph-properties style:writing-mode="lr-tb"/>
      <style:text-properties style:text-underline-style="none" officeooo:rsid="00329129" officeooo:paragraph-rsid="00329129"/>
    </style:style>
    <style:style style:name="P22" style:family="paragraph" style:parent-style-name="Standard">
      <style:paragraph-properties style:writing-mode="lr-tb"/>
      <style:text-properties style:text-underline-style="none" officeooo:rsid="0032cc40" officeooo:paragraph-rsid="0032cc40"/>
    </style:style>
    <style:style style:name="P23" style:family="paragraph" style:parent-style-name="Standard">
      <style:paragraph-properties style:writing-mode="lr-tb"/>
      <style:text-properties style:text-underline-style="none" officeooo:rsid="00338202" officeooo:paragraph-rsid="00338202"/>
    </style:style>
    <style:style style:name="P24" style:family="paragraph" style:parent-style-name="Standard">
      <style:paragraph-properties style:writing-mode="lr-tb"/>
      <style:text-properties style:text-underline-style="none" officeooo:rsid="0034962b" officeooo:paragraph-rsid="0034962b"/>
    </style:style>
    <style:style style:name="P25" style:family="paragraph" style:parent-style-name="Standard">
      <style:paragraph-properties style:writing-mode="lr-tb"/>
      <style:text-properties style:text-underline-style="none" officeooo:rsid="00365393" officeooo:paragraph-rsid="00365393"/>
    </style:style>
    <style:style style:name="P26" style:family="paragraph" style:parent-style-name="Standard">
      <style:paragraph-properties style:writing-mode="lr-tb"/>
      <style:text-properties style:text-underline-style="none" officeooo:rsid="0036e0a5" officeooo:paragraph-rsid="0036e0a5"/>
    </style:style>
    <style:style style:name="P27" style:family="paragraph" style:parent-style-name="Standard">
      <style:paragraph-properties style:writing-mode="lr-tb"/>
      <style:text-properties style:text-underline-style="none" officeooo:rsid="0037efb3" officeooo:paragraph-rsid="0037efb3"/>
    </style:style>
    <style:style style:name="P28" style:family="paragraph" style:parent-style-name="Standard">
      <style:paragraph-properties style:writing-mode="lr-tb"/>
      <style:text-properties style:text-underline-style="none" officeooo:rsid="0039ec56" officeooo:paragraph-rsid="0039ec56"/>
    </style:style>
    <style:style style:name="P29" style:family="paragraph" style:parent-style-name="Standard">
      <style:paragraph-properties style:writing-mode="lr-tb"/>
      <style:text-properties style:text-underline-style="none" officeooo:rsid="003b39ac" officeooo:paragraph-rsid="003b39ac"/>
    </style:style>
    <style:style style:name="P30" style:family="paragraph" style:parent-style-name="Standard">
      <style:paragraph-properties style:writing-mode="lr-tb"/>
      <style:text-properties style:text-underline-style="none" officeooo:rsid="003ca6c6" officeooo:paragraph-rsid="003ca6c6"/>
    </style:style>
    <style:style style:name="P31" style:family="paragraph" style:parent-style-name="Standard">
      <style:paragraph-properties style:writing-mode="lr-tb"/>
      <style:text-properties style:text-underline-style="none" officeooo:rsid="003e79f9" officeooo:paragraph-rsid="003e79f9"/>
    </style:style>
    <style:style style:name="P32" style:family="paragraph" style:parent-style-name="Standard">
      <style:paragraph-properties style:writing-mode="lr-tb"/>
      <style:text-properties style:text-underline-style="none" officeooo:rsid="003f0e4f" officeooo:paragraph-rsid="003f0e4f"/>
    </style:style>
    <style:style style:name="P33" style:family="paragraph" style:parent-style-name="Standard">
      <style:paragraph-properties style:writing-mode="lr-tb"/>
      <style:text-properties style:text-underline-style="none" officeooo:rsid="00402799" officeooo:paragraph-rsid="00402799"/>
    </style:style>
    <style:style style:name="P34" style:family="paragraph" style:parent-style-name="Standard">
      <style:paragraph-properties style:writing-mode="lr-tb"/>
      <style:text-properties style:text-underline-style="none" officeooo:rsid="00409b25" officeooo:paragraph-rsid="00409b25"/>
    </style:style>
    <style:style style:name="P35" style:family="paragraph" style:parent-style-name="Standard">
      <style:paragraph-properties style:writing-mode="lr-tb"/>
      <style:text-properties style:text-underline-style="none" officeooo:rsid="0041334e" officeooo:paragraph-rsid="0041334e"/>
    </style:style>
    <style:style style:name="P36" style:family="paragraph" style:parent-style-name="Standard">
      <style:paragraph-properties style:writing-mode="lr-tb"/>
      <style:text-properties style:text-underline-style="none" officeooo:rsid="004228fd" officeooo:paragraph-rsid="004228fd"/>
    </style:style>
    <style:style style:name="P37" style:family="paragraph" style:parent-style-name="Standard">
      <style:paragraph-properties style:writing-mode="lr-tb"/>
      <style:text-properties style:text-underline-style="none" officeooo:rsid="00441120" officeooo:paragraph-rsid="00441120"/>
    </style:style>
    <style:style style:name="P38" style:family="paragraph" style:parent-style-name="Standard">
      <style:paragraph-properties style:writing-mode="lr-tb"/>
      <style:text-properties style:text-underline-style="none" officeooo:rsid="004449ce" officeooo:paragraph-rsid="004449ce"/>
    </style:style>
    <style:style style:name="P39" style:family="paragraph" style:parent-style-name="Standard">
      <style:paragraph-properties style:writing-mode="lr-tb"/>
      <style:text-properties style:text-underline-style="none" officeooo:rsid="0045ce30" officeooo:paragraph-rsid="0045ce30"/>
    </style:style>
    <style:style style:name="P40" style:family="paragraph" style:parent-style-name="Standard">
      <style:paragraph-properties style:writing-mode="lr-tb"/>
      <style:text-properties style:text-underline-style="none" officeooo:rsid="0045ef1a" officeooo:paragraph-rsid="0045ef1a"/>
    </style:style>
    <style:style style:name="P41" style:family="paragraph" style:parent-style-name="Standard">
      <style:paragraph-properties style:writing-mode="lr-tb"/>
      <style:text-properties style:text-underline-style="none" officeooo:rsid="00465d0c" officeooo:paragraph-rsid="00465d0c"/>
    </style:style>
    <style:style style:name="P42" style:family="paragraph" style:parent-style-name="Standard">
      <style:paragraph-properties style:writing-mode="lr-tb"/>
      <style:text-properties style:text-underline-style="none" officeooo:rsid="0046ee33" officeooo:paragraph-rsid="0046ee33"/>
    </style:style>
    <style:style style:name="P43" style:family="paragraph" style:parent-style-name="Standard">
      <style:paragraph-properties style:writing-mode="lr-tb"/>
      <style:text-properties style:text-underline-style="none" officeooo:rsid="0048243b" officeooo:paragraph-rsid="0048243b"/>
    </style:style>
    <style:style style:name="P44" style:family="paragraph" style:parent-style-name="Standard">
      <style:paragraph-properties style:writing-mode="lr-tb"/>
      <style:text-properties style:text-underline-style="none" officeooo:rsid="0049e13d" officeooo:paragraph-rsid="0049e13d"/>
    </style:style>
    <style:style style:name="P45" style:family="paragraph" style:parent-style-name="Standard">
      <style:paragraph-properties style:writing-mode="lr-tb"/>
      <style:text-properties style:text-underline-style="none" officeooo:rsid="004a2857" officeooo:paragraph-rsid="004a2857"/>
    </style:style>
    <style:style style:name="P46" style:family="paragraph" style:parent-style-name="Standard">
      <style:paragraph-properties style:writing-mode="lr-tb"/>
      <style:text-properties style:text-underline-style="none" officeooo:rsid="004b81de" officeooo:paragraph-rsid="004b81de"/>
    </style:style>
    <style:style style:name="P47" style:family="paragraph" style:parent-style-name="Standard">
      <style:paragraph-properties style:writing-mode="lr-tb"/>
      <style:text-properties style:text-underline-style="none" officeooo:rsid="004d7fc4" officeooo:paragraph-rsid="004d7fc4"/>
    </style:style>
    <style:style style:name="P48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28717a" officeooo:paragraph-rsid="0028717a"/>
    </style:style>
    <style:style style:name="P49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29192b" officeooo:paragraph-rsid="0029192b"/>
    </style:style>
    <style:style style:name="P50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295c0a" officeooo:paragraph-rsid="00295c0a"/>
    </style:style>
    <style:style style:name="P51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2b0124" officeooo:paragraph-rsid="002b0124"/>
    </style:style>
    <style:style style:name="P52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2cfb1e" officeooo:paragraph-rsid="002cfb1e"/>
    </style:style>
    <style:style style:name="P53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2d7cf7" officeooo:paragraph-rsid="002d7cf7"/>
    </style:style>
    <style:style style:name="P54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2f36fb" officeooo:paragraph-rsid="002f36fb"/>
    </style:style>
    <style:style style:name="P55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2f8484" officeooo:paragraph-rsid="002f8484"/>
    </style:style>
    <style:style style:name="P56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2fa8a1" officeooo:paragraph-rsid="002fa8a1"/>
    </style:style>
    <style:style style:name="P57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09478" officeooo:paragraph-rsid="00309478"/>
    </style:style>
    <style:style style:name="P58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29129" officeooo:paragraph-rsid="00329129"/>
    </style:style>
    <style:style style:name="P59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2cc40" officeooo:paragraph-rsid="0032cc40"/>
    </style:style>
    <style:style style:name="P60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38202" officeooo:paragraph-rsid="00338202"/>
    </style:style>
    <style:style style:name="P61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4962b" officeooo:paragraph-rsid="0034962b"/>
    </style:style>
    <style:style style:name="P62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65393" officeooo:paragraph-rsid="00365393"/>
    </style:style>
    <style:style style:name="P63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6e0a5" officeooo:paragraph-rsid="0036e0a5"/>
    </style:style>
    <style:style style:name="P64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7efb3" officeooo:paragraph-rsid="0037efb3"/>
    </style:style>
    <style:style style:name="P65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9ec56" officeooo:paragraph-rsid="0039ec56"/>
    </style:style>
    <style:style style:name="P66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b39ac" officeooo:paragraph-rsid="003b39ac"/>
    </style:style>
    <style:style style:name="P67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ca6c6" officeooo:paragraph-rsid="003ca6c6"/>
    </style:style>
    <style:style style:name="P68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e79f9" officeooo:paragraph-rsid="003e79f9"/>
    </style:style>
    <style:style style:name="P69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3f0e4f" officeooo:paragraph-rsid="003f0e4f"/>
    </style:style>
    <style:style style:name="P70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02799" officeooo:paragraph-rsid="00402799"/>
    </style:style>
    <style:style style:name="P71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09b25" officeooo:paragraph-rsid="00409b25"/>
    </style:style>
    <style:style style:name="P72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1334e" officeooo:paragraph-rsid="0041334e"/>
    </style:style>
    <style:style style:name="P73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228fd" officeooo:paragraph-rsid="004228fd"/>
    </style:style>
    <style:style style:name="P74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41120" officeooo:paragraph-rsid="00441120"/>
    </style:style>
    <style:style style:name="P75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449ce" officeooo:paragraph-rsid="004449ce"/>
    </style:style>
    <style:style style:name="P76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5ce30" officeooo:paragraph-rsid="0045ce30"/>
    </style:style>
    <style:style style:name="P77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5ef1a" officeooo:paragraph-rsid="0045ef1a"/>
    </style:style>
    <style:style style:name="P78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65d0c" officeooo:paragraph-rsid="00465d0c"/>
    </style:style>
    <style:style style:name="P79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6ee33" officeooo:paragraph-rsid="0046ee33"/>
    </style:style>
    <style:style style:name="P80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8243b" officeooo:paragraph-rsid="0048243b"/>
    </style:style>
    <style:style style:name="P81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9e13d" officeooo:paragraph-rsid="0049e13d"/>
    </style:style>
    <style:style style:name="P82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a2857" officeooo:paragraph-rsid="004a2857"/>
    </style:style>
    <style:style style:name="P83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b81de" officeooo:paragraph-rsid="004b81de"/>
    </style:style>
    <style:style style:name="P84" style:family="paragraph" style:parent-style-name="Standard">
      <style:paragraph-properties style:writing-mode="lr-tb"/>
      <style:text-properties style:text-underline-style="solid" style:text-underline-width="auto" style:text-underline-color="font-color" officeooo:rsid="004d7fc4" officeooo:paragraph-rsid="004d7fc4"/>
    </style:style>
    <style:style style:name="P85" style:family="paragraph" style:parent-style-name="Standard">
      <style:text-properties style:text-underline-style="none" officeooo:rsid="0026e28a" officeooo:paragraph-rsid="0026e28a"/>
    </style:style>
    <style:style style:name="P86" style:family="paragraph" style:parent-style-name="Standard">
      <style:text-properties officeooo:rsid="001e0bc1" officeooo:paragraph-rsid="001e0bc1"/>
    </style:style>
    <style:style style:name="P87" style:family="paragraph" style:parent-style-name="Standard">
      <style:text-properties officeooo:rsid="00504cae" officeooo:paragraph-rsid="00504cae"/>
    </style:style>
    <style:style style:name="P88" style:family="paragraph" style:parent-style-name="Standard">
      <style:paragraph-properties style:writing-mode="lr-tb"/>
      <style:text-properties style:text-underline-style="none" officeooo:rsid="002b0124" officeooo:paragraph-rsid="002b0124"/>
    </style:style>
    <style:style style:name="P89" style:family="paragraph" style:parent-style-name="Standard">
      <style:paragraph-properties style:writing-mode="lr-tb"/>
      <style:text-properties style:text-underline-style="none" officeooo:rsid="002cfb1e" officeooo:paragraph-rsid="002cfb1e"/>
    </style:style>
    <style:style style:name="P90" style:family="paragraph" style:parent-style-name="Standard">
      <style:paragraph-properties style:writing-mode="lr-tb"/>
      <style:text-properties style:text-underline-style="none" officeooo:rsid="002d7cf7" officeooo:paragraph-rsid="002d7cf7"/>
    </style:style>
    <style:style style:name="P91" style:family="paragraph" style:parent-style-name="Standard">
      <style:paragraph-properties style:writing-mode="lr-tb"/>
      <style:text-properties style:text-underline-style="none" officeooo:rsid="0036e0a5" officeooo:paragraph-rsid="0036e0a5"/>
    </style:style>
    <style:style style:name="P92" style:family="paragraph" style:parent-style-name="Standard">
      <style:paragraph-properties style:writing-mode="lr-tb"/>
      <style:text-properties style:text-underline-style="none" officeooo:rsid="003b39ac" officeooo:paragraph-rsid="003b39ac"/>
    </style:style>
    <style:style style:name="P93" style:family="paragraph" style:parent-style-name="Standard">
      <style:paragraph-properties style:writing-mode="lr-tb"/>
      <style:text-properties style:text-underline-style="none" officeooo:rsid="0046ee33" officeooo:paragraph-rsid="0046ee33"/>
    </style:style>
    <style:style style:name="T1" style:family="text">
      <style:text-properties officeooo:rsid="0036e0a5"/>
    </style:style>
    <style:style style:name="T2" style:family="text">
      <style:text-properties officeooo:rsid="0050d1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James Lee</text:p>
      <text:p text:style-name="P1">ID: 6950219</text:p>
      <text:p text:style-name="P1">GitHub link: <text:a xlink:type="simple" xlink:href="https://github.coventry.ac.uk/leej64/210CT-Course-Work" text:style-name="Internet_20_link" text:visited-style-name="Visited_20_Internet_20_Link">https://github.coventry.ac.uk/leej64/210CT-Course-Work</text:a></text:p>
      <text:p text:style-name="P1"/>
      <text:p text:style-name="P87">All of the advanced tasks completed <text:span text:style-name="T2">and none of the basic tasks</text:span></text:p>
      <text:p text:style-name="P2"/>
      <text:p text:style-name="P4">Task 1 Part 1:</text:p>
      <text:p text:style-name="P3"/>
      <text:p text:style-name="P4">main.py</text:p>
      <text:p text:style-name="P3"/>
      <text:p text:style-name="P3">#!/usr/bin/python3</text:p>
      <text:p text:style-name="P3">"""main.py: contains the dirver code the show the working functions from</text:p>
      <text:p text:style-name="P3">'factorials.py'</text:p>
      <text:p text:style-name="P3">"""</text:p>
      <text:p text:style-name="P3"/>
      <text:p text:style-name="P3">from factorials import test_divides</text:p>
      <text:p text:style-name="P3"/>
      <text:p text:style-name="P3"/>
      <text:p text:style-name="P3">def main():</text:p>
      <text:p text:style-name="P3"><text:s text:c="4"/>"""main: Driver code to show that factorial and divides functions work</text:p>
      <text:p text:style-name="P3"><text:s text:c="4"/>"""</text:p>
      <text:p text:style-name="P3"><text:s text:c="4"/>test_values = [(6, 9), (20, 10000), (6, 27), (20, 1000000)]</text:p>
      <text:p text:style-name="P3"><text:s text:c="4"/>for num_a, num_b in test_values:</text:p>
      <text:p text:style-name="P3"><text:s text:c="8"/>print(test_divides(num_a, num_b)[0])</text:p>
      <text:p text:style-name="P3"/>
      <text:p text:style-name="P3"/>
      <text:p text:style-name="P3">main()</text:p>
      <text:p text:style-name="P3"/>
      <text:p text:style-name="P4">factorials.py</text:p>
      <text:p text:style-name="P3"/>
      <text:p text:style-name="P3">#!/usr/bin/python3</text:p>
      <text:p text:style-name="P3">"""factorials.py: contains the functions to calculate the factorial of a number</text:p>
      <text:p text:style-name="P3">and to test dividing equally with a factorial number</text:p>
      <text:p text:style-name="P3">"""</text:p>
      <text:p text:style-name="P3"/>
      <text:p text:style-name="P3"/>
      <text:p text:style-name="P3">def factorial(num):</text:p>
      <text:p text:style-name="P3"><text:s text:c="4"/>"""factorial</text:p>
      <text:p text:style-name="P3"/>
      <text:p text:style-name="P3"><text:s text:c="4"/>:param num: Number which you would like the factorial of</text:p>
      <text:p text:style-name="P3"><text:s text:c="4"/>"""</text:p>
      <text:p text:style-name="P3"><text:s text:c="4"/>assert isinstance(num, int)</text:p>
      <text:p text:style-name="P3"><text:s text:c="4"/>if num == 0:</text:p>
      <text:p text:style-name="P3"><text:s text:c="8"/>return 1</text:p>
      <text:p text:style-name="P3"><text:s text:c="4"/>return num * factorial(num - 1)</text:p>
      <text:p text:style-name="P3"/>
      <text:p text:style-name="P3"/>
      <text:p text:style-name="P3">def test_divides(num_a, num_b):</text:p>
      <text:p text:style-name="P3"><text:s text:c="4"/>"""test_divides</text:p>
      <text:p text:style-name="P3"><text:soft-page-break/></text:p>
      <text:p text:style-name="P3"><text:s text:c="4"/>:param num_a: Number we calculate the factorial of and then is tested if</text:p>
      <text:p text:style-name="P3"><text:s text:c="4"/>divides by 'b' equally</text:p>
      <text:p text:style-name="P3"><text:s text:c="4"/>:param num_b: 'a!' is divided by this number</text:p>
      <text:p text:style-name="P3"><text:s text:c="4"/>"""</text:p>
      <text:p text:style-name="P3"><text:s text:c="4"/>assert isinstance(num_a, int)</text:p>
      <text:p text:style-name="P3"><text:s text:c="4"/>assert isinstance(num_b, int)</text:p>
      <text:p text:style-name="P3"/>
      <text:p text:style-name="P3"><text:s text:c="4"/>if factorial(num_a) % num_b:</text:p>
      <text:p text:style-name="P3"><text:s text:c="8"/>return("{0} does not divide by {1}!".format(num_b, num_a), False)</text:p>
      <text:p text:style-name="P3"><text:s text:c="4"/>return("{0} divides by {1}!".format(num_b, num_a), True)</text:p>
      <text:p text:style-name="P3"/>
      <text:p text:style-name="P4">unit_test.py</text:p>
      <text:p text:style-name="P3"/>
      <text:p text:style-name="P3">#!/usr/bin/python3</text:p>
      <text:p text:style-name="P3">"""unit test.py: The class to run tests on functions from 'factorials.py'</text:p>
      <text:p text:style-name="P3">"""</text:p>
      <text:p text:style-name="P3"/>
      <text:p text:style-name="P3">import unittest</text:p>
      <text:p text:style-name="P3">from factorials import test_divides</text:p>
      <text:p text:style-name="P3"/>
      <text:p text:style-name="P3"/>
      <text:p text:style-name="P3">class UnitTest(unittest.TestCase):</text:p>
      <text:p text:style-name="P3"><text:s text:c="4"/>"""UnitTest"""</text:p>
      <text:p text:style-name="P3"><text:s text:c="4"/>def test_correct(self):</text:p>
      <text:p text:style-name="P3"><text:s text:c="8"/>"""test_correct: Test known correct values taken from the labsheet</text:p>
      <text:p text:style-name="P3"><text:s text:c="8"/>"""</text:p>
      <text:p text:style-name="P3"><text:s text:c="8"/>known_correct_values = [(6, 9), (20, 10000)]</text:p>
      <text:p text:style-name="P3"><text:s text:c="8"/>for num_a, num_b in known_correct_values:</text:p>
      <text:p text:style-name="P3"><text:s text:c="12"/>self.assertTrue(test_divides(num_a, num_b)[1])</text:p>
      <text:p text:style-name="P3"/>
      <text:p text:style-name="P3"><text:s text:c="4"/>def test_false(self):</text:p>
      <text:p text:style-name="P3"><text:s text:c="8"/>"""test_false: Test known wrong values taken from the labsheet</text:p>
      <text:p text:style-name="P3"><text:s text:c="8"/>"""</text:p>
      <text:p text:style-name="P3"><text:s text:c="8"/>known_wrong_values = [(6, 27), (20, 1000000)]</text:p>
      <text:p text:style-name="P3"><text:s text:c="8"/>for num_a, num_b in known_wrong_values:</text:p>
      <text:p text:style-name="P3"><text:s text:c="12"/>self.assertFalse(test_divides(num_a, num_b)[1])</text:p>
      <text:p text:style-name="P3"/>
      <text:p text:style-name="P3"/>
      <text:p text:style-name="P3">if __name__ == '__main__':</text:p>
      <text:p text:style-name="P3"><text:s text:c="4"/>unittest.main()</text:p>
      <text:p text:style-name="P3"/>
      <text:p text:style-name="P4">pseudo_code.txt</text:p>
      <text:p text:style-name="P3"/>
      <text:p text:style-name="P3">FACTORIAL(n)</text:p>
      <text:p text:style-name="P3"><text:s text:c="4"/>IF n = 0</text:p>
      <text:p text:style-name="P3"><text:s text:c="8"/>RETURN 1</text:p>
      <text:p text:style-name="P3"><text:s text:c="4"/>ELSE</text:p>
      <text:p text:style-name="P3"><text:s text:c="8"/>RETURN n * FACTORIAL(n - 1)</text:p>
      <text:p text:style-name="P3"><text:soft-page-break/></text:p>
      <text:p text:style-name="P3">TEST-IF-DEVIDES(a, b)</text:p>
      <text:p text:style-name="P3"><text:s text:c="4"/>IF a! MOD b = 0</text:p>
      <text:p text:style-name="P3"><text:s text:c="8"/>RETURN true</text:p>
      <text:p text:style-name="P3"><text:s text:c="4"/>ELSE</text:p>
      <text:p text:style-name="P3"><text:s text:c="8"/>RETURN false</text:p>
      <text:p text:style-name="P3"/>
      <text:p text:style-name="P4">Task 1 Part 2</text:p>
      <text:p text:style-name="P4"/>
      <text:p text:style-name="P5">lorry.py</text:p>
      <text:p text:style-name="P5"/>
      <text:p text:style-name="P8">#!/usr/bin/python3</text:p>
      <text:p text:style-name="P8">"""lorry.py: Contains the class for the lorry object which is used</text:p>
      <text:p text:style-name="P8">to calculate the most expensive load</text:p>
      <text:p text:style-name="P8">"""</text:p>
      <text:p text:style-name="P8"/>
      <text:p text:style-name="P8"/>
      <text:p text:style-name="P8">class Lorry:</text:p>
      <text:p text:style-name="P8"><text:s text:c="4"/>"""Lorry: Lorry class representing a lorry which is used to calculate the</text:p>
      <text:p text:style-name="P8"><text:s text:c="4"/>most expensive load</text:p>
      <text:p text:style-name="P8"><text:s text:c="4"/>"""</text:p>
      <text:p text:style-name="P8"><text:s text:c="4"/>def __init__(self, maxLoad):</text:p>
      <text:p text:style-name="P8"><text:s text:c="8"/>"""__init__</text:p>
      <text:p text:style-name="P8"/>
      <text:p text:style-name="P8"><text:s text:c="8"/>:param maxLoad: Maximum load capacity of the lorry (r</text:p>
      <text:p text:style-name="P8"><text:s text:c="8"/>"""</text:p>
      <text:p text:style-name="P8"><text:s text:c="8"/>assert isinstance(maxLoad, int)</text:p>
      <text:p text:style-name="P8"><text:s text:c="8"/>self.max_load = maxLoad</text:p>
      <text:p text:style-name="P8"><text:s text:c="8"/>self.load_composition = 0</text:p>
      <text:p text:style-name="P8"><text:s text:c="8"/>self.cargo = {}</text:p>
      <text:p text:style-name="P8"/>
      <text:p text:style-name="P8"><text:s text:c="4"/>def pickup_delivery(self, materials):</text:p>
      <text:p text:style-name="P8"><text:s text:c="8"/>"""pickup_delivery: fills the lorrys cargo with the most profitable load</text:p>
      <text:p text:style-name="P8"/>
      <text:p text:style-name="P8"><text:s text:c="8"/>:param materials: List of availble materials</text:p>
      <text:p text:style-name="P8"><text:s text:c="8"/>"""</text:p>
      <text:p text:style-name="P8"><text:s text:c="8"/>assert isinstance(materials, list)</text:p>
      <text:p text:style-name="P8"><text:s text:c="8"/>while self._current_weight() &lt; self.max_load:</text:p>
      <text:p text:style-name="P8"><text:s text:c="12"/>material = self.most_expensive_material(materials)</text:p>
      <text:p text:style-name="P8"><text:s text:c="12"/>if material.name not in self.cargo:</text:p>
      <text:p text:style-name="P8"><text:s text:c="16"/>self.cargo[material.name] = 0</text:p>
      <text:p text:style-name="P8"><text:s text:c="12"/>self.cargo[material.name] += 1</text:p>
      <text:p text:style-name="P8"><text:s text:c="12"/>self.load_composition += material.price_per_kilo</text:p>
      <text:p text:style-name="P8"><text:s text:c="12"/>material.decriment()</text:p>
      <text:p text:style-name="P8"/>
      <text:p text:style-name="P8"><text:s text:c="4"/>def _current_weight(self):</text:p>
      <text:p text:style-name="P8"><text:s text:c="8"/>return sum(self.cargo.values())</text:p>
      <text:p text:style-name="P8"/>
      <text:p text:style-name="P8"><text:s text:c="4"/>def __str__(self):</text:p>
      <text:p text:style-name="P8"><text:soft-page-break/><text:s text:c="8"/>info = 'Load composition value = {0}\n'.format(self.load_composition)</text:p>
      <text:p text:style-name="P8"><text:s text:c="8"/>for key in self.cargo:</text:p>
      <text:p text:style-name="P8"><text:s text:c="12"/>info = info + '{0}kg of {1} and '.format(self.cargo[key], key)</text:p>
      <text:p text:style-name="P8"><text:s text:c="8"/>info = info[:-4]</text:p>
      <text:p text:style-name="P8"><text:s text:c="8"/>return info</text:p>
      <text:p text:style-name="P8"/>
      <text:p text:style-name="P8"><text:s text:c="4"/>@classmethod</text:p>
      <text:p text:style-name="P8"><text:s text:c="4"/>def most_expensive_material(cls, materials):</text:p>
      <text:p text:style-name="P8"><text:s text:c="8"/>"""most_expensive_material</text:p>
      <text:p text:style-name="P8"/>
      <text:p text:style-name="P8"><text:s text:c="8"/>:param materials: List of availble materials</text:p>
      <text:p text:style-name="P8"><text:s text:c="8"/>:return material: The most expensive material in the list</text:p>
      <text:p text:style-name="P8"><text:s text:c="8"/>"""</text:p>
      <text:p text:style-name="P8"><text:s text:c="8"/>assert isinstance(materials, list)</text:p>
      <text:p text:style-name="P8"><text:s text:c="8"/>cost = 0</text:p>
      <text:p text:style-name="P8"><text:s text:c="8"/>for material in materials:</text:p>
      <text:p text:style-name="P8"><text:s text:c="12"/>if material &gt; cost and material.quantity &gt; 0:</text:p>
      <text:p text:style-name="P8"><text:s text:c="16"/>cost = material.price_per_kilo</text:p>
      <text:p text:style-name="P8"><text:s text:c="16"/>most_expensive = material</text:p>
      <text:p text:style-name="P8"><text:s text:c="8"/>return most_expensive</text:p>
      <text:p text:style-name="P3"/>
      <text:p text:style-name="P6">main.py</text:p>
      <text:p text:style-name="P9"/>
      <text:p text:style-name="P9">#!/usr/bin/python3</text:p>
      <text:p text:style-name="P9">"""main.py: Contains the driver code the show the working functions from</text:p>
      <text:p text:style-name="P9">'lorry.py' and 'material.py'</text:p>
      <text:p text:style-name="P9">"""</text:p>
      <text:p text:style-name="P9"/>
      <text:p text:style-name="P9">from lorry import Lorry</text:p>
      <text:p text:style-name="P9">from material import Material</text:p>
      <text:p text:style-name="P9"/>
      <text:p text:style-name="P9"/>
      <text:p text:style-name="P9">def main():</text:p>
      <text:p text:style-name="P9"><text:s text:c="4"/>"""main: Driver code to show working implimentation of labsheet question</text:p>
      <text:p text:style-name="P9"><text:s text:c="4"/>"""</text:p>
      <text:p text:style-name="P9"><text:s text:c="4"/>gold = Material('Gold', 4, 100)</text:p>
      <text:p text:style-name="P9"><text:s text:c="4"/>copper = Material('Copper', 7, 65)</text:p>
      <text:p text:style-name="P9"><text:s text:c="4"/>plastic = Material('Plastic', 15, 50)</text:p>
      <text:p text:style-name="P9"/>
      <text:p text:style-name="P9"><text:s text:c="4"/>materials = [gold, plastic, copper]</text:p>
      <text:p text:style-name="P9"><text:s text:c="4"/>lorry1 = Lorry(10)</text:p>
      <text:p text:style-name="P9"><text:s text:c="4"/>lorry1.pickup_delivery(materials)</text:p>
      <text:p text:style-name="P9"><text:s text:c="4"/>print(lorry1)</text:p>
      <text:p text:style-name="P9"/>
      <text:p text:style-name="P9"/>
      <text:p text:style-name="P9">main()</text:p>
      <text:p text:style-name="P9"/>
      <text:p text:style-name="P7">material.py</text:p>
      <text:p text:style-name="P7"/>
      <text:p text:style-name="P10"><text:soft-page-break/>#!/usr/bin/python3</text:p>
      <text:p text:style-name="P10">"""material.py: Class representing a material and is used in conjunction with</text:p>
      <text:p text:style-name="P10">'lorry' to figure out the best load composition</text:p>
      <text:p text:style-name="P10">"""</text:p>
      <text:p text:style-name="P10"/>
      <text:p text:style-name="P10"/>
      <text:p text:style-name="P10">class Material:</text:p>
      <text:p text:style-name="P10"><text:s text:c="4"/>"""material: Material class representing a possible material which can be</text:p>
      <text:p text:style-name="P10"><text:s text:c="4"/>loaded into a lorry """</text:p>
      <text:p text:style-name="P10"><text:s text:c="4"/>def __init__(self, name, quantity, price_per_kilo):</text:p>
      <text:p text:style-name="P10"><text:s text:c="8"/>assert isinstance(name, str)</text:p>
      <text:p text:style-name="P10"><text:s text:c="8"/>assert isinstance(quantity, int)</text:p>
      <text:p text:style-name="P10"><text:s text:c="8"/>assert isinstance(price_per_kilo, int)</text:p>
      <text:p text:style-name="P10"/>
      <text:p text:style-name="P10"><text:s text:c="8"/>self.name = name</text:p>
      <text:p text:style-name="P10"><text:s text:c="8"/>self.price_per_kilo = price_per_kilo</text:p>
      <text:p text:style-name="P10"><text:s text:c="8"/>self.quantity = quantity</text:p>
      <text:p text:style-name="P10"/>
      <text:p text:style-name="P10"><text:s text:c="4"/>def decriment(self):</text:p>
      <text:p text:style-name="P10"><text:s text:c="8"/>self.quantity -= 1</text:p>
      <text:p text:style-name="P10"/>
      <text:p text:style-name="P10"><text:s text:c="4"/>def __gt__(self, other):</text:p>
      <text:p text:style-name="P10"><text:s text:c="8"/>if isinstance(other, int):</text:p>
      <text:p text:style-name="P10"><text:s text:c="12"/>return self.price_per_kilo &gt; other</text:p>
      <text:p text:style-name="P10"><text:s text:c="8"/>elif isinstance(other, Material):</text:p>
      <text:p text:style-name="P10"><text:s text:c="12"/>return self.price_per_kilo &gt; other.price_per_kilo</text:p>
      <text:p text:style-name="P10"><text:s text:c="8"/>return False</text:p>
      <text:p text:style-name="P10"/>
      <text:p text:style-name="P10"><text:s text:c="4"/>def __str__(self):</text:p>
      <text:p text:style-name="P10"><text:s text:c="8"/>return 'Name: {0}\nPPK: {1}\nQuantity: {2}\n'.format(self.name, self.price_per_kilo,</text:p>
      <text:p text:style-name="P10"><text:s text:c="61"/>self.quantity)</text:p>
      <text:p text:style-name="P10"/>
      <text:p text:style-name="P48">unit_test.py</text:p>
      <text:p text:style-name="P11"/>
      <text:p text:style-name="P11">#!/usr/bin/python3</text:p>
      <text:p text:style-name="P11">"""unit_test.py: Unit testing for the Lorry class</text:p>
      <text:p text:style-name="P11">"""</text:p>
      <text:p text:style-name="P11"/>
      <text:p text:style-name="P11">import unittest</text:p>
      <text:p text:style-name="P11">from material import Material</text:p>
      <text:p text:style-name="P11">from lorry import Lorry</text:p>
      <text:p text:style-name="P11"/>
      <text:p text:style-name="P11"/>
      <text:p text:style-name="P11">class UnitTest(unittest.TestCase):</text:p>
      <text:p text:style-name="P11"><text:s text:c="4"/>"""UnitTest"""</text:p>
      <text:p text:style-name="P11"><text:s text:c="4"/>def test_labsheet(self):</text:p>
      <text:p text:style-name="P11"><text:s text:c="8"/>"""test_labsheet: Test labsheet values</text:p>
      <text:p text:style-name="P11"><text:s text:c="8"/>"""</text:p>
      <text:p text:style-name="P11"><text:s text:c="8"/>known_correct_values = {"Gold": 4, "Copper": 6}</text:p>
      <text:p text:style-name="P11"><text:soft-page-break/></text:p>
      <text:p text:style-name="P11"><text:s text:c="8"/>gold = Material('Gold', 4, 100)</text:p>
      <text:p text:style-name="P11"><text:s text:c="8"/>copper = Material('Copper', 7, 65)</text:p>
      <text:p text:style-name="P11"><text:s text:c="8"/>plastic = Material('Plastic', 15, 50)</text:p>
      <text:p text:style-name="P11"/>
      <text:p text:style-name="P11"><text:s text:c="8"/>materials = [gold, plastic, copper]</text:p>
      <text:p text:style-name="P11"><text:s text:c="8"/>lorry1 = Lorry(10)</text:p>
      <text:p text:style-name="P11"><text:s text:c="8"/>lorry1.pickup_delivery(materials)</text:p>
      <text:p text:style-name="P11"/>
      <text:p text:style-name="P11"><text:s text:c="8"/>self.assertEqual(lorry1.cargo, known_correct_values)</text:p>
      <text:p text:style-name="P11"><text:s text:c="8"/>self.assertEqual(lorry1.load_composition, 790)</text:p>
      <text:p text:style-name="P11"/>
      <text:p text:style-name="P11"><text:s text:c="4"/>def test_extra(self):</text:p>
      <text:p text:style-name="P11"><text:s text:c="8"/>"""test_extra: Test extra values to make sure the code should work with any material</text:p>
      <text:p text:style-name="P11"><text:s text:c="8"/>objects</text:p>
      <text:p text:style-name="P11"><text:s text:c="8"/>"""</text:p>
      <text:p text:style-name="P11"><text:s text:c="8"/>known_correct_values = {"Ruby": 2, "Copper": 7, "Diamond": 1, "Plastic": 1, "Gold": 4}</text:p>
      <text:p text:style-name="P11"/>
      <text:p text:style-name="P11"><text:s text:c="8"/>gold = Material('Gold', 4, 100)</text:p>
      <text:p text:style-name="P11"><text:s text:c="8"/>copper = Material('Copper', 7, 65)</text:p>
      <text:p text:style-name="P11"><text:s text:c="8"/>plastic = Material('Plastic', 15, 50)</text:p>
      <text:p text:style-name="P11"><text:s text:c="8"/>diamond = Material('Diamond', 1, 1000)</text:p>
      <text:p text:style-name="P11"><text:s text:c="8"/>ruby = Material('Ruby', 2, 500)</text:p>
      <text:p text:style-name="P11"/>
      <text:p text:style-name="P11"><text:s text:c="8"/>materials = [gold, plastic, copper, diamond, ruby]</text:p>
      <text:p text:style-name="P11"/>
      <text:p text:style-name="P11"><text:s text:c="8"/>lorry1 = Lorry(15)</text:p>
      <text:p text:style-name="P11"><text:s text:c="8"/>lorry1.pickup_delivery(materials)</text:p>
      <text:p text:style-name="P11"/>
      <text:p text:style-name="P11"><text:s text:c="8"/>self.assertEqual(lorry1.cargo, known_correct_values)</text:p>
      <text:p text:style-name="P11"><text:s text:c="8"/>self.assertEqual(lorry1.load_composition, 2905)</text:p>
      <text:p text:style-name="P11"/>
      <text:p text:style-name="P11"/>
      <text:p text:style-name="P11">if __name__ == '__main__':</text:p>
      <text:p text:style-name="P11"><text:s text:c="4"/>unittest.main()</text:p>
      <text:p text:style-name="P11"/>
      <text:p text:style-name="P49">Task <text:s/>2</text:p>
      <text:p text:style-name="P49"/>
      <text:p text:style-name="P49">main.py</text:p>
      <text:p text:style-name="P49"/>
      <text:p text:style-name="P12">#!/usr/bin/python3</text:p>
      <text:p text:style-name="P12">"""main.py: Holds the boilerplate code to show that this code solves</text:p>
      <text:p text:style-name="P12">the 8 queens problem</text:p>
      <text:p text:style-name="P12">"""</text:p>
      <text:p text:style-name="P12"/>
      <text:p text:style-name="P12">from queen import Queen</text:p>
      <text:p text:style-name="P12"/>
      <text:p text:style-name="P12"/>
      <text:p text:style-name="P12">def main():</text:p>
      <text:p text:style-name="P12"><text:soft-page-break/><text:s text:c="4"/>"""main: Code to show the 8 queens problem being solved</text:p>
      <text:p text:style-name="P12"><text:s text:c="4"/>"""</text:p>
      <text:p text:style-name="P12"><text:s text:c="4"/>for i in range(8):</text:p>
      <text:p text:style-name="P12"><text:s text:c="8"/>solver = Queen(8)</text:p>
      <text:p text:style-name="P12"><text:s text:c="8"/>print("Solution {0} - {1}".format(i + 1, solver.place_queen(i)))</text:p>
      <text:p text:style-name="P12"/>
      <text:p text:style-name="P12"/>
      <text:p text:style-name="P12">main()</text:p>
      <text:p text:style-name="P12"/>
      <text:p text:style-name="P49">pseudo_code.txt</text:p>
      <text:p text:style-name="P12"/>
      <text:p text:style-name="P12">solve(pos=0)</text:p>
      <text:p text:style-name="P12"><text:s text:c="2"/>boardState = []</text:p>
      <text:p text:style-name="P12"><text:s text:c="2"/>IF LEN(boardState)</text:p>
      <text:p text:style-name="P12"><text:s text:c="6"/>FOR i = pos; pos &lt; 8</text:p>
      <text:p text:style-name="P12"><text:s text:c="10"/>IF safe_placement(LEN(boardState))</text:p>
      <text:p text:style-name="P12"><text:s text:c="14"/>boardState APPEND i</text:p>
      <text:p text:style-name="P12"><text:s text:c="14"/>RETURN solve()</text:p>
      <text:p text:style-name="P12"><text:s text:c="6"/>lastQueenRow = boardState.pop()</text:p>
      <text:p text:style-name="P12"><text:s text:c="6"/>return solve(lastQueenRow + 1)</text:p>
      <text:p text:style-name="P12"/>
      <text:p text:style-name="P50">queen.py</text:p>
      <text:p text:style-name="P50"/>
      <text:p text:style-name="P13">#!/usr/bin/python3</text:p>
      <text:p text:style-name="P13">"""queen.py: Holds the Queen class which is a solver for the 8 queens problem</text:p>
      <text:p text:style-name="P13">"""</text:p>
      <text:p text:style-name="P13"/>
      <text:p text:style-name="P13"/>
      <text:p text:style-name="P13">class Queen():</text:p>
      <text:p text:style-name="P13"><text:s text:c="4"/>"""Queen: Solver for the eight queen problem</text:p>
      <text:p text:style-name="P13"><text:s text:c="4"/>"""</text:p>
      <text:p text:style-name="P13"><text:s text:c="4"/>def __init__(self, bs):</text:p>
      <text:p text:style-name="P13"><text:s text:c="8"/>"""__init__</text:p>
      <text:p text:style-name="P13"/>
      <text:p text:style-name="P13"><text:s text:c="8"/>:param bs: int representing the size of the board</text:p>
      <text:p text:style-name="P13"/>
      <text:p text:style-name="P13"><text:s text:c="8"/>board State [1, 3, 0, 2] = [ - Q - - ]</text:p>
      <text:p text:style-name="P13"><text:s text:c="35"/>[ - - - Q ]</text:p>
      <text:p text:style-name="P13"><text:s text:c="35"/>[ Q - - - ]</text:p>
      <text:p text:style-name="P13"><text:s text:c="35"/>[ - - Q - ]</text:p>
      <text:p text:style-name="P13"><text:s text:c="8"/>"""</text:p>
      <text:p text:style-name="P13"><text:s text:c="8"/>assert isinstance(bs, int) and bs &lt;= 8</text:p>
      <text:p text:style-name="P13"><text:s text:c="8"/>self.board_size = bs</text:p>
      <text:p text:style-name="P13"><text:s text:c="8"/>self.board_state = []</text:p>
      <text:p text:style-name="P13"/>
      <text:p text:style-name="P13"><text:s text:c="4"/>def is_safe(self, pos_x, pos_y):</text:p>
      <text:p text:style-name="P13"><text:s text:c="8"/>"""is_safe: Checks if its safe to place a queen at position 'x, y'</text:p>
      <text:p text:style-name="P13"/>
      <text:p text:style-name="P13"><text:s text:c="8"/>:complexity: O(n) where is is the size of the board</text:p>
      <text:p text:style-name="P13"><text:soft-page-break/><text:s text:c="8"/>:param pos_x: int representing column</text:p>
      <text:p text:style-name="P13"><text:s text:c="8"/>:param pos_y: int representing row</text:p>
      <text:p text:style-name="P13"><text:s text:c="8"/>"""</text:p>
      <text:p text:style-name="P13"><text:s text:c="8"/>assert isinstance(pos_x, int)</text:p>
      <text:p text:style-name="P13"><text:s text:c="8"/>assert isinstance(pos_y, int)</text:p>
      <text:p text:style-name="P13"><text:s text:c="8"/>for col in range(len(self.board_state)):</text:p>
      <text:p text:style-name="P13"><text:s text:c="12"/>row = self.board_state[col]</text:p>
      <text:p text:style-name="P13"><text:s text:c="12"/>if pos_x == col or pos_y == row:</text:p>
      <text:p text:style-name="P13"><text:s text:c="16"/>return False</text:p>
      <text:p text:style-name="P13"><text:s text:c="12"/>if pos_x + pos_y == col + row or pos_x - pos_y == col - row:</text:p>
      <text:p text:style-name="P13"><text:s text:c="16"/>return False</text:p>
      <text:p text:style-name="P13"><text:s text:c="8"/>return True</text:p>
      <text:p text:style-name="P13"/>
      <text:p text:style-name="P13"><text:s text:c="4"/>def place_queen(self, pos=0):</text:p>
      <text:p text:style-name="P13"><text:s text:c="8"/>"""place_queen: Recursively place a queen until you can longer place a queen backtrack</text:p>
      <text:p text:style-name="P13"><text:s text:c="8"/>until you can place another queen</text:p>
      <text:p text:style-name="P13"/>
      <text:p text:style-name="P13"><text:s text:c="8"/>:complexity: O(N!)</text:p>
      <text:p text:style-name="P13"><text:s text:c="8"/>:param pos: Int representing position on the board</text:p>
      <text:p text:style-name="P13"><text:s text:c="8"/>"""</text:p>
      <text:p text:style-name="P13"><text:s text:c="8"/>assert isinstance(pos, int) and pos &lt;= self.board_size</text:p>
      <text:p text:style-name="P13"><text:s text:c="8"/>if len(self.board_state) == self.board_size:</text:p>
      <text:p text:style-name="P13"><text:s text:c="12"/>return self.board_state</text:p>
      <text:p text:style-name="P13"><text:s text:c="8"/>for col in range(pos, self.board_size):</text:p>
      <text:p text:style-name="P13"><text:s text:c="12"/>if self.is_safe(len(self.board_state), col):</text:p>
      <text:p text:style-name="P13"><text:s text:c="16"/>self.board_state.append(col)</text:p>
      <text:p text:style-name="P13"><text:s text:c="16"/>return self.place_queen()</text:p>
      <text:p text:style-name="P13"><text:s text:c="8"/>last_queen_row = self.board_state.pop()</text:p>
      <text:p text:style-name="P13"><text:s text:c="8"/>return self.place_queen(last_queen_row + 1)</text:p>
      <text:p text:style-name="P13"/>
      <text:p text:style-name="P51">unit_test.py</text:p>
      <text:p text:style-name="P14"/>
      <text:p text:style-name="P14">#!/usr/bin/python3</text:p>
      <text:p text:style-name="P14">"""unit_test.py: Unit testing for the Queen class</text:p>
      <text:p text:style-name="P14">"""</text:p>
      <text:p text:style-name="P14"/>
      <text:p text:style-name="P14">import unittest</text:p>
      <text:p text:style-name="P14">from queen import Queen</text:p>
      <text:p text:style-name="P14"/>
      <text:p text:style-name="P14"/>
      <text:p text:style-name="P14">class UnitTest(unittest.TestCase):</text:p>
      <text:p text:style-name="P14"><text:s text:c="4"/>"""UnitTest: Unit testing for the 8 queens problem solver</text:p>
      <text:p text:style-name="P14"><text:s text:c="4"/>"""</text:p>
      <text:p text:style-name="P14"><text:s text:c="4"/>def test_correct(self):</text:p>
      <text:p text:style-name="P14"><text:s text:c="8"/>"""test_correct: Test generated values from solver and make sure that they</text:p>
      <text:p text:style-name="P14"><text:s text:c="8"/>are in the 'known_correct_values' list"""</text:p>
      <text:p text:style-name="P14"><text:s text:c="8"/>known_correct_values = [[0, 4, 7, 5, 2, 6, 1, 3],</text:p>
      <text:p text:style-name="P14"><text:s text:c="32"/>[1, 3, 5, 7, 2, 0, 6, 4],</text:p>
      <text:p text:style-name="P14"><text:s text:c="32"/>[2, 0, 6, 4, 7, 1, 3, 5],</text:p>
      <text:p text:style-name="P14"><text:soft-page-break/><text:s text:c="32"/>[3, 0, 4, 7, 1, 6, 2, 5],</text:p>
      <text:p text:style-name="P14"><text:s text:c="32"/>[4, 0, 3, 5, 7, 1, 6, 2],</text:p>
      <text:p text:style-name="P14"><text:s text:c="32"/>[5, 0, 4, 1, 7, 2, 6, 3],</text:p>
      <text:p text:style-name="P14"><text:s text:c="32"/>[6, 0, 2, 7, 5, 3, 1, 4],</text:p>
      <text:p text:style-name="P14"><text:s text:c="32"/>[7, 1, 3, 0, 6, 4, 2, 5]]</text:p>
      <text:p text:style-name="P14"/>
      <text:p text:style-name="P14"><text:s text:c="8"/>for i in range(8):</text:p>
      <text:p text:style-name="P14"><text:s text:c="12"/>solver = Queen(8)</text:p>
      <text:p text:style-name="P14"><text:s text:c="12"/>self.assertTrue(solver.place_queen(i) in known_correct_values)</text:p>
      <text:p text:style-name="P14"/>
      <text:p text:style-name="P14"><text:s text:c="4"/>def test_is_safe(self):</text:p>
      <text:p text:style-name="P14"><text:s text:c="8"/>"""test_is_safe: Test to make sure that is_safe function works</text:p>
      <text:p text:style-name="P14"><text:s text:c="8"/>"""</text:p>
      <text:p text:style-name="P14"><text:s text:c="8"/>solver = Queen(8)</text:p>
      <text:p text:style-name="P14"><text:s text:c="8"/>solver.board_state = [0]</text:p>
      <text:p text:style-name="P14"><text:s text:c="8"/>self.assertFalse(solver.is_safe(0, 1))</text:p>
      <text:p text:style-name="P14"><text:s text:c="8"/>self.assertFalse(solver.is_safe(1, 0))</text:p>
      <text:p text:style-name="P14"><text:s text:c="8"/>self.assertFalse(solver.is_safe(1, 1))</text:p>
      <text:p text:style-name="P14"><text:s text:c="8"/>self.assertTrue(solver.is_safe(2, 1))</text:p>
      <text:p text:style-name="P14"><text:s text:c="8"/>self.assertTrue(solver.is_safe(1, 2))</text:p>
      <text:p text:style-name="P14"/>
      <text:p text:style-name="P14"/>
      <text:p text:style-name="P14">if __name__ == '__main__':</text:p>
      <text:p text:style-name="P14"><text:s text:c="4"/>unittest.main()</text:p>
      <text:p text:style-name="P14"/>
      <text:p text:style-name="P52">Task 3</text:p>
      <text:p text:style-name="P15"/>
      <text:p text:style-name="P52">cube.py</text:p>
      <text:p text:style-name="P15"/>
      <text:p text:style-name="P15">#!/usr/bin/python3</text:p>
      <text:p text:style-name="P15">"""cube.py: Class file which contains the Cube class this class is used in conjunction with</text:p>
      <text:p text:style-name="P15">stacking.py to stack cubes according to a set of rules</text:p>
      <text:p text:style-name="P15">"""</text:p>
      <text:p text:style-name="P15"/>
      <text:p text:style-name="P15"/>
      <text:p text:style-name="P15">class Cube:</text:p>
      <text:p text:style-name="P15"><text:s text:c="4"/>"""cube: represents a cube but could easy be replaced by a dictionary, which would also be</text:p>
      <text:p text:style-name="P15"><text:s text:c="4"/>much faster"""</text:p>
      <text:p text:style-name="P15"><text:s text:c="4"/>def __init__(self, color, edge_length):</text:p>
      <text:p text:style-name="P15"><text:s text:c="8"/>assert isinstance(color, str)</text:p>
      <text:p text:style-name="P15"><text:s text:c="8"/>assert isinstance(edge_length, int)</text:p>
      <text:p text:style-name="P15"><text:s text:c="8"/>self.color = color</text:p>
      <text:p text:style-name="P15"><text:s text:c="8"/>self.edge_length = edge_length</text:p>
      <text:p text:style-name="P15"/>
      <text:p text:style-name="P53">main.py</text:p>
      <text:p text:style-name="P16"/>
      <text:p text:style-name="P16">#!/usr/bin/python3</text:p>
      <text:p text:style-name="P16">"""main.py: File contains boilerplate code to test stacking.py</text:p>
      <text:p text:style-name="P16">"""</text:p>
      <text:p text:style-name="P16"><text:soft-page-break/></text:p>
      <text:p text:style-name="P16">from cube import Cube</text:p>
      <text:p text:style-name="P16">from stacking import stack_cubes</text:p>
      <text:p text:style-name="P16"/>
      <text:p text:style-name="P16"/>
      <text:p text:style-name="P16">def main():</text:p>
      <text:p text:style-name="P16"><text:s text:c="4"/>"""main: Driver function to make sure code is running correctly """</text:p>
      <text:p text:style-name="P16"><text:s text:c="4"/>cube1 = Cube('red', 5)</text:p>
      <text:p text:style-name="P16"><text:s text:c="4"/>cube2 = Cube('red', 6)</text:p>
      <text:p text:style-name="P16"><text:s text:c="4"/>cube3 = Cube('blue', 5)</text:p>
      <text:p text:style-name="P16"><text:s text:c="4"/>cube_list = [cube1, cube2, cube3]</text:p>
      <text:p text:style-name="P16"><text:s text:c="4"/>print(stack_cubes(cube_list))</text:p>
      <text:p text:style-name="P16"/>
      <text:p text:style-name="P16"/>
      <text:p text:style-name="P16">main()</text:p>
      <text:p text:style-name="P16"/>
      <text:p text:style-name="P53">stacking.py</text:p>
      <text:p text:style-name="P16"/>
      <text:p text:style-name="P16">#!/usr/bin/python3</text:p>
      <text:p text:style-name="P16">"""stacking.py: Contains the functions to stack cubes according to rules</text:p>
      <text:p text:style-name="P16">"""</text:p>
      <text:p text:style-name="P16"/>
      <text:p text:style-name="P16"/>
      <text:p text:style-name="P16">def calc_height(stacked_list):</text:p>
      <text:p text:style-name="P16"><text:s text:c="4"/>"""calc_height</text:p>
      <text:p text:style-name="P16"/>
      <text:p text:style-name="P16"><text:s text:c="4"/>:param stacked_list: List of cubes</text:p>
      <text:p text:style-name="P16"><text:s text:c="4"/>:returns height: height of stacked cubes</text:p>
      <text:p text:style-name="P16"><text:s text:c="4"/>"""</text:p>
      <text:p text:style-name="P16"><text:s text:c="4"/>assert isinstance(stacked_list, list)</text:p>
      <text:p text:style-name="P16"><text:s text:c="4"/>return 'The maximum tower height is {0}'.format(sum([i.edge_length for i in stacked_list]))</text:p>
      <text:p text:style-name="P16"/>
      <text:p text:style-name="P16"/>
      <text:p text:style-name="P16">def widest_cube(cube_list, stacked_list):</text:p>
      <text:p text:style-name="P16"><text:s text:c="4"/>"""widest_cube</text:p>
      <text:p text:style-name="P16"/>
      <text:p text:style-name="P16"><text:s text:c="4"/>:param cube_list: List of cube objects</text:p>
      <text:p text:style-name="P16"><text:s text:c="4"/>:param stacked_list: List of current stacked cube objects</text:p>
      <text:p text:style-name="P16"><text:s text:c="4"/>"""</text:p>
      <text:p text:style-name="P16"><text:s text:c="4"/>assert isinstance(cube_list, list)</text:p>
      <text:p text:style-name="P16"><text:s text:c="4"/>assert isinstance(stacked_list, list)</text:p>
      <text:p text:style-name="P16"><text:s text:c="4"/>current_widest_cube = None</text:p>
      <text:p text:style-name="P16"><text:s text:c="4"/>widest_edge = 0</text:p>
      <text:p text:style-name="P16"><text:s text:c="4"/>color = None</text:p>
      <text:p text:style-name="P16"><text:s text:c="4"/>if stacked_list:</text:p>
      <text:p text:style-name="P16"><text:s text:c="8"/>color = stacked_list[-1].color</text:p>
      <text:p text:style-name="P16"><text:s text:c="4"/>for cube in cube_list:</text:p>
      <text:p text:style-name="P16"><text:s text:c="8"/>if cube.edge_length &gt; widest_edge and cube.color != color and cube not in stacked_list:</text:p>
      <text:p text:style-name="P16"><text:s text:c="12"/>widest_edge = cube.edge_length</text:p>
      <text:p text:style-name="P16"><text:soft-page-break/><text:s text:c="12"/>current_widest_cube = cube</text:p>
      <text:p text:style-name="P16"><text:s text:c="4"/>return current_widest_cube</text:p>
      <text:p text:style-name="P16"/>
      <text:p text:style-name="P16"/>
      <text:p text:style-name="P16">def stack_cubes(cube_list):</text:p>
      <text:p text:style-name="P16"><text:s text:c="4"/>"""stack_cubes</text:p>
      <text:p text:style-name="P16"/>
      <text:p text:style-name="P16"><text:s text:c="4"/>:param cube_list: List of availble cube objects</text:p>
      <text:p text:style-name="P16"><text:s text:c="4"/>"""</text:p>
      <text:p text:style-name="P16"><text:s text:c="4"/>assert isinstance(cube_list, list)</text:p>
      <text:p text:style-name="P16"><text:s text:c="4"/>stacked_list = []</text:p>
      <text:p text:style-name="P16"><text:s text:c="4"/>stacked_list.append(widest_cube(cube_list, stacked_list))</text:p>
      <text:p text:style-name="P16"><text:s text:c="4"/>while len(stacked_list) != len(cube_list):</text:p>
      <text:p text:style-name="P16"><text:s text:c="8"/>stacked_list.append(widest_cube(cube_list, stacked_list))</text:p>
      <text:p text:style-name="P16"><text:s text:c="8"/>if None in stacked_list:</text:p>
      <text:p text:style-name="P16"><text:s text:c="12"/>raise ValueError('You cannot stack these cubes according to the rules')</text:p>
      <text:p text:style-name="P16"><text:s text:c="4"/>return calc_height(stacked_list)</text:p>
      <text:p text:style-name="P16"/>
      <text:p text:style-name="P54">unit_test.py</text:p>
      <text:p text:style-name="P17"/>
      <text:p text:style-name="P17">#!/usr/bin/python3</text:p>
      <text:p text:style-name="P17">"""unit_test: File which contains the unit testing to make sure that</text:p>
      <text:p text:style-name="P17">functions from stacking.py work as intended</text:p>
      <text:p text:style-name="P17">"""</text:p>
      <text:p text:style-name="P17"/>
      <text:p text:style-name="P17">import unittest</text:p>
      <text:p text:style-name="P17">from cube import Cube</text:p>
      <text:p text:style-name="P17">from stacking import calc_height, stack_cubes, widest_cube</text:p>
      <text:p text:style-name="P17"/>
      <text:p text:style-name="P17"/>
      <text:p text:style-name="P17">class UnitTest(unittest.TestCase):</text:p>
      <text:p text:style-name="P17"><text:s text:c="4"/>"""UnitTest"""</text:p>
      <text:p text:style-name="P17"><text:s text:c="4"/>def test_calc_height(self):</text:p>
      <text:p text:style-name="P17"><text:s text:c="8"/>"""test_calc_height: Testing calculate_height function"""</text:p>
      <text:p text:style-name="P17"><text:s text:c="8"/>cube1 = Cube('red', 6)</text:p>
      <text:p text:style-name="P17"><text:s text:c="8"/>cube2 = Cube('blue', 5)</text:p>
      <text:p text:style-name="P17"><text:s text:c="8"/>stacked_list = [cube1, cube2]</text:p>
      <text:p text:style-name="P17"><text:s text:c="8"/>self.assertEqual(calc_height(stacked_list), 'The maximum tower height is 11')</text:p>
      <text:p text:style-name="P17"/>
      <text:p text:style-name="P17"><text:s text:c="4"/>def test_failure(self):</text:p>
      <text:p text:style-name="P17"><text:s text:c="8"/>"""test_failure: Make sure a ValueError is raised if you cannot stack the cubes"""</text:p>
      <text:p text:style-name="P17"><text:s text:c="8"/>cube1 = Cube('red', 5)</text:p>
      <text:p text:style-name="P17"><text:s text:c="8"/>cube2 = Cube('red', 5)</text:p>
      <text:p text:style-name="P17"><text:s text:c="8"/>cube_list = [cube1, cube2]</text:p>
      <text:p text:style-name="P17"><text:s text:c="8"/>with self.assertRaises(ValueError):</text:p>
      <text:p text:style-name="P17"><text:s text:c="12"/>stack_cubes(cube_list)</text:p>
      <text:p text:style-name="P17"/>
      <text:p text:style-name="P17"><text:s text:c="4"/>def test_widest_cube(self):</text:p>
      <text:p text:style-name="P17"><text:s text:c="8"/>"""test_widest_cube: Test function to find the next widest cube</text:p>
      <text:p text:style-name="P17"><text:soft-page-break/><text:s text:c="8"/>"""</text:p>
      <text:p text:style-name="P17"><text:s text:c="8"/>cube1 = Cube('red', 5)</text:p>
      <text:p text:style-name="P17"><text:s text:c="8"/>cube2 = Cube('blue', 3)</text:p>
      <text:p text:style-name="P17"><text:s text:c="8"/>cube3 = Cube('red', 5)</text:p>
      <text:p text:style-name="P17"><text:s text:c="8"/>cube4 = Cube('green', 6)</text:p>
      <text:p text:style-name="P17"><text:s text:c="8"/>cube5 = Cube('purple', 7)</text:p>
      <text:p text:style-name="P17"><text:s text:c="8"/>cube6 = Cube('red', 2)</text:p>
      <text:p text:style-name="P17"><text:s text:c="8"/>cube_list = [cube1, cube2, cube3, cube4, cube5, cube6]</text:p>
      <text:p text:style-name="P17"><text:s text:c="8"/>stacked_list = [cube5]</text:p>
      <text:p text:style-name="P17"><text:s text:c="8"/>self.assertEqual(widest_cube(cube_list, stacked_list), cube4)</text:p>
      <text:p text:style-name="P17"/>
      <text:p text:style-name="P17"/>
      <text:p text:style-name="P17">if __name__ == '__main__':</text:p>
      <text:p text:style-name="P17"><text:s text:c="4"/>unittest.main()</text:p>
      <text:p text:style-name="P17"/>
      <text:p text:style-name="P55">Task 4 Part 1</text:p>
      <text:p text:style-name="P18"/>
      <text:p text:style-name="P55">main.py</text:p>
      <text:p text:style-name="P18"/>
      <text:p text:style-name="P18">#!/usr/bin/python3</text:p>
      <text:p text:style-name="P18">"""main.py: Boilerplate code to test set finding functions</text:p>
      <text:p text:style-name="P18">"""</text:p>
      <text:p text:style-name="P18"/>
      <text:p text:style-name="P18">from set_finding import find_largest_set, create_array</text:p>
      <text:p text:style-name="P18"/>
      <text:p text:style-name="P18"/>
      <text:p text:style-name="P18">def main():</text:p>
      <text:p text:style-name="P18"><text:s text:c="4"/>"""main: Main driver code to ask user for input then use quick_sort</text:p>
      <text:p text:style-name="P18"><text:s text:c="4"/>"""</text:p>
      <text:p text:style-name="P18"><text:s text:c="4"/>array = create_array(8, 8)</text:p>
      <text:p text:style-name="P18"><text:s text:c="4"/>number_set = find_largest_set(array)</text:p>
      <text:p text:style-name="P18"/>
      <text:p text:style-name="P18"><text:s text:c="4"/>for index, number in enumerate(number_set):</text:p>
      <text:p text:style-name="P18"><text:s text:c="8"/>if not number:</text:p>
      <text:p text:style-name="P18"><text:s text:c="12"/>print('There are no sets of numbers in the matrix')</text:p>
      <text:p text:style-name="P18"><text:s text:c="8"/>print('{0}. Number/Color = {1}\n <text:s text:c="2"/>Set = {2}\n'.format(index + 1,</text:p>
      <text:p text:style-name="P18"><text:s text:c="63"/>array[number[0][0]][number[0][1]],</text:p>
      <text:p text:style-name="P18"><text:s text:c="63"/>number))</text:p>
      <text:p text:style-name="P18"/>
      <text:p text:style-name="P18"/>
      <text:p text:style-name="P18">main()</text:p>
      <text:p text:style-name="P18"/>
      <text:p text:style-name="P56">set_finding.py</text:p>
      <text:p text:style-name="P19"/>
      <text:p text:style-name="P19">#!/usr/bin/python3</text:p>
      <text:p text:style-name="P19">"""set_finding.py: Collection of functions which allow you to find sets</text:p>
      <text:p text:style-name="P19">of numbers in a matrix of integers</text:p>
      <text:p text:style-name="P19">"""</text:p>
      <text:p text:style-name="P19"/>
      <text:p text:style-name="P19"><text:soft-page-break/>import numpy as np</text:p>
      <text:p text:style-name="P19"/>
      <text:p text:style-name="P19"/>
      <text:p text:style-name="P19">def check_if_set(array, pos_x, pos_y):</text:p>
      <text:p text:style-name="P19"><text:s text:c="4"/>"""check_if_set: Recursive method to check if the position (x, y) is included in a set.</text:p>
      <text:p text:style-name="P19"/>
      <text:p text:style-name="P19"><text:s text:c="4"/>:param array: Matrix in which we are checking for sets</text:p>
      <text:p text:style-name="P19"><text:s text:c="4"/>:param pos_x: Int representing x coord</text:p>
      <text:p text:style-name="P19"><text:s text:c="4"/>:param pos_y: Int representing y coord</text:p>
      <text:p text:style-name="P19"><text:s text:c="4"/>:returns list: List of visited coords</text:p>
      <text:p text:style-name="P19"><text:s text:c="4"/>"""</text:p>
      <text:p text:style-name="P19"><text:s text:c="4"/>assert isinstance(array, (np.ndarray, list))</text:p>
      <text:p text:style-name="P19"><text:s text:c="4"/>assert isinstance(pos_x, int)</text:p>
      <text:p text:style-name="P19"><text:s text:c="4"/>assert isinstance(pos_y, int)</text:p>
      <text:p text:style-name="P19"/>
      <text:p text:style-name="P19"><text:s text:c="4"/>def _check_if_set(array, pos_x, pos_y, visited):</text:p>
      <text:p text:style-name="P19"><text:s text:c="8"/>neighbours = check_neighbours(array, pos_x, pos_y)</text:p>
      <text:p text:style-name="P19"><text:s text:c="8"/>for pos_i, pos_j in neighbours:</text:p>
      <text:p text:style-name="P19"><text:s text:c="12"/>if (pos_i, pos_j) not in visited:</text:p>
      <text:p text:style-name="P19"><text:s text:c="16"/>visited.append((pos_i, pos_j))</text:p>
      <text:p text:style-name="P19"><text:s text:c="16"/>_check_if_set(array, pos_i, pos_j, visited)</text:p>
      <text:p text:style-name="P19"><text:s text:c="8"/>return visited</text:p>
      <text:p text:style-name="P19"/>
      <text:p text:style-name="P19"><text:s text:c="4"/>return _check_if_set(array, pos_x, pos_y, [])</text:p>
      <text:p text:style-name="P19"/>
      <text:p text:style-name="P19"/>
      <text:p text:style-name="P19">def check_neighbours(array, pos_x, pos_y):</text:p>
      <text:p text:style-name="P19"><text:s text:c="4"/>"""check_neighbours: <text:s/>Returns a list of direct neighbors with the same color as pos (x, y)</text:p>
      <text:p text:style-name="P19"/>
      <text:p text:style-name="P19"><text:s text:c="4"/>:param array: Matrix</text:p>
      <text:p text:style-name="P19"><text:s text:c="4"/>:param pos_x: Int representing x coord</text:p>
      <text:p text:style-name="P19"><text:s text:c="4"/>:param pos_y: Int representing y coord</text:p>
      <text:p text:style-name="P19"><text:s text:c="4"/>"""</text:p>
      <text:p text:style-name="P19"><text:s text:c="4"/>assert isinstance(array, (np.ndarray, list))</text:p>
      <text:p text:style-name="P19"><text:s text:c="4"/>assert isinstance(pos_x, int)</text:p>
      <text:p text:style-name="P19"><text:s text:c="4"/>assert isinstance(pos_y, int)</text:p>
      <text:p text:style-name="P19"><text:s text:c="4"/>neighbours = []</text:p>
      <text:p text:style-name="P19"><text:s text:c="4"/>if not (pos_x - 1) &lt; 0:</text:p>
      <text:p text:style-name="P19"><text:s text:c="8"/>if array[pos_x - 1][pos_y] == array[pos_x][pos_y]:</text:p>
      <text:p text:style-name="P19"><text:s text:c="12"/>neighbours.append((pos_x - 1, pos_y))</text:p>
      <text:p text:style-name="P19"/>
      <text:p text:style-name="P19"><text:s text:c="4"/>if not (pos_x + 1) &gt; array.shape[0] - 1:</text:p>
      <text:p text:style-name="P19"><text:s text:c="8"/>if array[pos_x + 1][pos_y] == array[pos_x][pos_y]:</text:p>
      <text:p text:style-name="P19"><text:s text:c="12"/>neighbours.append((pos_x + 1, pos_y))</text:p>
      <text:p text:style-name="P19"/>
      <text:p text:style-name="P19"><text:s text:c="4"/>if not (pos_y - 1) &lt; 0:</text:p>
      <text:p text:style-name="P19"><text:s text:c="8"/>if array[pos_x][pos_y - 1] == array[pos_x][pos_y]:</text:p>
      <text:p text:style-name="P19"><text:s text:c="12"/>neighbours.append((pos_x, pos_y - 1))</text:p>
      <text:p text:style-name="P19"/>
      <text:p text:style-name="P19"><text:soft-page-break/><text:s text:c="4"/>if not (pos_y + 1) &gt; array.shape[1] - 1:</text:p>
      <text:p text:style-name="P19"><text:s text:c="8"/>if array[pos_x][pos_y + 1] == array[pos_x][pos_y]:</text:p>
      <text:p text:style-name="P19"><text:s text:c="12"/>neighbours.append((pos_x, pos_y + 1))</text:p>
      <text:p text:style-name="P19"/>
      <text:p text:style-name="P19"><text:s text:c="4"/>return neighbours</text:p>
      <text:p text:style-name="P19"/>
      <text:p text:style-name="P19"/>
      <text:p text:style-name="P19">def get_all_sets(array):</text:p>
      <text:p text:style-name="P19"><text:s text:c="4"/>"""get_all_sets: <text:s/>Method to get all sets of colors in the matrix.</text:p>
      <text:p text:style-name="P19"><text:s text:c="4"/>This includes empty sets which will are removed in "find_largest_set"</text:p>
      <text:p text:style-name="P19"/>
      <text:p text:style-name="P19"><text:s text:c="4"/>:param array: Matrix which we are searching for sets of numbers</text:p>
      <text:p text:style-name="P19"><text:s text:c="4"/>"""</text:p>
      <text:p text:style-name="P19"><text:s text:c="4"/>assert isinstance(array, (np.ndarray, list))</text:p>
      <text:p text:style-name="P19"><text:s text:c="4"/>all_sets = []</text:p>
      <text:p text:style-name="P19"><text:s text:c="4"/>for i in range(array.shape[0]):</text:p>
      <text:p text:style-name="P19"><text:s text:c="8"/>for j in range(array.shape[1]):</text:p>
      <text:p text:style-name="P19"><text:s text:c="12"/>all_sets.append(check_if_set(array, i, j))</text:p>
      <text:p text:style-name="P19"><text:s text:c="4"/>return all_sets</text:p>
      <text:p text:style-name="P19"/>
      <text:p text:style-name="P19"/>
      <text:p text:style-name="P19">def find_largest_set(array):</text:p>
      <text:p text:style-name="P19"><text:s text:c="4"/>"""find_largest_set: Uses list from "get_all_sets" and finds the largest set of numbers</text:p>
      <text:p text:style-name="P19"><text:s text:c="4"/>next to each other in the matrix if there is multiple sets which are the largest</text:p>
      <text:p text:style-name="P19"><text:s text:c="4"/>they will all be returned.</text:p>
      <text:p text:style-name="P19"/>
      <text:p text:style-name="P19"><text:s text:c="4"/>:param array: Matrix which we are finding the largest set in</text:p>
      <text:p text:style-name="P19"><text:s text:c="4"/>:returns <text:s/>list: A list of lists containing tuples of x y coordinates</text:p>
      <text:p text:style-name="P19"><text:s text:c="4"/>"""</text:p>
      <text:p text:style-name="P19"><text:s text:c="4"/>assert isinstance(array, (np.ndarray, list))</text:p>
      <text:p text:style-name="P19"><text:s text:c="4"/>sets = []</text:p>
      <text:p text:style-name="P19"><text:s text:c="4"/>current_largest_set = 0</text:p>
      <text:p text:style-name="P19"><text:s text:c="4"/>for lst in get_all_sets(array):</text:p>
      <text:p text:style-name="P19"><text:s text:c="8"/>if len(lst) &gt; current_largest_set:</text:p>
      <text:p text:style-name="P19"><text:s text:c="12"/>sets = []</text:p>
      <text:p text:style-name="P19"><text:s text:c="12"/>lst.sort()</text:p>
      <text:p text:style-name="P19"><text:s text:c="12"/>if lst not in sets:</text:p>
      <text:p text:style-name="P19"><text:s text:c="16"/>sets.append(lst)</text:p>
      <text:p text:style-name="P19"><text:s text:c="16"/>current_largest_set = len(lst)</text:p>
      <text:p text:style-name="P19"><text:s text:c="8"/>elif len(lst) == current_largest_set:</text:p>
      <text:p text:style-name="P19"><text:s text:c="12"/>lst.sort()</text:p>
      <text:p text:style-name="P19"><text:s text:c="12"/>if lst not in sets:</text:p>
      <text:p text:style-name="P19"><text:s text:c="16"/>sets.append(lst)</text:p>
      <text:p text:style-name="P19"><text:s text:c="4"/>return sets</text:p>
      <text:p text:style-name="P19"/>
      <text:p text:style-name="P19"/>
      <text:p text:style-name="P19">def create_array(size_x, size_y):</text:p>
      <text:p text:style-name="P19"><text:s text:c="4"/>"""create_array: Helper function to create the array and print it. Needed due to the fact that</text:p>
      <text:p text:style-name="P19"><text:s text:c="4"/>the array is full or pseudo random data and we need to be able to see the array</text:p>
      <text:p text:style-name="P19"><text:soft-page-break/><text:s text:c="4"/>to know if the output is correct</text:p>
      <text:p text:style-name="P19"/>
      <text:p text:style-name="P19"><text:s text:c="4"/>:param n: int width of array to be created</text:p>
      <text:p text:style-name="P19"><text:s text:c="4"/>:param m: int height of array to be created</text:p>
      <text:p text:style-name="P19"><text:s text:c="4"/>"""</text:p>
      <text:p text:style-name="P19"><text:s text:c="4"/>assert isinstance(size_x, int)</text:p>
      <text:p text:style-name="P19"><text:s text:c="4"/>assert isinstance(size_y, int)</text:p>
      <text:p text:style-name="P19"><text:s text:c="4"/>array = np.random.random_integers(1, 9, size=(size_x, size_y))</text:p>
      <text:p text:style-name="P19"><text:s text:c="4"/>print("{0}\n".format(array))</text:p>
      <text:p text:style-name="P19"><text:s text:c="4"/>return array</text:p>
      <text:p text:style-name="P19"/>
      <text:p text:style-name="P57">unit_test.py</text:p>
      <text:p text:style-name="P20"/>
      <text:p text:style-name="P20">#!/usr/bin/python3</text:p>
      <text:p text:style-name="P20">"""unit_test.py: File contains all the unit testing to make sure that the functions</text:p>
      <text:p text:style-name="P20">in 'set_finding.py' are correct</text:p>
      <text:p text:style-name="P20">"""</text:p>
      <text:p text:style-name="P20"/>
      <text:p text:style-name="P20">import unittest</text:p>
      <text:p text:style-name="P20">import numpy as np</text:p>
      <text:p text:style-name="P20">from set_finding import check_neighbours, check_if_set, find_largest_set</text:p>
      <text:p text:style-name="P20"/>
      <text:p text:style-name="P20"/>
      <text:p text:style-name="P20">class UnitTest(unittest.TestCase):</text:p>
      <text:p text:style-name="P20"><text:s text:c="4"/>"""UnitTest"""</text:p>
      <text:p text:style-name="P20"><text:s text:c="4"/>def test_check_neighbours(self):</text:p>
      <text:p text:style-name="P20"><text:s text:c="8"/>"""test_check_neighbours: Test case the neightbour checking function</text:p>
      <text:p text:style-name="P20"><text:s text:c="8"/>"""</text:p>
      <text:p text:style-name="P20"><text:s text:c="8"/># left</text:p>
      <text:p text:style-name="P20"><text:s text:c="8"/>array = np.zeros((4, 4), int)</text:p>
      <text:p text:style-name="P20"><text:s text:c="8"/>array[1][1] = 1</text:p>
      <text:p text:style-name="P20"><text:s text:c="8"/>array[1][0] = 1</text:p>
      <text:p text:style-name="P20"/>
      <text:p text:style-name="P20"><text:s text:c="8"/>self.assertEqual(check_neighbours(array, 1, 1), [(1, 0)])</text:p>
      <text:p text:style-name="P20"/>
      <text:p text:style-name="P20"><text:s text:c="8"/># right</text:p>
      <text:p text:style-name="P20"><text:s text:c="8"/>array = np.zeros((4, 4), int)</text:p>
      <text:p text:style-name="P20"><text:s text:c="8"/>array[1][1] = 1</text:p>
      <text:p text:style-name="P20"><text:s text:c="8"/>array[1][2] = 1</text:p>
      <text:p text:style-name="P20"/>
      <text:p text:style-name="P20"><text:s text:c="8"/>self.assertEqual(check_neighbours(array, 1, 1), [(1, 2)])</text:p>
      <text:p text:style-name="P20"/>
      <text:p text:style-name="P20"><text:s text:c="8"/># above</text:p>
      <text:p text:style-name="P20"><text:s text:c="8"/>array = np.zeros((4, 4), int)</text:p>
      <text:p text:style-name="P20"><text:s text:c="8"/>array[1][1] = 1</text:p>
      <text:p text:style-name="P20"><text:s text:c="8"/>array[0][1] = 1</text:p>
      <text:p text:style-name="P20"/>
      <text:p text:style-name="P20"><text:s text:c="8"/>self.assertEqual(check_neighbours(array, 1, 1), [(0, 1)])</text:p>
      <text:p text:style-name="P20"/>
      <text:p text:style-name="P20"><text:soft-page-break/><text:s text:c="8"/># below</text:p>
      <text:p text:style-name="P20"><text:s text:c="8"/>array = np.zeros((4, 4), int)</text:p>
      <text:p text:style-name="P20"><text:s text:c="8"/>array[1][1] = 1</text:p>
      <text:p text:style-name="P20"><text:s text:c="8"/>array[2][1] = 1</text:p>
      <text:p text:style-name="P20"/>
      <text:p text:style-name="P20"><text:s text:c="8"/>self.assertEqual(check_neighbours(array, 1, 1), [(2, 1)])</text:p>
      <text:p text:style-name="P20"/>
      <text:p text:style-name="P20"><text:s text:c="4"/>def test_check_if_set(self):</text:p>
      <text:p text:style-name="P20"><text:s text:c="8"/>"""test_check_if_set: Testing check_if_set function is working correctly</text:p>
      <text:p text:style-name="P20"><text:s text:c="8"/>"""</text:p>
      <text:p text:style-name="P20"><text:s text:c="8"/>array = np.zeros((4, 4), int)</text:p>
      <text:p text:style-name="P20"><text:s text:c="8"/>array[1][1] = 1</text:p>
      <text:p text:style-name="P20"><text:s text:c="8"/>array[0][1] = 1</text:p>
      <text:p text:style-name="P20"><text:s text:c="8"/>array[2][1] = 1</text:p>
      <text:p text:style-name="P20"><text:s text:c="8"/>array[1][2] = 1</text:p>
      <text:p text:style-name="P20"><text:s text:c="8"/>array[1][0] = 1</text:p>
      <text:p text:style-name="P20"/>
      <text:p text:style-name="P20"><text:s text:c="8"/>returned_value = check_if_set(array, 1, 1)</text:p>
      <text:p text:style-name="P20"><text:s text:c="8"/>returned_value.sort()</text:p>
      <text:p text:style-name="P20"/>
      <text:p text:style-name="P20"><text:s text:c="8"/>correct = [(0, 1), (1, 1), (2, 1), (1, 0), (1, 2)]</text:p>
      <text:p text:style-name="P20"><text:s text:c="8"/>correct.sort()</text:p>
      <text:p text:style-name="P20"/>
      <text:p text:style-name="P20"><text:s text:c="8"/>self.assertEqual(returned_value, correct)</text:p>
      <text:p text:style-name="P20"/>
      <text:p text:style-name="P20"><text:s text:c="4"/>def test_find_largest_set(self):</text:p>
      <text:p text:style-name="P20"><text:s text:c="8"/>"""test_find_largest_set: Test main function which should return any sets of numbers in</text:p>
      <text:p text:style-name="P20"><text:s text:c="8"/>a matrix</text:p>
      <text:p text:style-name="P20"><text:s text:c="8"/>"""</text:p>
      <text:p text:style-name="P20"><text:s text:c="8"/>array = np.zeros((4, 4), int)</text:p>
      <text:p text:style-name="P20"/>
      <text:p text:style-name="P20"><text:s text:c="8"/>array[1][1] = 1</text:p>
      <text:p text:style-name="P20"><text:s text:c="8"/>array[0][1] = 1</text:p>
      <text:p text:style-name="P20"><text:s text:c="8"/>array[2][1] = 1</text:p>
      <text:p text:style-name="P20"><text:s text:c="8"/>array[1][2] = 1</text:p>
      <text:p text:style-name="P20"><text:s text:c="8"/>array[1][0] = 1</text:p>
      <text:p text:style-name="P20"/>
      <text:p text:style-name="P20"><text:s text:c="8"/>self.assertEqual(find_largest_set(array), [[(0, 2), (0, 3), (1, 3), (2, 0), (2, 2),</text:p>
      <text:p text:style-name="P20"><text:s text:c="52"/>(2, 3), (3, 0), (3, 1), (3, 2), (3, 3)]])</text:p>
      <text:p text:style-name="P20"/>
      <text:p text:style-name="P20"><text:s text:c="8"/>array = np.zeros((4, 4), int)</text:p>
      <text:p text:style-name="P20"/>
      <text:p text:style-name="P20"><text:s text:c="8"/>for i in range(array.shape[0]):</text:p>
      <text:p text:style-name="P20"><text:s text:c="12"/>for j in range(array.shape[1]):</text:p>
      <text:p text:style-name="P20"><text:s text:c="16"/>array[i][j] = 1</text:p>
      <text:p text:style-name="P20"/>
      <text:p text:style-name="P20"><text:s text:c="8"/>self.assertEqual(find_largest_set(array), [[(0, 0), (0, 1), (0, 2), (0, 3), (1, 0),</text:p>
      <text:p text:style-name="P20"><text:s text:c="52"/>(1, 1), (1, 2), (1, 3), (2, 0), (2, 1),</text:p>
      <text:p text:style-name="P20"><text:s text:c="52"/>(2, 2), (2, 3), (3, 0), (3, 1), (3, 2),</text:p>
      <text:p text:style-name="P20"><text:soft-page-break/><text:s text:c="52"/>(3, 3)]])</text:p>
      <text:p text:style-name="P20"/>
      <text:p text:style-name="P20"/>
      <text:p text:style-name="P20">if __name__ == '__main__':</text:p>
      <text:p text:style-name="P20"><text:s text:c="4"/>unittest.main()</text:p>
      <text:p text:style-name="P20"/>
      <text:p text:style-name="P58">Task 4 Part 2</text:p>
      <text:p text:style-name="P21"/>
      <text:p text:style-name="P58">main.py</text:p>
      <text:p text:style-name="P21"/>
      <text:p text:style-name="P21">#!/usr/bin/python3</text:p>
      <text:p text:style-name="P21">"""main.py: Code to use quick sort to get an input from the user and return that</text:p>
      <text:p text:style-name="P21">indexes value from the sorted list</text:p>
      <text:p text:style-name="P21">"""</text:p>
      <text:p text:style-name="P21"/>
      <text:p text:style-name="P21">import random</text:p>
      <text:p text:style-name="P21">from sorting import quick_sort</text:p>
      <text:p text:style-name="P21"/>
      <text:p text:style-name="P21"/>
      <text:p text:style-name="P21">def ordinal(num):</text:p>
      <text:p text:style-name="P21"><text:s text:c="4"/>"""ordinal: Generate an ordinal number representation of 'num'</text:p>
      <text:p text:style-name="P21"/>
      <text:p text:style-name="P21"><text:s text:c="4"/>:param num: Integer which you want the ordinal representation of</text:p>
      <text:p text:style-name="P21"><text:s text:c="4"/>"""</text:p>
      <text:p text:style-name="P21"><text:s text:c="4"/>if num &gt;= 10 and num &lt;= 20:</text:p>
      <text:p text:style-name="P21"><text:s text:c="8"/>suffix = 'th'</text:p>
      <text:p text:style-name="P21"><text:s text:c="4"/>else:</text:p>
      <text:p text:style-name="P21"><text:s text:c="8"/>suffix = {1: 'st', 2: 'nd', 3: 'rd'}.get(num % 10, 'th')</text:p>
      <text:p text:style-name="P21"><text:s text:c="4"/>return str(num) + suffix</text:p>
      <text:p text:style-name="P21"/>
      <text:p text:style-name="P21"/>
      <text:p text:style-name="P21">def main():</text:p>
      <text:p text:style-name="P21"><text:s text:c="4"/>""" generate an array of length '10' sort it and as the user which element they would like """</text:p>
      <text:p text:style-name="P21"/>
      <text:p text:style-name="P21"><text:s text:c="4"/>sorted_array = quick_sort([random.randint(1, 1000) for i in range(10)])</text:p>
      <text:p text:style-name="P21"/>
      <text:p text:style-name="P21"><text:s text:c="4"/>while True:</text:p>
      <text:p text:style-name="P21"><text:s text:c="8"/>try:</text:p>
      <text:p text:style-name="P21"><text:s text:c="12"/>element = int(input('Which element do you want to find? '))</text:p>
      <text:p text:style-name="P21"><text:s text:c="12"/>break</text:p>
      <text:p text:style-name="P21"><text:s text:c="8"/>except ValueError:</text:p>
      <text:p text:style-name="P21"><text:s text:c="12"/>print("Please enter a integer between 1 and {0}".format(len(sorted_array)))</text:p>
      <text:p text:style-name="P21"/>
      <text:p text:style-name="P21"><text:s text:c="4"/>print("{0}".format(sorted_array))</text:p>
      <text:p text:style-name="P21"/>
      <text:p text:style-name="P21"><text:s text:c="4"/>try:</text:p>
      <text:p text:style-name="P21"><text:s text:c="8"/>if element &gt; len(sorted_array) // 2:</text:p>
      <text:p text:style-name="P21"><text:s text:c="12"/>print('The {0} largest element is {1}'.format(ordinal(element),</text:p>
      <text:p text:style-name="P21"><text:s text:c="58"/>sorted_array[element - 1]))</text:p>
      <text:p text:style-name="P21"><text:soft-page-break/><text:s text:c="8"/>else:</text:p>
      <text:p text:style-name="P21"><text:s text:c="12"/>print('The {0} smallest element is {1}'.format(ordinal(element),</text:p>
      <text:p text:style-name="P21"><text:s text:c="59"/>sorted_array[element - 1]))</text:p>
      <text:p text:style-name="P21"><text:s text:c="4"/>except IndexError:</text:p>
      <text:p text:style-name="P21"><text:s text:c="8"/>raise IndexError('Index is not in list')</text:p>
      <text:p text:style-name="P21"/>
      <text:p text:style-name="P21"/>
      <text:p text:style-name="P21">main()</text:p>
      <text:p text:style-name="P21"/>
      <text:p text:style-name="P58">sorting.py</text:p>
      <text:p text:style-name="P21"/>
      <text:p text:style-name="P21">#!/usr/bin/python3</text:p>
      <text:p text:style-name="P21">"""sorting.py: Simple implimentation of the quick sort algorithm</text:p>
      <text:p text:style-name="P21">"""</text:p>
      <text:p text:style-name="P21"/>
      <text:p text:style-name="P21"/>
      <text:p text:style-name="P21">def quick_sort(array):</text:p>
      <text:p text:style-name="P21"><text:s text:c="4"/>"""quick_sort: Use the quick sort algorithm to sort 'array'</text:p>
      <text:p text:style-name="P21"/>
      <text:p text:style-name="P21"><text:s text:c="4"/>:param array: List of integer, should work with strings</text:p>
      <text:p text:style-name="P21"><text:s text:c="4"/>:output array: Sorted version of 'array'</text:p>
      <text:p text:style-name="P21"><text:s text:c="4"/>"""</text:p>
      <text:p text:style-name="P21"><text:s text:c="4"/>assert isinstance(array, list)</text:p>
      <text:p text:style-name="P21"><text:s text:c="4"/>less_list, greater_list, equal_list = [], [], []</text:p>
      <text:p text:style-name="P21"><text:s text:c="4"/>if len(array) &lt;= 1:</text:p>
      <text:p text:style-name="P21"><text:s text:c="8"/>return array</text:p>
      <text:p text:style-name="P21"><text:s text:c="4"/>pivot_point = array[len(array) // 2]</text:p>
      <text:p text:style-name="P21"><text:s text:c="4"/>for item in array:</text:p>
      <text:p text:style-name="P21"><text:s text:c="8"/>if item == pivot_point:</text:p>
      <text:p text:style-name="P21"><text:s text:c="12"/>equal_list.append(item)</text:p>
      <text:p text:style-name="P21"><text:s text:c="8"/>elif item &lt; pivot_point:</text:p>
      <text:p text:style-name="P21"><text:s text:c="12"/>less_list.append(item)</text:p>
      <text:p text:style-name="P21"><text:s text:c="8"/>else:</text:p>
      <text:p text:style-name="P21"><text:s text:c="12"/>greater_list.append(item)</text:p>
      <text:p text:style-name="P21"><text:s text:c="4"/>return quick_sort(less_list) + equal_list + quick_sort(greater_list)</text:p>
      <text:p text:style-name="P21"/>
      <text:p text:style-name="P59">unit_test.py</text:p>
      <text:p text:style-name="P59"/>
      <text:p text:style-name="P22">#!/usr/bin/python3</text:p>
      <text:p text:style-name="P22">"""unit_test.py: Unit testing to make sure that quick sort has been implimented properly</text:p>
      <text:p text:style-name="P22">"""</text:p>
      <text:p text:style-name="P22"/>
      <text:p text:style-name="P22">import unittest</text:p>
      <text:p text:style-name="P22">from sorting import quick_sort</text:p>
      <text:p text:style-name="P22"/>
      <text:p text:style-name="P22"/>
      <text:p text:style-name="P22">class UnitTest(unittest.TestCase):</text:p>
      <text:p text:style-name="P22"><text:s text:c="4"/>"""UnitTest"""</text:p>
      <text:p text:style-name="P22"><text:s text:c="4"/>def test_quick__sort(self):</text:p>
      <text:p text:style-name="P22"><text:soft-page-break/><text:s text:c="8"/>"""test_quick__sort: Make sure that i have implimented quick_sort properly</text:p>
      <text:p text:style-name="P22"><text:s text:c="8"/>"""</text:p>
      <text:p text:style-name="P22"><text:s text:c="8"/>unsorted_list = [1, 5, 2, 6, 8, 5, 234, 5645, 234, 6, 4, 756, 234, 2, 3, 4, 656, 7, 234]</text:p>
      <text:p text:style-name="P22"><text:s text:c="8"/>self.assertEqual(quick_sort(unsorted_list), [1, 2, 2, 3, 4, 4, 5, 5, 6, 6, 7, 8, 234, 234,</text:p>
      <text:p text:style-name="P22"><text:s text:c="53"/>234, 234, 656, 756, 5645])</text:p>
      <text:p text:style-name="P22"/>
      <text:p text:style-name="P22"><text:s text:c="8"/>unsorted_list = [5, 3, 2, 72, 5, 7, 23]</text:p>
      <text:p text:style-name="P22"><text:s text:c="8"/>self.assertEqual(quick_sort(unsorted_list), [2, 3, 5, 5, 7, 23, 72])</text:p>
      <text:p text:style-name="P22"/>
      <text:p text:style-name="P22"><text:s text:c="8"/>unsorted_list = [1, 2, 3, 4, 5, 6, 7, 8, 9]</text:p>
      <text:p text:style-name="P22"><text:s text:c="8"/>self.assertEqual(quick_sort(unsorted_list), [1, 2, 3, 4, 5, 6, 7, 8, 9])</text:p>
      <text:p text:style-name="P22"/>
      <text:p text:style-name="P22"/>
      <text:p text:style-name="P22">if __name__ == '__main__':</text:p>
      <text:p text:style-name="P22"><text:s text:c="4"/>unittest.main()</text:p>
      <text:p text:style-name="P22"/>
      <text:p text:style-name="P60">Task 5 <text:span text:style-name="T1">Part 1</text:span></text:p>
      <text:p text:style-name="P23"/>
      <text:p text:style-name="P60">diagonals.py</text:p>
      <text:p text:style-name="P23"/>
      <text:p text:style-name="P23">#!/usr/bin/python3</text:p>
      <text:p text:style-name="P23">"""diagonals.py: File contains all the functions to get the diagonals from a matrix</text:p>
      <text:p text:style-name="P23">"""</text:p>
      <text:p text:style-name="P23"/>
      <text:p text:style-name="P23"/>
      <text:p text:style-name="P23">import numpy as np</text:p>
      <text:p text:style-name="P23"/>
      <text:p text:style-name="P23"/>
      <text:p text:style-name="P23">def get_diagonal(array, offset=0):</text:p>
      <text:p text:style-name="P23"><text:s text:c="4"/>"""get_diagonal: Method to get the main diagonal from matrix</text:p>
      <text:p text:style-name="P23"/>
      <text:p text:style-name="P23"><text:s text:c="4"/>:param array: Matrix of integers</text:p>
      <text:p text:style-name="P23"><text:s text:c="4"/>:param offset: Integer which allows you to offset which diagonal you want to get e.g getting</text:p>
      <text:p text:style-name="P23"><text:s text:c="4"/>the diagonal above the main one</text:p>
      <text:p text:style-name="P23"><text:s text:c="4"/>"""</text:p>
      <text:p text:style-name="P23"><text:s text:c="4"/>assert isinstance(array, (np.ndarray, list))</text:p>
      <text:p text:style-name="P23"><text:s text:c="4"/>assert offset &lt;= len(array)</text:p>
      <text:p text:style-name="P23"><text:s text:c="4"/>assert offset &gt;= -len(array)</text:p>
      <text:p text:style-name="P23"><text:s text:c="4"/>lst = []</text:p>
      <text:p text:style-name="P23"><text:s text:c="4"/>for index in range(len(array)):</text:p>
      <text:p text:style-name="P23"><text:s text:c="8"/>try:</text:p>
      <text:p text:style-name="P23"><text:s text:c="12"/>if offset &gt; 0:</text:p>
      <text:p text:style-name="P23"><text:s text:c="16"/>lst.append(array[index + offset][index])</text:p>
      <text:p text:style-name="P23"><text:s text:c="12"/>else:</text:p>
      <text:p text:style-name="P23"><text:s text:c="16"/>lst.append(array[index][index + abs(offset)])</text:p>
      <text:p text:style-name="P23"><text:s text:c="8"/>except IndexError:</text:p>
      <text:p text:style-name="P23"><text:s text:c="12"/>pass</text:p>
      <text:p text:style-name="P23"><text:s text:c="4"/>return lst</text:p>
      <text:p text:style-name="P23"/>
      <text:p text:style-name="P23"><text:soft-page-break/></text:p>
      <text:p text:style-name="P23">def get_all_diagonals(array, size):</text:p>
      <text:p text:style-name="P23"><text:s text:c="4"/>"""get_all_diagonals: Gets all the diagonals in the matrix</text:p>
      <text:p text:style-name="P23"/>
      <text:p text:style-name="P23"><text:s text:c="4"/>:param array: Matrix of intergers</text:p>
      <text:p text:style-name="P23"><text:s text:c="4"/>:param size: Integer representing the size wanted</text:p>
      <text:p text:style-name="P23"><text:s text:c="4"/>"""</text:p>
      <text:p text:style-name="P23"><text:s text:c="4"/>assert isinstance(array, (np.ndarray, list))</text:p>
      <text:p text:style-name="P23"><text:s text:c="4"/>assert isinstance(size, int)</text:p>
      <text:p text:style-name="P23"><text:s text:c="4"/>diagonals = []</text:p>
      <text:p text:style-name="P23"><text:s text:c="4"/>for i in range(-(len(array) - 1), (len(array))):</text:p>
      <text:p text:style-name="P23"><text:s text:c="8"/>diagonal = get_diagonal(array, i)</text:p>
      <text:p text:style-name="P23"><text:s text:c="8"/>if len(diagonal) &gt;= size:</text:p>
      <text:p text:style-name="P23"><text:s text:c="12"/>diagonals.append(diagonal)</text:p>
      <text:p text:style-name="P23"><text:s text:c="4"/>return diagonals</text:p>
      <text:p text:style-name="P23"/>
      <text:p text:style-name="P23"/>
      <text:p text:style-name="P23">def smallest_sum_in_array(array, size):</text:p>
      <text:p text:style-name="P23"><text:s text:c="4"/>"""smallest_sum_in_array: gets the smallest sum of m elements in the array</text:p>
      <text:p text:style-name="P23"/>
      <text:p text:style-name="P23"><text:s text:c="4"/>:param array: List of itegers</text:p>
      <text:p text:style-name="P23"><text:s text:c="4"/>:param size: int representing the amount of elements</text:p>
      <text:p text:style-name="P23"><text:s text:c="4"/>"""</text:p>
      <text:p text:style-name="P23"><text:s text:c="4"/>assert isinstance(array, list)</text:p>
      <text:p text:style-name="P23"><text:s text:c="4"/>assert isinstance(size, int)</text:p>
      <text:p text:style-name="P23"><text:s text:c="4"/>array.sort()</text:p>
      <text:p text:style-name="P23"><text:s text:c="4"/>return sum(array[:size])</text:p>
      <text:p text:style-name="P23"/>
      <text:p text:style-name="P61">main.py</text:p>
      <text:p text:style-name="P24"/>
      <text:p text:style-name="P24">#!/usr/bin/python3</text:p>
      <text:p text:style-name="P24">"""main.py: File contains the function to generate a random matrix and find the smallest</text:p>
      <text:p text:style-name="P24">sum of integers in the diagonals</text:p>
      <text:p text:style-name="P24">"""</text:p>
      <text:p text:style-name="P24"/>
      <text:p text:style-name="P24">import numpy as np</text:p>
      <text:p text:style-name="P24">from diagonals import get_all_diagonals, smallest_sum_in_array</text:p>
      <text:p text:style-name="P24"/>
      <text:p text:style-name="P24"/>
      <text:p text:style-name="P24">def main():</text:p>
      <text:p text:style-name="P24"><text:s text:c="4"/>"""main"""</text:p>
      <text:p text:style-name="P24"><text:s text:c="4"/>array_size = 8</text:p>
      <text:p text:style-name="P24"><text:s text:c="4"/>diagonal_size = 4</text:p>
      <text:p text:style-name="P24"><text:s text:c="4"/>assert array_size &gt; diagonal_size</text:p>
      <text:p text:style-name="P24"/>
      <text:p text:style-name="P24"><text:s text:c="4"/>array = np.random.random_integers(1, 9, size=(array_size, array_size))</text:p>
      <text:p text:style-name="P24"><text:s text:c="4"/>diagonals = get_all_diagonals(array, diagonal_size)</text:p>
      <text:p text:style-name="P24"/>
      <text:p text:style-name="P24"><text:s text:c="4"/>for index, diagonal in enumerate(diagonals):</text:p>
      <text:p text:style-name="P24"><text:soft-page-break/><text:s text:c="8"/>diagonals[index] = smallest_sum_in_array(diagonal, diagonal_size)</text:p>
      <text:p text:style-name="P24"/>
      <text:p text:style-name="P24"><text:s text:c="4"/>print(array)</text:p>
      <text:p text:style-name="P24"><text:s text:c="4"/>print('Answer: {0}'.format(min(diagonals)))</text:p>
      <text:p text:style-name="P24"/>
      <text:p text:style-name="P24"/>
      <text:p text:style-name="P24">main()</text:p>
      <text:p text:style-name="P24"/>
      <text:p text:style-name="P62">unit_test.py</text:p>
      <text:p text:style-name="P25"/>
      <text:p text:style-name="P25">#!/usr/bin/python3</text:p>
      <text:p text:style-name="P25">"""unit_test.py: Testing to make sure that the functions from</text:p>
      <text:p text:style-name="P25">diagonals.py is working correctly</text:p>
      <text:p text:style-name="P25">"""</text:p>
      <text:p text:style-name="P25"/>
      <text:p text:style-name="P25">import unittest</text:p>
      <text:p text:style-name="P25">from diagonals import get_all_diagonals, smallest_sum_in_array, get_diagonal</text:p>
      <text:p text:style-name="P25"/>
      <text:p text:style-name="P25"/>
      <text:p text:style-name="P25">class UnitTest(unittest.TestCase):</text:p>
      <text:p text:style-name="P25"><text:s text:c="4"/>"""UnitTest"""</text:p>
      <text:p text:style-name="P25"><text:s text:c="4"/>def test_get_diagonal(self):</text:p>
      <text:p text:style-name="P25"><text:s text:c="8"/>"""test_get_diagonal: Make sure test_get_diagonal is working correctly</text:p>
      <text:p text:style-name="P25"><text:s text:c="8"/>"""</text:p>
      <text:p text:style-name="P25"><text:s text:c="8"/>array = [[3, 1, 5, 6, 9], [2, 4, 1, 9, 7], [3, 5, 2, 8, 10], [4, 2, 1, 6, 8],</text:p>
      <text:p text:style-name="P25"><text:s text:c="17"/>[1, 4, 7, 9, 1]]</text:p>
      <text:p text:style-name="P25"><text:s text:c="8"/>self.assertEqual(get_diagonal(array), [3, 4, 2, 6, 1])</text:p>
      <text:p text:style-name="P25"/>
      <text:p text:style-name="P25"><text:s text:c="4"/>def test_sum_in_array(self):</text:p>
      <text:p text:style-name="P25"><text:s text:c="8"/>"""test_sum_in_array: Make sure sum_in_array function is working correctly</text:p>
      <text:p text:style-name="P25"><text:s text:c="8"/>"""</text:p>
      <text:p text:style-name="P25"><text:s text:c="8"/>array = [1, 123, 312, 3, 223, 1, 323, 4, 123, 1, 23, 1]</text:p>
      <text:p text:style-name="P25"><text:s text:c="8"/>self.assertEqual(smallest_sum_in_array(array, 4), 4)</text:p>
      <text:p text:style-name="P25"/>
      <text:p text:style-name="P25"><text:s text:c="4"/>def test_labsheet(self):</text:p>
      <text:p text:style-name="P25"><text:s text:c="8"/>"""test_labsheet: Test values given on the labsheet</text:p>
      <text:p text:style-name="P25"><text:s text:c="8"/>"""</text:p>
      <text:p text:style-name="P25"><text:s text:c="8"/>array = [[3, 1, 5, 6, 9], [2, 4, 1, 9, 7], [3, 5, 2, 8, 10], [4, 2, 1, 6, 8],</text:p>
      <text:p text:style-name="P25"><text:s text:c="17"/>[1, 4, 7, 9, 1]]</text:p>
      <text:p text:style-name="P25"/>
      <text:p text:style-name="P25"><text:s text:c="8"/>diagonals = get_all_diagonals(array, 4)</text:p>
      <text:p text:style-name="P25"/>
      <text:p text:style-name="P25"><text:s text:c="8"/>for i in range(len(diagonals)):</text:p>
      <text:p text:style-name="P25"><text:s text:c="12"/>diagonals[i] = smallest_sum_in_array(diagonals[i], 4)</text:p>
      <text:p text:style-name="P25"/>
      <text:p text:style-name="P25"><text:s text:c="8"/>diagonals = min(diagonals)</text:p>
      <text:p text:style-name="P25"/>
      <text:p text:style-name="P25"><text:s text:c="8"/>self.assertEqual(diagonals, 10)</text:p>
      <text:p text:style-name="P25"/>
      <text:p text:style-name="P25"><text:soft-page-break/></text:p>
      <text:p text:style-name="P25">if __name__ == '__main__':</text:p>
      <text:p text:style-name="P25"><text:s text:c="4"/>unittest.main()</text:p>
      <text:p text:style-name="P25"/>
      <text:p text:style-name="P63">Task 5 Part 2</text:p>
      <text:p text:style-name="P63"/>
      <text:p text:style-name="P63">main.py</text:p>
      <text:p text:style-name="P26"/>
      <text:p text:style-name="P26">#!/usr/bin/python3</text:p>
      <text:p text:style-name="P26">"""main.py: Read a file and create linked lists of word size containing no repeating words</text:p>
      <text:p text:style-name="P26">"""</text:p>
      <text:p text:style-name="P26"/>
      <text:p text:style-name="P26">import string</text:p>
      <text:p text:style-name="P26">from linked_list import LinkedList</text:p>
      <text:p text:style-name="P26">from node import Node</text:p>
      <text:p text:style-name="P26"/>
      <text:p text:style-name="P26"/>
      <text:p text:style-name="P26">def main():</text:p>
      <text:p text:style-name="P26"><text:s text:c="4"/>"""main: Opens up a text file and creates linked lists of words</text:p>
      <text:p text:style-name="P26"><text:s text:c="4"/>"""</text:p>
      <text:p text:style-name="P26"><text:s text:c="4"/>with open('paragraph.txt') as file:</text:p>
      <text:p text:style-name="P26"><text:s text:c="8"/>linked_lists = {}</text:p>
      <text:p text:style-name="P26"><text:s text:c="8"/>words = file.read().split()</text:p>
      <text:p text:style-name="P26"><text:s text:c="8"/>for word in words:</text:p>
      <text:p text:style-name="P26"><text:s text:c="12"/>word = word.translate(str.maketrans('', '', string.punctuation))</text:p>
      <text:p text:style-name="P26"><text:s text:c="12"/>word = word.lower()</text:p>
      <text:p text:style-name="P26"/>
      <text:p text:style-name="P26"><text:s text:c="12"/>new_node = Node(word)</text:p>
      <text:p text:style-name="P26"/>
      <text:p text:style-name="P26"><text:s text:c="12"/>if len(word) not in linked_lists:</text:p>
      <text:p text:style-name="P26"><text:s text:c="16"/>linked_lists[len(word)] = LinkedList()</text:p>
      <text:p text:style-name="P26"><text:s text:c="16"/>linked_lists[len(word)].append(new_node)</text:p>
      <text:p text:style-name="P26"><text:s text:c="12"/>else:</text:p>
      <text:p text:style-name="P26"><text:s text:c="16"/>if not linked_lists[len(word)].is_in(word):</text:p>
      <text:p text:style-name="P26"><text:s text:c="20"/>linked_lists[len(word)].append(new_node)</text:p>
      <text:p text:style-name="P26"/>
      <text:p text:style-name="P26"><text:s text:c="8"/>for i in linked_lists:</text:p>
      <text:p text:style-name="P26"><text:s text:c="12"/>linked_lists[i].sort()</text:p>
      <text:p text:style-name="P26"><text:s text:c="12"/>print('Words of length {0}: {1}'.format(i, linked_lists[i]))</text:p>
      <text:p text:style-name="P26"/>
      <text:p text:style-name="P26"/>
      <text:p text:style-name="P26">main()</text:p>
      <text:p text:style-name="P26"/>
      <text:p text:style-name="P63">linked_list.py</text:p>
      <text:p text:style-name="P26"/>
      <text:p text:style-name="P26">#!/usr/bin/python3</text:p>
      <text:p text:style-name="P26">"""linked_list.py:</text:p>
      <text:p text:style-name="P26">"""</text:p>
      <text:p text:style-name="P26"/>
      <text:p text:style-name="P26"><text:soft-page-break/>from node import Node</text:p>
      <text:p text:style-name="P26"/>
      <text:p text:style-name="P26"/>
      <text:p text:style-name="P26">class LinkedList:</text:p>
      <text:p text:style-name="P26"><text:s text:c="4"/>"""LinkedList: Linked list class allowing the creation an manipulation of linked lists</text:p>
      <text:p text:style-name="P26"><text:s text:c="4"/>"""</text:p>
      <text:p text:style-name="P26"><text:s text:c="4"/>def __init__(self):</text:p>
      <text:p text:style-name="P26"><text:s text:c="8"/>self.size = 0</text:p>
      <text:p text:style-name="P26"><text:s text:c="8"/>self.first_node = None</text:p>
      <text:p text:style-name="P26"><text:s text:c="8"/>self.last_node = None</text:p>
      <text:p text:style-name="P26"/>
      <text:p text:style-name="P26"><text:s text:c="4"/>def push(self, new_node):</text:p>
      <text:p text:style-name="P26"><text:s text:c="8"/>"""push: Put 'new_node' at the front of the linked list</text:p>
      <text:p text:style-name="P26"/>
      <text:p text:style-name="P26"><text:s text:c="8"/>:param new_node: Node object</text:p>
      <text:p text:style-name="P26"><text:s text:c="8"/>"""</text:p>
      <text:p text:style-name="P26"><text:s text:c="8"/>assert isinstance(new_node, Node)</text:p>
      <text:p text:style-name="P26"><text:s text:c="8"/>if self.first_node is None and self.last_node is None:</text:p>
      <text:p text:style-name="P26"><text:s text:c="12"/>self.first_node = new_node</text:p>
      <text:p text:style-name="P26"><text:s text:c="12"/>self.last_node = new_node</text:p>
      <text:p text:style-name="P26"><text:s text:c="8"/>else:</text:p>
      <text:p text:style-name="P26"><text:s text:c="12"/>new_node.next_node = self.first_node</text:p>
      <text:p text:style-name="P26"><text:s text:c="12"/>new_node.previous_node = None</text:p>
      <text:p text:style-name="P26"><text:s text:c="12"/>self.first_node.previous_node = new_node</text:p>
      <text:p text:style-name="P26"><text:s text:c="12"/>self.first_node = new_node</text:p>
      <text:p text:style-name="P26"><text:s text:c="8"/>self.size += 1</text:p>
      <text:p text:style-name="P26"/>
      <text:p text:style-name="P26"><text:s text:c="4"/>def pop(self):</text:p>
      <text:p text:style-name="P26"><text:s text:c="8"/>"""pop: Returns the node from the back of the linked list and removes it</text:p>
      <text:p text:style-name="P26"/>
      <text:p text:style-name="P26"><text:s text:c="8"/>:returns node: Node from the back of the list</text:p>
      <text:p text:style-name="P26"><text:s text:c="8"/>"""</text:p>
      <text:p text:style-name="P26"><text:s text:c="8"/>node = self.last_node</text:p>
      <text:p text:style-name="P26"><text:s text:c="8"/>self.remove(node)</text:p>
      <text:p text:style-name="P26"><text:s text:c="8"/>return node</text:p>
      <text:p text:style-name="P26"/>
      <text:p text:style-name="P26"><text:s text:c="4"/>def is_in(self, word):</text:p>
      <text:p text:style-name="P26"><text:s text:c="8"/>"""is_in: Checks if word is in list</text:p>
      <text:p text:style-name="P26"/>
      <text:p text:style-name="P26"><text:s text:c="8"/>:param word: string</text:p>
      <text:p text:style-name="P26"><text:s text:c="8"/>"""</text:p>
      <text:p text:style-name="P26"><text:s text:c="8"/>assert isinstance(word, str)</text:p>
      <text:p text:style-name="P26"><text:s text:c="8"/>current_node = self.first_node</text:p>
      <text:p text:style-name="P26"><text:s text:c="8"/>while current_node:</text:p>
      <text:p text:style-name="P26"><text:s text:c="12"/>if current_node.data == word:</text:p>
      <text:p text:style-name="P26"><text:s text:c="16"/>return True</text:p>
      <text:p text:style-name="P26"><text:s text:c="12"/>current_node = current_node.next_node</text:p>
      <text:p text:style-name="P26"><text:s text:c="8"/>return False</text:p>
      <text:p text:style-name="P26"/>
      <text:p text:style-name="P26"><text:soft-page-break/><text:s text:c="4"/>def append(self, new_node):</text:p>
      <text:p text:style-name="P26"><text:s text:c="8"/>"""append: Add a new node to the end of the linked list</text:p>
      <text:p text:style-name="P26"/>
      <text:p text:style-name="P26"><text:s text:c="8"/>:param new_node: Node which you want to append to the list</text:p>
      <text:p text:style-name="P26"><text:s text:c="8"/>"""</text:p>
      <text:p text:style-name="P26"><text:s text:c="8"/>assert isinstance(new_node, Node)</text:p>
      <text:p text:style-name="P26"><text:s text:c="8"/>if self.first_node is None and self.last_node is None:</text:p>
      <text:p text:style-name="P26"><text:s text:c="12"/>self.first_node = new_node</text:p>
      <text:p text:style-name="P26"><text:s text:c="12"/>self.last_node = new_node</text:p>
      <text:p text:style-name="P26"><text:s text:c="8"/>else:</text:p>
      <text:p text:style-name="P26"><text:s text:c="12"/>new_node.next_node = None</text:p>
      <text:p text:style-name="P26"><text:s text:c="12"/>new_node.previous_node = self.last_node</text:p>
      <text:p text:style-name="P26"><text:s text:c="12"/>self.last_node.next_node = new_node</text:p>
      <text:p text:style-name="P26"><text:s text:c="12"/>self.last_node = new_node</text:p>
      <text:p text:style-name="P26"><text:s text:c="8"/>self.size += 1</text:p>
      <text:p text:style-name="P26"/>
      <text:p text:style-name="P26"><text:s text:c="4"/>def remove(self, node):</text:p>
      <text:p text:style-name="P26"><text:s text:c="8"/>"""remove: Remove a node from the linked list</text:p>
      <text:p text:style-name="P26"/>
      <text:p text:style-name="P26"><text:s text:c="8"/>:param node: Node to be removed from the linked list</text:p>
      <text:p text:style-name="P26"><text:s text:c="8"/>"""</text:p>
      <text:p text:style-name="P26"><text:s text:c="8"/>assert isinstance(node, Node)</text:p>
      <text:p text:style-name="P26"><text:s text:c="8"/>if node == self.first_node:</text:p>
      <text:p text:style-name="P26"><text:s text:c="12"/>self.first_node = node.next_node</text:p>
      <text:p text:style-name="P26"><text:s text:c="8"/>elif node == self.last_node:</text:p>
      <text:p text:style-name="P26"><text:s text:c="12"/>self.last_node = node.previous_node</text:p>
      <text:p text:style-name="P26"><text:s text:c="12"/>self.last_node.next_node = None</text:p>
      <text:p text:style-name="P26"><text:s text:c="8"/>else:</text:p>
      <text:p text:style-name="P26"><text:s text:c="12"/>next_node = node.next_node</text:p>
      <text:p text:style-name="P26"><text:s text:c="12"/>previous_node = node.previous_node</text:p>
      <text:p text:style-name="P26"><text:s text:c="12"/>next_node.previous_node = previous_node</text:p>
      <text:p text:style-name="P26"><text:s text:c="12"/>previous_node.next_node = next_node</text:p>
      <text:p text:style-name="P26"><text:s text:c="8"/>self.size -= 1</text:p>
      <text:p text:style-name="P26"/>
      <text:p text:style-name="P26"><text:s text:c="4"/>def sort(self):</text:p>
      <text:p text:style-name="P26"><text:s text:c="8"/>"""sort: Sorts the linked list</text:p>
      <text:p text:style-name="P26"><text:s text:c="8"/>"""</text:p>
      <text:p text:style-name="P26"><text:s text:c="8"/>current_node = self.first_node</text:p>
      <text:p text:style-name="P26"><text:s text:c="8"/>is_sorted = False</text:p>
      <text:p text:style-name="P26"/>
      <text:p text:style-name="P26"><text:s text:c="8"/>while not is_sorted:</text:p>
      <text:p text:style-name="P26"><text:s text:c="12"/>is_sorted = True</text:p>
      <text:p text:style-name="P26"><text:s text:c="12"/>while current_node:</text:p>
      <text:p text:style-name="P26"><text:s text:c="16"/>if current_node.next_node is not None and \</text:p>
      <text:p text:style-name="P26"><text:s text:c="24"/>current_node.data &gt; current_node.next_node.data:</text:p>
      <text:p text:style-name="P26"><text:s text:c="20"/>self._swap(current_node, current_node.next_node)</text:p>
      <text:p text:style-name="P26"><text:s text:c="20"/>is_sorted = False</text:p>
      <text:p text:style-name="P26"><text:s text:c="16"/>current_node = current_node.next_node</text:p>
      <text:p text:style-name="P26"><text:s text:c="12"/>current_node = self.first_node</text:p>
      <text:p text:style-name="P26"><text:soft-page-break/></text:p>
      <text:p text:style-name="P26"><text:s text:c="4"/>@classmethod</text:p>
      <text:p text:style-name="P26"><text:s text:c="4"/>def _swap(cls, node_a, node_b):</text:p>
      <text:p text:style-name="P26"><text:s text:c="8"/>"""_swap: Swaps the data of two elements in the linked list</text:p>
      <text:p text:style-name="P26"/>
      <text:p text:style-name="P26"><text:s text:c="8"/>:param node_a:</text:p>
      <text:p text:style-name="P26"><text:s text:c="8"/>:param node_b:</text:p>
      <text:p text:style-name="P26"><text:s text:c="8"/>"""</text:p>
      <text:p text:style-name="P26"><text:s text:c="8"/>assert isinstance(node_a, Node)</text:p>
      <text:p text:style-name="P26"><text:s text:c="8"/>assert isinstance(node_b, Node)</text:p>
      <text:p text:style-name="P26"><text:s text:c="8"/>tmp_data = node_b.data</text:p>
      <text:p text:style-name="P26"><text:s text:c="8"/>node_b.data = node_a.data</text:p>
      <text:p text:style-name="P26"><text:s text:c="8"/>node_a.data = tmp_data</text:p>
      <text:p text:style-name="P26"/>
      <text:p text:style-name="P26"><text:s text:c="4"/>def __len__(self):</text:p>
      <text:p text:style-name="P26"><text:s text:c="8"/>return self.size</text:p>
      <text:p text:style-name="P26"/>
      <text:p text:style-name="P26"><text:s text:c="4"/>def __str__(self):</text:p>
      <text:p text:style-name="P26"><text:s text:c="8"/>contents = '['</text:p>
      <text:p text:style-name="P26"><text:s text:c="8"/>next_node = self.first_node</text:p>
      <text:p text:style-name="P26"><text:s text:c="8"/>while next_node:</text:p>
      <text:p text:style-name="P26"><text:s text:c="12"/>if next_node.next_node is None:</text:p>
      <text:p text:style-name="P26"><text:s text:c="16"/>contents += '{0}]'.format(str(next_node.data))</text:p>
      <text:p text:style-name="P26"><text:s text:c="12"/>else:</text:p>
      <text:p text:style-name="P26"><text:s text:c="16"/>contents += '{0}, '.format(str(next_node.data))</text:p>
      <text:p text:style-name="P26"><text:s text:c="12"/>next_node = next_node.next_node</text:p>
      <text:p text:style-name="P26"><text:s text:c="8"/>return contents</text:p>
      <text:p text:style-name="P26"/>
      <text:p text:style-name="P64">node.py</text:p>
      <text:p text:style-name="P64"/>
      <text:p text:style-name="P27">#!/usr/bin/python3</text:p>
      <text:p text:style-name="P27">"""node.py: Linked list nodes</text:p>
      <text:p text:style-name="P27">"""</text:p>
      <text:p text:style-name="P27"/>
      <text:p text:style-name="P27">class Node:</text:p>
      <text:p text:style-name="P27"><text:s text:c="4"/>"""Node: node class for the linked lists</text:p>
      <text:p text:style-name="P27"><text:s text:c="4"/>"""</text:p>
      <text:p text:style-name="P27"><text:s text:c="4"/>def __init__(self, data, previous_node=None, next_node=None):</text:p>
      <text:p text:style-name="P27"><text:s text:c="8"/>assert isinstance(data, str)</text:p>
      <text:p text:style-name="P27"><text:s text:c="8"/>assert isinstance(previous_node, Node) or previous_node is None</text:p>
      <text:p text:style-name="P27"><text:s text:c="8"/>assert isinstance(next_node, Node) or next_node is None</text:p>
      <text:p text:style-name="P27"><text:s text:c="8"/>self.data = data</text:p>
      <text:p text:style-name="P27"><text:s text:c="8"/>self.next_node = next_node</text:p>
      <text:p text:style-name="P27"><text:s text:c="8"/>self.previous_node = previous_node</text:p>
      <text:p text:style-name="P27"/>
      <text:p text:style-name="P65">unit_test.py</text:p>
      <text:p text:style-name="P28"/>
      <text:p text:style-name="P28">#!/usr/bin/python3</text:p>
      <text:p text:style-name="P28">"""unit_test.py: Make sure that the LinkedList class is working correctly</text:p>
      <text:p text:style-name="P28"><text:soft-page-break/>"""</text:p>
      <text:p text:style-name="P28"/>
      <text:p text:style-name="P28">import unittest</text:p>
      <text:p text:style-name="P28">from linked_list import LinkedList</text:p>
      <text:p text:style-name="P28">from node import Node</text:p>
      <text:p text:style-name="P28"/>
      <text:p text:style-name="P28"/>
      <text:p text:style-name="P28">class UnitTest(unittest.TestCase):</text:p>
      <text:p text:style-name="P28"><text:s text:c="4"/>"""UnitTest"""</text:p>
      <text:p text:style-name="P28"><text:s text:c="4"/>def test_append(self):</text:p>
      <text:p text:style-name="P28"><text:s text:c="8"/>"""test_append: Test appending to a linked list</text:p>
      <text:p text:style-name="P28"><text:s text:c="8"/>"""</text:p>
      <text:p text:style-name="P28"><text:s text:c="8"/>node1 = Node('test')</text:p>
      <text:p text:style-name="P28"><text:s text:c="8"/>lst = LinkedList()</text:p>
      <text:p text:style-name="P28"><text:s text:c="8"/>lst.append(node1)</text:p>
      <text:p text:style-name="P28"><text:s text:c="8"/>self.assertTrue(len(lst) == 1)</text:p>
      <text:p text:style-name="P28"/>
      <text:p text:style-name="P28"><text:s text:c="4"/>def test_pop(self):</text:p>
      <text:p text:style-name="P28"><text:s text:c="8"/>"""test_pop: Test removing a node from the end of the linked list and returning it</text:p>
      <text:p text:style-name="P28"><text:s text:c="8"/>"""</text:p>
      <text:p text:style-name="P28"><text:s text:c="8"/>node1 = Node('test')</text:p>
      <text:p text:style-name="P28"><text:s text:c="8"/>lst = LinkedList()</text:p>
      <text:p text:style-name="P28"><text:s text:c="8"/>lst.append(node1)</text:p>
      <text:p text:style-name="P28"><text:s text:c="8"/>lst.pop()</text:p>
      <text:p text:style-name="P28"><text:s text:c="8"/>self.assertTrue(len(lst) == 0)</text:p>
      <text:p text:style-name="P28"/>
      <text:p text:style-name="P28"><text:s text:c="4"/>def test_swap(self):</text:p>
      <text:p text:style-name="P28"><text:s text:c="8"/>"""test_swap: test swapping two nodes values</text:p>
      <text:p text:style-name="P28"><text:s text:c="8"/>"""</text:p>
      <text:p text:style-name="P28"><text:s text:c="8"/>node1 = Node('test')</text:p>
      <text:p text:style-name="P28"><text:s text:c="8"/>node2 = Node('anotherTest')</text:p>
      <text:p text:style-name="P28"><text:s text:c="8"/>lst = LinkedList()</text:p>
      <text:p text:style-name="P28"><text:s text:c="8"/>lst.append(node1)</text:p>
      <text:p text:style-name="P28"><text:s text:c="8"/>lst.append(node2)</text:p>
      <text:p text:style-name="P28"><text:s text:c="8"/>lst._swap(node1, node2)</text:p>
      <text:p text:style-name="P28"/>
      <text:p text:style-name="P28"><text:s text:c="8"/>current_node = lst.first_node</text:p>
      <text:p text:style-name="P28"><text:s text:c="8"/>while current_node:</text:p>
      <text:p text:style-name="P28"><text:s text:c="12"/>self.assertTrue(current_node.data == node1.data or node2.data)</text:p>
      <text:p text:style-name="P28"><text:s text:c="12"/>current_node = current_node.next_node</text:p>
      <text:p text:style-name="P28"/>
      <text:p text:style-name="P28"><text:s text:c="4"/>def test_remove(self):</text:p>
      <text:p text:style-name="P28"><text:s text:c="8"/>"""test_remove: Test removing a node by is reference</text:p>
      <text:p text:style-name="P28"><text:s text:c="8"/>"""</text:p>
      <text:p text:style-name="P28"><text:s text:c="8"/>node1 = Node('test')</text:p>
      <text:p text:style-name="P28"><text:s text:c="8"/>node2 = Node('anotherTest')</text:p>
      <text:p text:style-name="P28"><text:s text:c="8"/>lst = LinkedList()</text:p>
      <text:p text:style-name="P28"><text:s text:c="8"/>lst.append(node1)</text:p>
      <text:p text:style-name="P28"><text:s text:c="8"/>lst.append(node2)</text:p>
      <text:p text:style-name="P28"><text:soft-page-break/><text:s text:c="8"/>lst.remove(node1)</text:p>
      <text:p text:style-name="P28"/>
      <text:p text:style-name="P28"><text:s text:c="8"/>current_node = lst.first_node</text:p>
      <text:p text:style-name="P28"><text:s text:c="8"/>while current_node:</text:p>
      <text:p text:style-name="P28"><text:s text:c="12"/>self.assertTrue(current_node.data == node2.data)</text:p>
      <text:p text:style-name="P28"><text:s text:c="12"/>current_node = current_node.next_node</text:p>
      <text:p text:style-name="P28"/>
      <text:p text:style-name="P28"/>
      <text:p text:style-name="P28">if __name__ == '__main__':</text:p>
      <text:p text:style-name="P28"><text:s text:c="4"/>unittest.main()</text:p>
      <text:p text:style-name="P28"/>
      <text:p text:style-name="P66">Task 6</text:p>
      <text:p text:style-name="P29"/>
      <text:p text:style-name="P66">address.py</text:p>
      <text:p text:style-name="P29"/>
      <text:p text:style-name="P29">#!/usr/bin/python3</text:p>
      <text:p text:style-name="P29"/>
      <text:p text:style-name="P29">class Address:</text:p>
      <text:p text:style-name="P29"><text:s text:c="4"/>def __init__(self, house_num, street_name):</text:p>
      <text:p text:style-name="P29"><text:s text:c="8"/>assert isinstance(house_num, int)</text:p>
      <text:p text:style-name="P29"><text:s text:c="8"/>assert isinstance(street_name, str)</text:p>
      <text:p text:style-name="P29"/>
      <text:p text:style-name="P29"><text:s text:c="8"/>self.house_num = house_num</text:p>
      <text:p text:style-name="P29"><text:s text:c="8"/>self.street_name = street_name</text:p>
      <text:p text:style-name="P29"/>
      <text:p text:style-name="P29"><text:s text:c="4"/>def __lt__(self, other):</text:p>
      <text:p text:style-name="P29"><text:s text:c="8"/>return self.house_num &lt; other.house_num</text:p>
      <text:p text:style-name="P29"/>
      <text:p text:style-name="P29"><text:s text:c="4"/>def __gt__(self, other):</text:p>
      <text:p text:style-name="P29"><text:s text:c="8"/>return self.house_num &gt; other.house_num</text:p>
      <text:p text:style-name="P29"/>
      <text:p text:style-name="P29"><text:s text:c="4"/>def __eq__(self, other):</text:p>
      <text:p text:style-name="P29"><text:s text:c="8"/>if str(other) == str(self):</text:p>
      <text:p text:style-name="P29"><text:s text:c="12"/>return True</text:p>
      <text:p text:style-name="P29"><text:s text:c="8"/>return False</text:p>
      <text:p text:style-name="P29"/>
      <text:p text:style-name="P29"><text:s text:c="4"/>def __ne__(self, other):</text:p>
      <text:p text:style-name="P29"><text:s text:c="8"/>if str(other) == str(self):</text:p>
      <text:p text:style-name="P29"><text:s text:c="12"/>return False</text:p>
      <text:p text:style-name="P29"><text:s text:c="8"/>return True</text:p>
      <text:p text:style-name="P29"/>
      <text:p text:style-name="P29"><text:s text:c="4"/>def __str__(self):</text:p>
      <text:p text:style-name="P29"><text:s text:c="8"/>return '{0} {1}'.format(self.house_num, self.street_name)</text:p>
      <text:p text:style-name="P29"/>
      <text:p text:style-name="P66">binary_tree.py</text:p>
      <text:p text:style-name="P66"/>
      <text:p text:style-name="P29">#!/usr/bin/python3</text:p>
      <text:p text:style-name="P29">""" binary_tree.py: File which has the class for a simple binary tree</text:p>
      <text:p text:style-name="P29">"""</text:p>
      <text:p text:style-name="P29"><text:soft-page-break/></text:p>
      <text:p text:style-name="P29"/>
      <text:p text:style-name="P29">from node import Node</text:p>
      <text:p text:style-name="P29"/>
      <text:p text:style-name="P29"/>
      <text:p text:style-name="P29">class BinaryTree:</text:p>
      <text:p text:style-name="P29"><text:s text:c="4"/>"""BinaryTree: Binary tree class which can store several different datatypes</text:p>
      <text:p text:style-name="P29"><text:s text:c="4"/>and is used in the simple database</text:p>
      <text:p text:style-name="P29"><text:s text:c="4"/>"""</text:p>
      <text:p text:style-name="P29"><text:s text:c="4"/>def __init__(self):</text:p>
      <text:p text:style-name="P29"><text:s text:c="8"/>self.root = None</text:p>
      <text:p text:style-name="P29"><text:s text:c="8"/>self.type = None</text:p>
      <text:p text:style-name="P29"/>
      <text:p text:style-name="P29"><text:s text:c="4"/>def insert(self, new_node):</text:p>
      <text:p text:style-name="P29"><text:s text:c="8"/>"""insert: Insert a new node into the binary tree</text:p>
      <text:p text:style-name="P29"/>
      <text:p text:style-name="P29"><text:s text:c="8"/>:param new_node: Node which is going to be put into the tree</text:p>
      <text:p text:style-name="P29"><text:s text:c="8"/>"""</text:p>
      <text:p text:style-name="P29"><text:s text:c="8"/>assert isinstance(new_node, Node)</text:p>
      <text:p text:style-name="P29"><text:s text:c="8"/>if self.root is None:</text:p>
      <text:p text:style-name="P29"><text:s text:c="12"/>self.type = type(new_node.value)</text:p>
      <text:p text:style-name="P29"><text:s text:c="12"/>self.root = new_node</text:p>
      <text:p text:style-name="P29"><text:s text:c="12"/>return</text:p>
      <text:p text:style-name="P29"/>
      <text:p text:style-name="P29"><text:s text:c="8"/>current_node = self.root</text:p>
      <text:p text:style-name="P29"><text:s text:c="8"/>while current_node:</text:p>
      <text:p text:style-name="P29"><text:s text:c="12"/>if new_node.value &lt; current_node.value:</text:p>
      <text:p text:style-name="P29"><text:s text:c="16"/>if current_node.left_node is None:</text:p>
      <text:p text:style-name="P29"><text:s text:c="20"/>new_node.parent = current_node</text:p>
      <text:p text:style-name="P29"><text:s text:c="20"/>current_node.left_node = new_node</text:p>
      <text:p text:style-name="P29"><text:s text:c="20"/>break</text:p>
      <text:p text:style-name="P29"><text:s text:c="16"/>else:</text:p>
      <text:p text:style-name="P29"><text:s text:c="20"/>current_node = current_node.left_node</text:p>
      <text:p text:style-name="P29"><text:s text:c="12"/>else:</text:p>
      <text:p text:style-name="P29"><text:s text:c="16"/>if current_node.right_node is None:</text:p>
      <text:p text:style-name="P29"><text:s text:c="20"/>new_node.parent = current_node</text:p>
      <text:p text:style-name="P29"><text:s text:c="20"/>current_node.right_node = new_node</text:p>
      <text:p text:style-name="P29"><text:s text:c="20"/>break</text:p>
      <text:p text:style-name="P29"><text:s text:c="16"/>else:</text:p>
      <text:p text:style-name="P29"><text:s text:c="20"/>current_node = current_node.right_node</text:p>
      <text:p text:style-name="P29"/>
      <text:p text:style-name="P29"><text:s text:c="4"/>def remove(self, target_node):</text:p>
      <text:p text:style-name="P29"><text:s text:c="8"/>"""remove: Remove a node from the tree... This is a problem function and is quite honestly</text:p>
      <text:p text:style-name="P29"><text:s text:c="8"/>hot garbage! And im fairly certain there is a rather catastrophic logic error 'somewhere'???</text:p>
      <text:p text:style-name="P29"/>
      <text:p text:style-name="P29"><text:s text:c="8"/>:param target_node: Node which you want to remove from the tree</text:p>
      <text:p text:style-name="P29"><text:s text:c="8"/>"""</text:p>
      <text:p text:style-name="P29"><text:s text:c="8"/>assert isinstance(target_node, Node)</text:p>
      <text:p text:style-name="P29"><text:s text:c="8"/>child_count = self._count_children(target_node)</text:p>
      <text:p text:style-name="P29"><text:soft-page-break/><text:s text:c="8"/>if child_count == 0:</text:p>
      <text:p text:style-name="P29"><text:s text:c="12"/>if self.root == target_node:</text:p>
      <text:p text:style-name="P29"><text:s text:c="16"/>self.root = None</text:p>
      <text:p text:style-name="P29"><text:s text:c="12"/>else:</text:p>
      <text:p text:style-name="P29"><text:s text:c="16"/>self._remove_leaf(target_node)</text:p>
      <text:p text:style-name="P29"><text:s text:c="8"/>elif child_count == 1:</text:p>
      <text:p text:style-name="P29"><text:s text:c="12"/>if self.root == target_node:</text:p>
      <text:p text:style-name="P29"><text:s text:c="16"/>if target_node.left_node is not None:</text:p>
      <text:p text:style-name="P29"><text:s text:c="20"/>target_node.left_node.parent = None</text:p>
      <text:p text:style-name="P29"><text:s text:c="20"/>self.root = target_node.left_node</text:p>
      <text:p text:style-name="P29"><text:s text:c="16"/>elif target_node.right_node is not None:</text:p>
      <text:p text:style-name="P29"><text:s text:c="20"/>target_node.right_node.parent = None</text:p>
      <text:p text:style-name="P29"><text:s text:c="20"/>self.root = target_node.right_node</text:p>
      <text:p text:style-name="P29"><text:s text:c="12"/>else:</text:p>
      <text:p text:style-name="P29"><text:s text:c="16"/>if target_node.left_node is not None:</text:p>
      <text:p text:style-name="P29"><text:s text:c="20"/>parent = target_node.parent</text:p>
      <text:p text:style-name="P29"><text:s text:c="20"/>target_node.left_node.parent = parent</text:p>
      <text:p text:style-name="P29"/>
      <text:p text:style-name="P29"><text:s text:c="20"/>if parent.left_node == target_node:</text:p>
      <text:p text:style-name="P29"><text:s text:c="24"/>parent.left_node = target_node.left_node</text:p>
      <text:p text:style-name="P29"/>
      <text:p text:style-name="P29"><text:s text:c="20"/>if parent.right_node == target_node:</text:p>
      <text:p text:style-name="P29"><text:s text:c="24"/>parent.right_node = target_node.left_node</text:p>
      <text:p text:style-name="P29"/>
      <text:p text:style-name="P29"><text:s text:c="16"/>elif target_node.right_node is not None:</text:p>
      <text:p text:style-name="P29"><text:s text:c="20"/>parent = target_node.parent</text:p>
      <text:p text:style-name="P29"><text:s text:c="20"/>target_node.right_node.parent = parent</text:p>
      <text:p text:style-name="P29"/>
      <text:p text:style-name="P29"><text:s text:c="20"/>if parent.left_node == target_node:</text:p>
      <text:p text:style-name="P29"><text:s text:c="24"/>parent.left_node = target_node.right_node</text:p>
      <text:p text:style-name="P29"/>
      <text:p text:style-name="P29"><text:s text:c="20"/>if parent.right_node == target_node:</text:p>
      <text:p text:style-name="P29"><text:s text:c="24"/>parent.right_node = target_node.right_node</text:p>
      <text:p text:style-name="P29"><text:s text:c="8"/>elif child_count == 2:</text:p>
      <text:p text:style-name="P29"><text:s text:c="12"/>if self.root == target_node:</text:p>
      <text:p text:style-name="P29"><text:s text:c="16"/>if target_node.left_node is not None:</text:p>
      <text:p text:style-name="P29"><text:s text:c="20"/>swap_target = self._max_left()</text:p>
      <text:p text:style-name="P29"><text:s text:c="16"/>elif target_node.right_node is not None:</text:p>
      <text:p text:style-name="P29"><text:s text:c="20"/>swap_target = self._min_right()</text:p>
      <text:p text:style-name="P29"/>
      <text:p text:style-name="P29"><text:s text:c="16"/>self._remove_leaf(swap_target)</text:p>
      <text:p text:style-name="P29"><text:s text:c="16"/>swap_target.parent = None</text:p>
      <text:p text:style-name="P29"><text:s text:c="16"/>swap_target.left_node = target_node.left_node</text:p>
      <text:p text:style-name="P29"><text:s text:c="16"/>swap_target.right_node = target_node.right_node</text:p>
      <text:p text:style-name="P29"><text:s text:c="16"/>self.root = swap_target</text:p>
      <text:p text:style-name="P29"/>
      <text:p text:style-name="P29"><text:s text:c="16"/>if target_node.left_node is not None:</text:p>
      <text:p text:style-name="P29"><text:s text:c="20"/>target_node.left_node.parent = swap_target</text:p>
      <text:p text:style-name="P29"><text:s text:c="16"/>if target_node.right_node is not None:</text:p>
      <text:p text:style-name="P29"><text:soft-page-break/><text:s text:c="20"/>target_node.right_node.parent = swap_target</text:p>
      <text:p text:style-name="P29"><text:s text:c="12"/>else:</text:p>
      <text:p text:style-name="P29"><text:s text:c="16"/>if target_node &lt; self.root:</text:p>
      <text:p text:style-name="P29"><text:s text:c="20"/>swap_target = self._max_left()</text:p>
      <text:p text:style-name="P29"><text:s text:c="16"/>else:</text:p>
      <text:p text:style-name="P29"><text:s text:c="20"/>swap_target = self._min_right()</text:p>
      <text:p text:style-name="P29"/>
      <text:p text:style-name="P29"><text:s text:c="16"/>self._remove_leaf(swap_target)</text:p>
      <text:p text:style-name="P29"><text:s text:c="16"/>swap_target.parent = target_node.parent</text:p>
      <text:p text:style-name="P29"><text:s text:c="16"/>swap_target.left_node = target_node.left_node</text:p>
      <text:p text:style-name="P29"><text:s text:c="16"/>swap_target.right_node = target_node.right_node</text:p>
      <text:p text:style-name="P29"/>
      <text:p text:style-name="P29"><text:s text:c="16"/>if target_node.left_node is not None:</text:p>
      <text:p text:style-name="P29"><text:s text:c="20"/>target_node.left_node.parent = swap_target</text:p>
      <text:p text:style-name="P29"/>
      <text:p text:style-name="P29"><text:s text:c="16"/>if target_node.right_node is not None:</text:p>
      <text:p text:style-name="P29"><text:s text:c="20"/>target_node.right_node.parent = swap_target</text:p>
      <text:p text:style-name="P29"/>
      <text:p text:style-name="P29"><text:s text:c="16"/>parent = target_node.parent</text:p>
      <text:p text:style-name="P29"><text:s text:c="16"/>if parent.left_node == target_node:</text:p>
      <text:p text:style-name="P29"><text:s text:c="20"/>parent.left_node = swap_target</text:p>
      <text:p text:style-name="P29"/>
      <text:p text:style-name="P29"><text:s text:c="16"/>if parent.right_node == target_node:</text:p>
      <text:p text:style-name="P29"><text:s text:c="20"/>parent.right_node = swap_target</text:p>
      <text:p text:style-name="P29"/>
      <text:p text:style-name="P29"><text:s text:c="8"/>target_node.left_node = None</text:p>
      <text:p text:style-name="P29"><text:s text:c="8"/>target_node.right_node = None</text:p>
      <text:p text:style-name="P29"><text:s text:c="8"/>target_node.parent = None</text:p>
      <text:p text:style-name="P29"/>
      <text:p text:style-name="P29"><text:s text:c="4"/>def order(self, string=False, in_order=True, pre_order=False, post_order=False):</text:p>
      <text:p text:style-name="P29"><text:s text:c="8"/>"""order: Get the binary tree in one of three orders</text:p>
      <text:p text:style-name="P29"/>
      <text:p text:style-name="P29"><text:s text:c="8"/>:param string: Whether you want each node returned in string fromat or as a node object</text:p>
      <text:p text:style-name="P29"><text:s text:c="8"/>:param in_order: Return the tree values in order</text:p>
      <text:p text:style-name="P29"><text:s text:c="8"/>:param pre_order: Return the tree values in pre order</text:p>
      <text:p text:style-name="P29"><text:s text:c="8"/>:param post_order: Return the tree values in post order</text:p>
      <text:p text:style-name="P29"><text:s text:c="8"/>"""</text:p>
      <text:p text:style-name="P29"><text:s text:c="8"/>if self.root is None:</text:p>
      <text:p text:style-name="P29"><text:s text:c="12"/>return list()</text:p>
      <text:p text:style-name="P29"/>
      <text:p text:style-name="P29"><text:s text:c="8"/>if in_order:</text:p>
      <text:p text:style-name="P29"><text:s text:c="12"/>return self._in_order(string)</text:p>
      <text:p text:style-name="P29"><text:s text:c="8"/>elif pre_order:</text:p>
      <text:p text:style-name="P29"><text:s text:c="12"/>return self._pre_order(string)</text:p>
      <text:p text:style-name="P29"><text:s text:c="8"/>elif post_order:</text:p>
      <text:p text:style-name="P29"><text:s text:c="12"/>return self._post_order(string)</text:p>
      <text:p text:style-name="P29"/>
      <text:p text:style-name="P29"><text:s text:c="4"/>def find(self, target):</text:p>
      <text:p text:style-name="P29"><text:s text:c="8"/>"""find: Uses '_find' to traverse the tree to find 'target'</text:p>
      <text:p text:style-name="P29"><text:soft-page-break/></text:p>
      <text:p text:style-name="P29"><text:s text:c="8"/>:param target: Node which you want to find</text:p>
      <text:p text:style-name="P29"><text:s text:c="8"/>"""</text:p>
      <text:p text:style-name="P29"><text:s text:c="8"/>def _find(target, current_node, contents):</text:p>
      <text:p text:style-name="P29"><text:s text:c="12"/>if current_node.left_node is not None:</text:p>
      <text:p text:style-name="P29"><text:s text:c="16"/>_find(target, current_node.left_node, contents)</text:p>
      <text:p text:style-name="P29"><text:s text:c="12"/>if current_node.value == target:</text:p>
      <text:p text:style-name="P29"><text:s text:c="16"/>contents.append(current_node)</text:p>
      <text:p text:style-name="P29"><text:s text:c="12"/>if current_node.right_node is not None:</text:p>
      <text:p text:style-name="P29"><text:s text:c="16"/>_find(target, current_node.right_node, contents)</text:p>
      <text:p text:style-name="P29"><text:s text:c="12"/>return contents</text:p>
      <text:p text:style-name="P29"/>
      <text:p text:style-name="P29"><text:s text:c="8"/>return _find(target, self.root, [])</text:p>
      <text:p text:style-name="P29"/>
      <text:p text:style-name="P29"><text:s text:c="4"/>def _in_order(self, string):</text:p>
      <text:p text:style-name="P29"><text:s text:c="8"/>def __in_order(string, current_node, contents):</text:p>
      <text:p text:style-name="P29"><text:s text:c="12"/>if current_node.left_node is not None:</text:p>
      <text:p text:style-name="P29"><text:s text:c="16"/>__in_order(string, current_node.left_node, contents)</text:p>
      <text:p text:style-name="P29"><text:s text:c="12"/>if string:</text:p>
      <text:p text:style-name="P29"><text:s text:c="16"/>contents.append(str(current_node))</text:p>
      <text:p text:style-name="P29"><text:s text:c="12"/>else:</text:p>
      <text:p text:style-name="P29"><text:s text:c="16"/>contents.append(current_node)</text:p>
      <text:p text:style-name="P29"><text:s text:c="12"/>if current_node.right_node is not None:</text:p>
      <text:p text:style-name="P29"><text:s text:c="16"/>__in_order(string, current_node.right_node, contents)</text:p>
      <text:p text:style-name="P29"><text:s text:c="12"/>return contents</text:p>
      <text:p text:style-name="P29"/>
      <text:p text:style-name="P29"><text:s text:c="8"/>return __in_order(string, self.root, [])</text:p>
      <text:p text:style-name="P29"/>
      <text:p text:style-name="P29"><text:s text:c="4"/>def _pre_order(self, string):</text:p>
      <text:p text:style-name="P29"><text:s text:c="8"/>def __pre_order(string, current_node, contents):</text:p>
      <text:p text:style-name="P29"><text:s text:c="12"/>if string:</text:p>
      <text:p text:style-name="P29"><text:s text:c="16"/>contents.append(str(current_node))</text:p>
      <text:p text:style-name="P29"><text:s text:c="12"/>else:</text:p>
      <text:p text:style-name="P29"><text:s text:c="16"/>contents.append(current_node)</text:p>
      <text:p text:style-name="P29"><text:s text:c="12"/>if current_node.left_node is not None:</text:p>
      <text:p text:style-name="P29"><text:s text:c="16"/>__pre_order(string, current_node.left_node, contents)</text:p>
      <text:p text:style-name="P29"><text:s text:c="12"/>if current_node.right_node is not None:</text:p>
      <text:p text:style-name="P29"><text:s text:c="16"/>__pre_order(string, current_node.right_node, contents)</text:p>
      <text:p text:style-name="P29"><text:s text:c="12"/>return contents</text:p>
      <text:p text:style-name="P29"/>
      <text:p text:style-name="P29"><text:s text:c="8"/>return __pre_order(string, self.root, [])</text:p>
      <text:p text:style-name="P29"/>
      <text:p text:style-name="P29"><text:s text:c="4"/>def _post_order(self, string):</text:p>
      <text:p text:style-name="P29"><text:s text:c="8"/>def __post_order(string, current_node, contents):</text:p>
      <text:p text:style-name="P29"><text:s text:c="12"/>if current_node.left_node is not None:</text:p>
      <text:p text:style-name="P29"><text:s text:c="16"/>__post_order(string, current_node.left_node, contents)</text:p>
      <text:p text:style-name="P29"><text:s text:c="12"/>if current_node.right_node is not None:</text:p>
      <text:p text:style-name="P29"><text:s text:c="16"/>__post_order(string, current_node.right_node, contents)</text:p>
      <text:p text:style-name="P29"><text:s text:c="12"/>if string:</text:p>
      <text:p text:style-name="P29"><text:soft-page-break/><text:s text:c="16"/>contents.append(str(current_node))</text:p>
      <text:p text:style-name="P29"><text:s text:c="12"/>else:</text:p>
      <text:p text:style-name="P29"><text:s text:c="16"/>contents.append(current_node)</text:p>
      <text:p text:style-name="P29"><text:s text:c="12"/>return contents</text:p>
      <text:p text:style-name="P29"/>
      <text:p text:style-name="P29"><text:s text:c="8"/>return __post_order(string, self.root, [])</text:p>
      <text:p text:style-name="P29"/>
      <text:p text:style-name="P29"><text:s text:c="4"/>def _max_left(self):</text:p>
      <text:p text:style-name="P29"><text:s text:c="8"/>"""_max_left: Gets the node with the maximum value from the</text:p>
      <text:p text:style-name="P29"><text:s text:c="8"/>left side of the tree</text:p>
      <text:p text:style-name="P29"/>
      <text:p text:style-name="P29"><text:s text:c="8"/>:return Node: Max from the left</text:p>
      <text:p text:style-name="P29"><text:s text:c="8"/>"""</text:p>
      <text:p text:style-name="P29"><text:s text:c="8"/>current_node = self.root.left_node</text:p>
      <text:p text:style-name="P29"><text:s text:c="8"/>while current_node:</text:p>
      <text:p text:style-name="P29"><text:s text:c="12"/>if current_node.right_node is not None:</text:p>
      <text:p text:style-name="P29"><text:s text:c="16"/>current_node = current_node.right_node</text:p>
      <text:p text:style-name="P29"><text:s text:c="12"/>else:</text:p>
      <text:p text:style-name="P29"><text:s text:c="16"/>break</text:p>
      <text:p text:style-name="P29"><text:s text:c="8"/>return current_node</text:p>
      <text:p text:style-name="P29"/>
      <text:p text:style-name="P29"><text:s text:c="4"/>def _min_right(self):</text:p>
      <text:p text:style-name="P29"><text:s text:c="8"/>"""_min_right: Finds the minimum value from the right side of the tree</text:p>
      <text:p text:style-name="P29"/>
      <text:p text:style-name="P29"><text:s text:c="8"/>:return Node: Min from right side of the tree</text:p>
      <text:p text:style-name="P29"><text:s text:c="8"/>"""</text:p>
      <text:p text:style-name="P29"><text:s text:c="8"/>current_node = self.root.right_node</text:p>
      <text:p text:style-name="P29"><text:s text:c="8"/>while current_node:</text:p>
      <text:p text:style-name="P29"><text:s text:c="12"/>if current_node.left_node is not None:</text:p>
      <text:p text:style-name="P29"><text:s text:c="16"/>current_node = current_node.left_node</text:p>
      <text:p text:style-name="P29"><text:s text:c="12"/>else:</text:p>
      <text:p text:style-name="P29"><text:s text:c="16"/>break</text:p>
      <text:p text:style-name="P29"><text:s text:c="8"/>return current_node</text:p>
      <text:p text:style-name="P29"/>
      <text:p text:style-name="P29"><text:s text:c="4"/>@classmethod</text:p>
      <text:p text:style-name="P29"><text:s text:c="4"/>def _count_children(cls, target_node):</text:p>
      <text:p text:style-name="P29"><text:s text:c="8"/>"""_count_children: Counts how many children there is to any node</text:p>
      <text:p text:style-name="P29"/>
      <text:p text:style-name="P29"><text:s text:c="8"/>:param target_node: Node which you want to find out how many children it has</text:p>
      <text:p text:style-name="P29"><text:s text:c="8"/>:return int: Value between 0 and 2 depending on how many children</text:p>
      <text:p text:style-name="P29"><text:s text:c="8"/>"""</text:p>
      <text:p text:style-name="P29"><text:s text:c="8"/>assert isinstance(target_node, Node)</text:p>
      <text:p text:style-name="P29"><text:s text:c="8"/>count = 0</text:p>
      <text:p text:style-name="P29"><text:s text:c="8"/>if target_node.left_node is not None:</text:p>
      <text:p text:style-name="P29"><text:s text:c="12"/>count += 1</text:p>
      <text:p text:style-name="P29"><text:s text:c="8"/>if target_node.right_node is not None:</text:p>
      <text:p text:style-name="P29"><text:s text:c="12"/>count += 1</text:p>
      <text:p text:style-name="P29"><text:s text:c="8"/>return count</text:p>
      <text:p text:style-name="P29"/>
      <text:p text:style-name="P29"><text:soft-page-break/><text:s text:c="4"/>@classmethod</text:p>
      <text:p text:style-name="P29"><text:s text:c="4"/>def _remove_leaf(cls, target_node):</text:p>
      <text:p text:style-name="P29"><text:s text:c="8"/>"""_remove_leaf: Remove a node which has no children</text:p>
      <text:p text:style-name="P29"/>
      <text:p text:style-name="P29"><text:s text:c="8"/>:param target_node: Node to be removed from the tree</text:p>
      <text:p text:style-name="P29"><text:s text:c="8"/>"""</text:p>
      <text:p text:style-name="P29"><text:s text:c="8"/>assert isinstance(target_node, Node)</text:p>
      <text:p text:style-name="P29"><text:s text:c="8"/>parent = target_node.parent</text:p>
      <text:p text:style-name="P29"><text:s text:c="8"/>if parent.left_node == target_node:</text:p>
      <text:p text:style-name="P29"><text:s text:c="12"/>parent.left_node = None</text:p>
      <text:p text:style-name="P29"><text:s text:c="8"/>elif parent.right_node == target_node:</text:p>
      <text:p text:style-name="P29"><text:s text:c="12"/>parent.right_node = None</text:p>
      <text:p text:style-name="P29"/>
      <text:p text:style-name="P29"><text:s text:c="4"/>def __str__(self):</text:p>
      <text:p text:style-name="P29"><text:s text:c="8"/>return str(self.order(True))</text:p>
      <text:p text:style-name="P29"/>
      <text:p text:style-name="P67">database.py</text:p>
      <text:p text:style-name="P30"/>
      <text:p text:style-name="P30">#!/usr/bin/python3</text:p>
      <text:p text:style-name="P30">""" database.py: Simple database class</text:p>
      <text:p text:style-name="P30">"""</text:p>
      <text:p text:style-name="P30"/>
      <text:p text:style-name="P30"/>
      <text:p text:style-name="P30">from binary_tree import BinaryTree</text:p>
      <text:p text:style-name="P30">from node import Node</text:p>
      <text:p text:style-name="P30"/>
      <text:p text:style-name="P30"/>
      <text:p text:style-name="P30">class Database:</text:p>
      <text:p text:style-name="P30"><text:s text:c="4"/>"""Database: Very limited database class using binary trees to store</text:p>
      <text:p text:style-name="P30"><text:s text:c="4"/>date however irl I belive you would use B+ Trees and because they fan out more</text:p>
      <text:p text:style-name="P30"><text:s text:c="4"/>which is what is used in database software such as 'SQLite3' and filesystems</text:p>
      <text:p text:style-name="P30"><text:s text:c="4"/>"""</text:p>
      <text:p text:style-name="P30"><text:s text:c="4"/>def __init__(self, students):</text:p>
      <text:p text:style-name="P30"><text:s text:c="8"/>"""__init__</text:p>
      <text:p text:style-name="P30"/>
      <text:p text:style-name="P30"><text:s text:c="8"/>:param students: List of studets to be added to the database</text:p>
      <text:p text:style-name="P30"><text:s text:c="8"/>"""</text:p>
      <text:p text:style-name="P30"><text:s text:c="8"/>self.data = {}</text:p>
      <text:p text:style-name="P30"/>
      <text:p text:style-name="P30"><text:s text:c="8"/>for student in students:</text:p>
      <text:p text:style-name="P30"><text:s text:c="12"/>for value in student.data:</text:p>
      <text:p text:style-name="P30"><text:s text:c="16"/>new_node = Node((student.data[value], student))</text:p>
      <text:p text:style-name="P30"><text:s text:c="16"/>if value in self.data:</text:p>
      <text:p text:style-name="P30"><text:s text:c="20"/>self.data[value].insert(new_node)</text:p>
      <text:p text:style-name="P30"><text:s text:c="16"/>else:</text:p>
      <text:p text:style-name="P30"><text:s text:c="20"/>self.data[value] = BinaryTree()</text:p>
      <text:p text:style-name="P30"><text:s text:c="20"/>self.data[value].insert(new_node)</text:p>
      <text:p text:style-name="P30"/>
      <text:p text:style-name="P30"><text:s text:c="4"/>def find(self, target, where):</text:p>
      <text:p text:style-name="P30"><text:soft-page-break/><text:s text:c="8"/>"""find: Search the database. Has simmilar structure as 'SQLite3'</text:p>
      <text:p text:style-name="P30"/>
      <text:p text:style-name="P30"><text:s text:c="8"/>:param target: What you want to find e.g '1', 'John'</text:p>
      <text:p text:style-name="P30"><text:s text:c="8"/>:param where: Where you want to search e.g 'unique_id', 'name'</text:p>
      <text:p text:style-name="P30"><text:s text:c="8"/>"""</text:p>
      <text:p text:style-name="P30"><text:s text:c="8"/>if where not in self.data:</text:p>
      <text:p text:style-name="P30"><text:s text:c="12"/>return</text:p>
      <text:p text:style-name="P30"><text:s text:c="8"/>if target == '*' or target == 'all':</text:p>
      <text:p text:style-name="P30"><text:s text:c="12"/>return self.data[where].order()</text:p>
      <text:p text:style-name="P30"/>
      <text:p text:style-name="P30"><text:s text:c="8"/>assert self.data[where].type == type(target)</text:p>
      <text:p text:style-name="P30"><text:s text:c="8"/>return self._convert_node_list(self.data[where].find(target))</text:p>
      <text:p text:style-name="P30"/>
      <text:p text:style-name="P30"><text:s text:c="4"/>def remove_by_id(self, target_id):</text:p>
      <text:p text:style-name="P30"><text:s text:c="8"/>"""remove_by_id: Remove something from the database by id</text:p>
      <text:p text:style-name="P30"/>
      <text:p text:style-name="P30"><text:s text:c="8"/>:param target_id: Id of the student you want to remove</text:p>
      <text:p text:style-name="P30"><text:s text:c="8"/>"""</text:p>
      <text:p text:style-name="P30"><text:s text:c="8"/>for key in self.data:</text:p>
      <text:p text:style-name="P30"><text:s text:c="12"/>for node in self.data[key].order():</text:p>
      <text:p text:style-name="P30"><text:s text:c="16"/>if node.owner.data['unique_id'] == target_id:</text:p>
      <text:p text:style-name="P30"><text:s text:c="20"/>self.data[key].remove(node)</text:p>
      <text:p text:style-name="P30"/>
      <text:p text:style-name="P30"><text:s text:c="4"/>def update(self, target, where, content):</text:p>
      <text:p text:style-name="P30"><text:s text:c="8"/>"""update: Update the records of a student in the database</text:p>
      <text:p text:style-name="P30"/>
      <text:p text:style-name="P30"><text:s text:c="8"/>:param target: What you want to find from the database</text:p>
      <text:p text:style-name="P30"><text:s text:c="8"/>:param where: Where you want to search</text:p>
      <text:p text:style-name="P30"><text:s text:c="8"/>:param content: What you want to replace is with</text:p>
      <text:p text:style-name="P30"><text:s text:c="8"/>"""</text:p>
      <text:p text:style-name="P30"><text:s text:c="8"/>if where == 'unique_id':</text:p>
      <text:p text:style-name="P30"><text:s text:c="12"/>raise ValueError('Cannot update the unique_id')</text:p>
      <text:p text:style-name="P30"><text:s text:c="8"/>assert self.data[where].type == type(content)</text:p>
      <text:p text:style-name="P30"><text:s text:c="8"/>update_list = self.find(target, where)</text:p>
      <text:p text:style-name="P30"><text:s text:c="8"/>for student in update_list:</text:p>
      <text:p text:style-name="P30"><text:s text:c="12"/>student.data[where] = content</text:p>
      <text:p text:style-name="P30"/>
      <text:p text:style-name="P30"><text:s text:c="4"/>def list(self, where):</text:p>
      <text:p text:style-name="P30"><text:s text:c="8"/>"""list: Like 'select *' in 'SQLite3' in the way that is display</text:p>
      <text:p text:style-name="P30"><text:s text:c="8"/>all records from 'where'</text:p>
      <text:p text:style-name="P30"/>
      <text:p text:style-name="P30"><text:s text:c="8"/>:param where: Where you want to show the records for</text:p>
      <text:p text:style-name="P30"><text:s text:c="8"/>"""</text:p>
      <text:p text:style-name="P30"><text:s text:c="8"/>return self.data[where].order(True)</text:p>
      <text:p text:style-name="P30"/>
      <text:p text:style-name="P30"><text:s text:c="4"/>@classmethod</text:p>
      <text:p text:style-name="P30"><text:s text:c="4"/>def _convert_node_list(cls, node_list):</text:p>
      <text:p text:style-name="P30"><text:s text:c="8"/>"""_convert_node_list: Convert a list of nodes into a list of their owners</text:p>
      <text:p text:style-name="P30"/>
      <text:p text:style-name="P30"><text:soft-page-break/><text:s text:c="8"/>:param node_list: List to change</text:p>
      <text:p text:style-name="P30"><text:s text:c="8"/>"""</text:p>
      <text:p text:style-name="P30"><text:s text:c="8"/>return [node.owner for node in node_list]</text:p>
      <text:p text:style-name="P30"/>
      <text:p text:style-name="P68">database_unit_test.py</text:p>
      <text:p text:style-name="P31"/>
      <text:p text:style-name="P31">#!/usr/bin/python3</text:p>
      <text:p text:style-name="P31"/>
      <text:p text:style-name="P31">import unittest</text:p>
      <text:p text:style-name="P31">import datetime</text:p>
      <text:p text:style-name="P31">from database import Database</text:p>
      <text:p text:style-name="P31">from student import Student</text:p>
      <text:p text:style-name="P31">from address import Address</text:p>
      <text:p text:style-name="P31"/>
      <text:p text:style-name="P31">class UnitTest(unittest.TestCase):</text:p>
      <text:p text:style-name="P31"><text:s text:c="4"/>def setUp(self):</text:p>
      <text:p text:style-name="P31"><text:s text:c="8"/>self.student1 = Student(1, "Ryan", datetime.date(1978, 1, 12), Address(104, 'Main Street'), datetime.date(2017, 3, 9), "220CT", True)</text:p>
      <text:p text:style-name="P31"><text:s text:c="8"/>self.student2 = Student(2, "Devin", datetime.date(2000, 1, 12), Address(10, 'Station Road'), datetime.date(2017, 3, 9), "121COM", False)</text:p>
      <text:p text:style-name="P31"><text:s text:c="8"/>self.student3 = Student(3, "Rob", datetime.date(2002, 4, 2), Address(1, 'Lunch Lane'), datetime.date(2017, 3, 9), "290COM", True)</text:p>
      <text:p text:style-name="P31"><text:s text:c="8"/>self.student4 = Student(4, "Ellen", datetime.date(1997, 1, 12), Address(23, 'Lovelace Avenue'), datetime.date(2017, 3, 9), "290COM", False)</text:p>
      <text:p text:style-name="P31"><text:s text:c="8"/>self.student5 = Student(5, "Taylor", datetime.date(1995, 5, 9), Address(3, 'Judas Lane'), datetime.date(2017, 3, 9), "220CT", True)</text:p>
      <text:p text:style-name="P31"><text:s text:c="8"/>self.students = [self.student3, self.student2, self.student4, self.student1, self.student5]</text:p>
      <text:p text:style-name="P31"><text:s text:c="8"/>self.db = Database(self.students)</text:p>
      <text:p text:style-name="P31"/>
      <text:p text:style-name="P31"><text:s text:c="4"/>def test_finding_student_by_id(self):</text:p>
      <text:p text:style-name="P31"><text:s text:c="8"/>correct = [self.student3]</text:p>
      <text:p text:style-name="P31"><text:s text:c="8"/>self.assertEqual(self.db.find(3, 'unique_id'), correct)</text:p>
      <text:p text:style-name="P31"/>
      <text:p text:style-name="P31"><text:s text:c="4"/>def test_find_and_update_by_id(self):</text:p>
      <text:p text:style-name="P31"><text:s text:c="8"/>self.db.update('220CT', 'class_id', '210CT')</text:p>
      <text:p text:style-name="P31"><text:s text:c="8"/>self.assertEqual(self.student1.data['class_id'], '210CT')</text:p>
      <text:p text:style-name="P31"><text:s text:c="8"/>self.assertEqual(self.student5.data['class_id'], '210CT')</text:p>
      <text:p text:style-name="P31"/>
      <text:p text:style-name="P31"><text:s text:c="4"/>def test_finding_student_by_class(self):</text:p>
      <text:p text:style-name="P31"><text:s text:c="8"/>correct = [self.student1, self.student5]</text:p>
      <text:p text:style-name="P31"><text:s text:c="8"/>self.assertEqual(self.db.find('220CT', 'class_id'), correct)</text:p>
      <text:p text:style-name="P31"/>
      <text:p text:style-name="P31"><text:s text:c="4"/>def test_list_names_in_lex_order(self):</text:p>
      <text:p text:style-name="P31"><text:s text:c="8"/>correct = ['Devin', 'Ellen', 'Rob', 'Ryan', 'Taylor']</text:p>
      <text:p text:style-name="P31"><text:s text:c="8"/>self.assertEqual(self.db.list('name'), correct)</text:p>
      <text:p text:style-name="P31"/>
      <text:p text:style-name="P31"><text:s text:c="4"/>def test_list_all_postgraduates(self):</text:p>
      <text:p text:style-name="P31"><text:s text:c="8"/>graduatedStudents = self.db.find(True, 'postgraduate')</text:p>
      <text:p text:style-name="P31"><text:s text:c="8"/>correct = [self.student1, self.student3, self.student5]</text:p>
      <text:p text:style-name="P31"><text:soft-page-break/><text:s text:c="8"/>for answer in correct:</text:p>
      <text:p text:style-name="P31"><text:s text:c="12"/>self.assertTrue(answer in graduatedStudents)</text:p>
      <text:p text:style-name="P31"/>
      <text:p text:style-name="P31"><text:s text:c="4"/>def test_list_undergrads_by_class_in_lex_order(self):</text:p>
      <text:p text:style-name="P31"><text:s text:c="8"/>lex = []</text:p>
      <text:p text:style-name="P31"><text:s text:c="8"/>students = self.db.find('all', 'name')</text:p>
      <text:p text:style-name="P31"><text:s text:c="8"/>classes = self.db.find('all', 'class_id')</text:p>
      <text:p text:style-name="P31"><text:s text:c="8"/>for i in range(len(students)):</text:p>
      <text:p text:style-name="P31"><text:s text:c="12"/>for j in range(len(classes)):</text:p>
      <text:p text:style-name="P31"><text:s text:c="16"/>if students[i].owner == classes[j].owner:</text:p>
      <text:p text:style-name="P31"><text:s text:c="20"/>lex.append('{0}: {1}'.format(classes[j], students[i]))</text:p>
      <text:p text:style-name="P31"><text:s text:c="8"/>self.assertEqual(lex, ['121COM: Devin', '290COM: Ellen', '290COM: Rob', '220CT: Ryan', '220CT: Taylor'])</text:p>
      <text:p text:style-name="P31"/>
      <text:p text:style-name="P31"><text:s text:c="4"/>def test_remove_by_id(self):</text:p>
      <text:p text:style-name="P31"><text:s text:c="8"/>student1 = Student(1, "Ryan", datetime.date(1978, 1, 12), Address(104, 'Main Street'), datetime.date(2017, 2, 9), '220CT', True)</text:p>
      <text:p text:style-name="P31"><text:s text:c="8"/>student2 = Student(2, "Devin", datetime.date(2000, 1, 12), Address(10, 'Station Road'), datetime.date(2013, 3, 9), '210CT', False)</text:p>
      <text:p text:style-name="P31"><text:s text:c="8"/>student3 = Student(3, "Rob", datetime.date(2002, 4, 2), Address(1, 'Lunch Lane'), datetime.date(2017, 3, 4), '210CT', True)</text:p>
      <text:p text:style-name="P31"><text:s text:c="8"/>student4 = Student(4, "Ellen", datetime.date(1997, 1, 12), Address(1, 'Lunch Lane'), datetime.date(2017, 3, 9), '290COM', False)</text:p>
      <text:p text:style-name="P31"><text:s text:c="8"/>student5 = Student(5, "Taylor", datetime.date(1995, 5, 9), Address(3, 'Judas Lane'), datetime.date(2017, 4, 9), '220CT', True)</text:p>
      <text:p text:style-name="P31"><text:s text:c="8"/>students = [student5, student3, student4, student2, student1]</text:p>
      <text:p text:style-name="P31"><text:s text:c="8"/>db = Database(students)</text:p>
      <text:p text:style-name="P31"><text:s text:c="8"/>db.remove_by_id(1)</text:p>
      <text:p text:style-name="P31"><text:s text:c="8"/>self.assertEqual(db.data['unique_id'].order(True), ['2', '3', '4', '5'])</text:p>
      <text:p text:style-name="P31"><text:s text:c="8"/>self.assertEqual(db.data['name'].order(True), ['Devin', 'Ellen', 'Rob', 'Taylor'])</text:p>
      <text:p text:style-name="P31"><text:s text:c="8"/>self.assertEqual(db.data['date_of_birth'].order(True), ['1995-05-09', '1997-01-12', '2000-01-12', '2002-04-02'])</text:p>
      <text:p text:style-name="P31"><text:s text:c="8"/>self.assertEqual(db.data['address'].order(True), ['1 Lunch Lane', '1 Lunch Lane', '3 Judas Lane', '10 Station Road'])</text:p>
      <text:p text:style-name="P31"><text:s text:c="8"/>self.assertEqual(db.data['enrolment_date'].order(True), ['2013-03-09', '2017-03-04', '2017-03-09', '2017-04-09'])</text:p>
      <text:p text:style-name="P31"><text:s text:c="8"/>self.assertEqual(db.data['class_id'].order(True), ['210CT', '210CT', '220CT', '290COM'])</text:p>
      <text:p text:style-name="P31"><text:s text:c="8"/>self.assertEqual(db.data['postgraduate'].order(True), ['False', 'False', 'True', 'True'])</text:p>
      <text:p text:style-name="P31"/>
      <text:p text:style-name="P31"><text:s text:c="4"/>def test_remove_by_postgraduate(self):</text:p>
      <text:p text:style-name="P31"><text:s text:c="8"/>student1 = Student(1, "Ryan", datetime.date(1978, 1, 12), Address(104, 'Main Street'), datetime.date(2017, 2, 9), '220CT', True)</text:p>
      <text:p text:style-name="P31"><text:s text:c="8"/>student2 = Student(2, "Devin", datetime.date(2000, 1, 12), Address(10, 'Station Road'), datetime.date(2013, 3, 9), '210CT', False)</text:p>
      <text:p text:style-name="P31"><text:s text:c="8"/>student3 = Student(3, "Rob", datetime.date(2002, 4, 2), Address(1, 'Lunch Lane'), datetime.date(2017, 3, 4), '210CT', True)</text:p>
      <text:p text:style-name="P31"><text:s text:c="8"/>student4 = Student(4, "Ellen", datetime.date(1997, 1, 12), Address(1, 'Lunch Lane'), datetime.date(2017, 3, 9), '290COM', False)</text:p>
      <text:p text:style-name="P31"><text:soft-page-break/><text:s text:c="8"/>student5 = Student(5, "Taylor", datetime.date(1995, 5, 9), Address(3, 'Judas Lane'), datetime.date(2017, 4, 9), '220CT', True)</text:p>
      <text:p text:style-name="P31"><text:s text:c="8"/>students = [student5, student4, student3, student2, student1]</text:p>
      <text:p text:style-name="P31"><text:s text:c="8"/>db = Database(students)</text:p>
      <text:p text:style-name="P31"/>
      <text:p text:style-name="P31"><text:s text:c="8"/>post_grads = db.find(True, 'postgraduate')</text:p>
      <text:p text:style-name="P31"><text:s text:c="8"/>db.remove_by_id(post_grads[0].data['unique_id'])</text:p>
      <text:p text:style-name="P31"/>
      <text:p text:style-name="P31"><text:s text:c="8"/>self.assertEqual(db.data['unique_id'].order(True), ['1', '2', '3', '4'])</text:p>
      <text:p text:style-name="P31"><text:s text:c="8"/>self.assertEqual(db.data['name'].order(True), ['Devin', 'Ellen', 'Rob', 'Ryan'])</text:p>
      <text:p text:style-name="P31"><text:s text:c="8"/>self.assertEqual(db.data['date_of_birth'].order(True), ['1978-01-12', '1997-01-12', '2000-01-12', '2002-04-02'])</text:p>
      <text:p text:style-name="P31"><text:s text:c="8"/>self.assertEqual(db.data['address'].order(True), ['1 Lunch Lane', '1 Lunch Lane', '10 Station Road', '104 Main Street'])</text:p>
      <text:p text:style-name="P31"><text:s text:c="8"/>self.assertEqual(db.data['enrolment_date'].order(True), ['2013-03-09', '2017-02-09', '2017-03-04', '2017-03-09'])</text:p>
      <text:p text:style-name="P31"><text:s text:c="8"/>self.assertEqual(db.data['class_id'].order(True), ['210CT', '210CT', '220CT', '290COM'])</text:p>
      <text:p text:style-name="P31"><text:s text:c="8"/>self.assertEqual(db.data['postgraduate'].order(True), ['False', 'False', 'True', 'True'])</text:p>
      <text:p text:style-name="P31"/>
      <text:p text:style-name="P31"><text:s text:c="8"/>db.remove_by_id(post_grads[1].data['unique_id'])</text:p>
      <text:p text:style-name="P31"/>
      <text:p text:style-name="P31"><text:s text:c="8"/>self.assertEqual(db.data['unique_id'].order(True), ['1', '2', '4'])</text:p>
      <text:p text:style-name="P31"><text:s text:c="8"/>self.assertEqual(db.data['name'].order(True), ['Devin', 'Ellen', 'Ryan'])</text:p>
      <text:p text:style-name="P31"><text:s text:c="8"/>self.assertEqual(db.data['date_of_birth'].order(True), ['1978-01-12', '1997-01-12', '2000-01-12'])</text:p>
      <text:p text:style-name="P31"><text:s text:c="8"/>self.assertEqual(db.data['address'].order(True), ['1 Lunch Lane', '10 Station Road', '104 Main Street'])</text:p>
      <text:p text:style-name="P31"><text:s text:c="8"/>self.assertEqual(db.data['enrolment_date'].order(True), ['2013-03-09', '2017-02-09', '2017-03-09'])</text:p>
      <text:p text:style-name="P31"><text:s text:c="8"/>self.assertEqual(db.data['class_id'].order(True), ['210CT', '220CT', '290COM'])</text:p>
      <text:p text:style-name="P31"><text:s text:c="8"/>self.assertEqual(db.data['postgraduate'].order(True), ['False', 'False', 'True'])</text:p>
      <text:p text:style-name="P31"/>
      <text:p text:style-name="P31"><text:s text:c="8"/>db.remove_by_id(post_grads[2].data['unique_id'])</text:p>
      <text:p text:style-name="P31"><text:s text:c="8"/>self.assertEqual(db.data['unique_id'].order(True), ['2', '4'])</text:p>
      <text:p text:style-name="P31"><text:s text:c="8"/>self.assertEqual(db.data['name'].order(True), ['Devin', 'Ellen'])</text:p>
      <text:p text:style-name="P31"><text:s text:c="8"/>self.assertEqual(db.data['date_of_birth'].order(True), ['1997-01-12', '2000-01-12'])</text:p>
      <text:p text:style-name="P31"><text:s text:c="8"/>self.assertEqual(db.data['address'].order(True), ['1 Lunch Lane', '10 Station Road'])</text:p>
      <text:p text:style-name="P31"><text:s text:c="8"/>self.assertEqual(db.data['enrolment_date'].order(True), ['2013-03-09', '2017-03-09'])</text:p>
      <text:p text:style-name="P31"><text:s text:c="8"/>self.assertEqual(db.data['class_id'].order(True), ['210CT', '290COM'])</text:p>
      <text:p text:style-name="P31"><text:s text:c="8"/>self.assertEqual(db.data['postgraduate'].order(True), ['False', 'False'])</text:p>
      <text:p text:style-name="P31"/>
      <text:p text:style-name="P31"/>
      <text:p text:style-name="P31">if __name__ == '__main__':</text:p>
      <text:p text:style-name="P31"><text:s text:c="4"/>unittest.main()</text:p>
      <text:p text:style-name="P31"/>
      <text:p text:style-name="P69">main.py</text:p>
      <text:p text:style-name="P69"/>
      <text:p text:style-name="P32">#!/usr/bin/python3</text:p>
      <text:p text:style-name="P32"/>
      <text:p text:style-name="P32">import datetime</text:p>
      <text:p text:style-name="P32">from database import Database</text:p>
      <text:p text:style-name="P32"><text:soft-page-break/>from student import Student</text:p>
      <text:p text:style-name="P32">from address import Address</text:p>
      <text:p text:style-name="P32"/>
      <text:p text:style-name="P32">def main():</text:p>
      <text:p text:style-name="P32"><text:s text:c="4"/>student1 = Student(1, "Ryan", datetime.date(1978, 1, 12), Address(104, 'Main Street'), datetime.date(2017, 2, 9), '220CT', True)</text:p>
      <text:p text:style-name="P32"><text:s text:c="4"/>student2 = Student(2, "Devin", datetime.date(2000, 1, 12), Address(10, 'Station Road'), datetime.date(2013, 3, 9), '210CT', False)</text:p>
      <text:p text:style-name="P32"><text:s text:c="4"/>student3 = Student(3, "Rob", datetime.date(2002, 4, 2), Address(1, 'Lunch Lane'), datetime.date(2017, 3, 4), '210CT', True)</text:p>
      <text:p text:style-name="P32"><text:s text:c="4"/>student4 = Student(4, "Ellen", datetime.date(1997, 1, 12), Address(1, 'Lunch Lane'), datetime.date(2017, 3, 9), '290COM', False)</text:p>
      <text:p text:style-name="P32"><text:s text:c="4"/>student5 = Student(5, "Taylor", datetime.date(1995, 5, 9), Address(3, 'Judas Lane'), datetime.date(2017, 4, 9), '220CT', True)</text:p>
      <text:p text:style-name="P32"><text:s text:c="4"/>students = [student5, student4, student3, student2, student1]</text:p>
      <text:p text:style-name="P32"><text:s text:c="4"/>db = Database(students)</text:p>
      <text:p text:style-name="P32"/>
      <text:p text:style-name="P32"><text:s text:c="4"/># <text:s/>Found student by id in this case it will be a list containing the reference to 'student3'</text:p>
      <text:p text:style-name="P32"><text:s text:c="4"/>print(db.find(3, 'unique_id'))</text:p>
      <text:p text:style-name="P32"/>
      <text:p text:style-name="P32"/>
      <text:p text:style-name="P32">main()</text:p>
      <text:p text:style-name="P32"/>
      <text:p text:style-name="P70">node.py</text:p>
      <text:p text:style-name="P33"/>
      <text:p text:style-name="P33">#!/usr/bin/python3</text:p>
      <text:p text:style-name="P33">""" node.py: Contains the node class which is used in the simple database and binary trees</text:p>
      <text:p text:style-name="P33">"""</text:p>
      <text:p text:style-name="P33"/>
      <text:p text:style-name="P33"/>
      <text:p text:style-name="P33">class Node:</text:p>
      <text:p text:style-name="P33"><text:s text:c="4"/>"""Node: Simple node class used in the binary trees</text:p>
      <text:p text:style-name="P33"><text:s text:c="4"/>"""</text:p>
      <text:p text:style-name="P33"><text:s text:c="4"/>def __init__(self, value):</text:p>
      <text:p text:style-name="P33"><text:s text:c="8"/>self.value = value[0]</text:p>
      <text:p text:style-name="P33"><text:s text:c="8"/>self.owner = value[1]</text:p>
      <text:p text:style-name="P33"><text:s text:c="8"/>self.parent = None</text:p>
      <text:p text:style-name="P33"><text:s text:c="8"/>self.left_node = None</text:p>
      <text:p text:style-name="P33"><text:s text:c="8"/>self.right_node = None</text:p>
      <text:p text:style-name="P33"/>
      <text:p text:style-name="P33"><text:s text:c="4"/>def __ne__(self, other):</text:p>
      <text:p text:style-name="P33"><text:s text:c="8"/>try:</text:p>
      <text:p text:style-name="P33"><text:s text:c="12"/>return self.value != other.value</text:p>
      <text:p text:style-name="P33"><text:s text:c="8"/>except AttributeError:</text:p>
      <text:p text:style-name="P33"><text:s text:c="12"/>return True</text:p>
      <text:p text:style-name="P33"/>
      <text:p text:style-name="P33"><text:s text:c="4"/>def __lt__(self, other):</text:p>
      <text:p text:style-name="P33"><text:s text:c="8"/>return self.value &lt; other.value</text:p>
      <text:p text:style-name="P33"/>
      <text:p text:style-name="P33"><text:soft-page-break/><text:s text:c="4"/>def __gt__(self, other):</text:p>
      <text:p text:style-name="P33"><text:s text:c="8"/>return self.value &gt; other.value</text:p>
      <text:p text:style-name="P33"/>
      <text:p text:style-name="P33"><text:s text:c="4"/>def __str__(self):</text:p>
      <text:p text:style-name="P33"><text:s text:c="8"/>return str(self.value)</text:p>
      <text:p text:style-name="P33"/>
      <text:p text:style-name="P71">student.py</text:p>
      <text:p text:style-name="P71"/>
      <text:p text:style-name="P34">#!/usr/bin/python3</text:p>
      <text:p text:style-name="P34"/>
      <text:p text:style-name="P34"/>
      <text:p text:style-name="P34">import datetime</text:p>
      <text:p text:style-name="P34">from address import Address</text:p>
      <text:p text:style-name="P34"/>
      <text:p text:style-name="P34"/>
      <text:p text:style-name="P34">class Student:</text:p>
      <text:p text:style-name="P34"><text:s text:c="4"/>"""Student: Class representing a student</text:p>
      <text:p text:style-name="P34"><text:s text:c="4"/>"""</text:p>
      <text:p text:style-name="P34"><text:s text:c="4"/>def __init__(self, unique_id, name, date_of_birth, address, enrolment_date, class_id, postgraduate):</text:p>
      <text:p text:style-name="P34"><text:s text:c="8"/>"""__init__</text:p>
      <text:p text:style-name="P34"/>
      <text:p text:style-name="P34"><text:s text:c="8"/>:param unique_id: ID of a student</text:p>
      <text:p text:style-name="P34"><text:s text:c="8"/>:param name: Name of the student</text:p>
      <text:p text:style-name="P34"><text:s text:c="8"/>:param date_of_birth: The sutdents DOB</text:p>
      <text:p text:style-name="P34"><text:s text:c="8"/>:param address: Where they live</text:p>
      <text:p text:style-name="P34"><text:s text:c="8"/>:param enrolment_date: When they enrolled</text:p>
      <text:p text:style-name="P34"><text:s text:c="8"/>:param class_id: What class they are in</text:p>
      <text:p text:style-name="P34"><text:s text:c="8"/>:param postgraduate: Whether they have graduated</text:p>
      <text:p text:style-name="P34"><text:s text:c="8"/>"""</text:p>
      <text:p text:style-name="P34"><text:s text:c="8"/>assert isinstance(unique_id, int)</text:p>
      <text:p text:style-name="P34"><text:s text:c="8"/>assert isinstance(name, str)</text:p>
      <text:p text:style-name="P34"><text:s text:c="8"/>assert isinstance(date_of_birth, datetime.date)</text:p>
      <text:p text:style-name="P34"><text:s text:c="8"/>assert isinstance(address, Address)</text:p>
      <text:p text:style-name="P34"><text:s text:c="8"/>assert isinstance(enrolment_date, datetime.date)</text:p>
      <text:p text:style-name="P34"><text:s text:c="8"/>assert isinstance(class_id, str)</text:p>
      <text:p text:style-name="P34"><text:s text:c="8"/>assert isinstance(postgraduate, bool)</text:p>
      <text:p text:style-name="P34"/>
      <text:p text:style-name="P34"><text:s text:c="8"/>self.data = {}</text:p>
      <text:p text:style-name="P34"><text:s text:c="8"/>self.data['unique_id'] = unique_id</text:p>
      <text:p text:style-name="P34"><text:s text:c="8"/>self.data['name'] = name</text:p>
      <text:p text:style-name="P34"><text:s text:c="8"/>self.data['date_of_birth'] = date_of_birth</text:p>
      <text:p text:style-name="P34"><text:s text:c="8"/>self.data['address'] = address</text:p>
      <text:p text:style-name="P34"><text:s text:c="8"/>self.data['enrolment_date'] = enrolment_date</text:p>
      <text:p text:style-name="P34"><text:s text:c="8"/>self.data['class_id'] = class_id</text:p>
      <text:p text:style-name="P34"><text:s text:c="8"/>self.data['postgraduate'] = postgraduate</text:p>
      <text:p text:style-name="P34"/>
      <text:p text:style-name="P34"><text:s text:c="4"/>def __str__(self):</text:p>
      <text:p text:style-name="P34"><text:s text:c="8"/>return str(self.data['name'])</text:p>
      <text:p text:style-name="P34"/>
      <text:p text:style-name="P72"><text:soft-page-break/>tree_unit_test.py</text:p>
      <text:p text:style-name="P35"/>
      <text:p text:style-name="P35">#!/usr/bin/python3</text:p>
      <text:p text:style-name="P35"/>
      <text:p text:style-name="P35">import unittest</text:p>
      <text:p text:style-name="P35">from binary_tree import BinaryTree</text:p>
      <text:p text:style-name="P35">from node import Node</text:p>
      <text:p text:style-name="P35"/>
      <text:p text:style-name="P35">class UnitTest(unittest.TestCase):</text:p>
      <text:p text:style-name="P35"><text:s text:c="4"/>def test_insert_root(self):</text:p>
      <text:p text:style-name="P35"><text:s text:c="8"/>tree = BinaryTree()</text:p>
      <text:p text:style-name="P35"><text:s text:c="8"/>node1 = Node((1, None))</text:p>
      <text:p text:style-name="P35"><text:s text:c="8"/>tree.insert(node1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ne)</text:p>
      <text:p text:style-name="P35"/>
      <text:p text:style-name="P35"><text:s text:c="4"/>def test_insert_root_with_one_child(self):</text:p>
      <text:p text:style-name="P35"><text:s text:c="8"/>tree = BinaryTree()</text:p>
      <text:p text:style-name="P35"><text:s text:c="8"/>node1 = Node((1, None))</text:p>
      <text:p text:style-name="P35"><text:s text:c="8"/>node2 = Node((2, None))</text:p>
      <text:p text:style-name="P35"><text:s text:c="8"/>tree.insert(node1)</text:p>
      <text:p text:style-name="P35"><text:s text:c="8"/>tree.insert(node2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de2)</text:p>
      <text:p text:style-name="P35"><text:s text:c="8"/>self.assertEqual(node2.parent, node1)</text:p>
      <text:p text:style-name="P35"><text:s text:c="8"/>self.assertEqual(node2.left_node, None)</text:p>
      <text:p text:style-name="P35"><text:s text:c="8"/>self.assertEqual(node2.right_node, None)</text:p>
      <text:p text:style-name="P35"/>
      <text:p text:style-name="P35"><text:s text:c="4"/>def test_insert_three(self):</text:p>
      <text:p text:style-name="P35"><text:s text:c="8"/>tree = BinaryTree()</text:p>
      <text:p text:style-name="P35"><text:s text:c="8"/>node1 = Node((3, None))</text:p>
      <text:p text:style-name="P35"><text:s text:c="8"/>node2 = Node((2, None))</text:p>
      <text:p text:style-name="P35"><text:s text:c="8"/>node3 = Node((4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de2)</text:p>
      <text:p text:style-name="P35"><text:s text:c="8"/>self.assertEqual(node1.right_node, node3)</text:p>
      <text:p text:style-name="P35"><text:s text:c="8"/>self.assertEqual(node2.parent, node1)</text:p>
      <text:p text:style-name="P35"><text:s text:c="8"/>self.assertEqual(node2.left_node, None)</text:p>
      <text:p text:style-name="P35"><text:s text:c="8"/>self.assertEqual(node2.right_node, None)</text:p>
      <text:p text:style-name="P35"><text:s text:c="8"/>self.assertEqual(node3.parent, node1)</text:p>
      <text:p text:style-name="P35"><text:s text:c="8"/>self.assertEqual(node3.left_node, None)</text:p>
      <text:p text:style-name="P35"><text:soft-page-break/><text:s text:c="8"/>self.assertEqual(node3.right_node, None)</text:p>
      <text:p text:style-name="P35"/>
      <text:p text:style-name="P35"><text:s text:c="4"/>def test_min_right(self):</text:p>
      <text:p text:style-name="P35"><text:s text:c="8"/>tree = BinaryTree()</text:p>
      <text:p text:style-name="P35"><text:s text:c="8"/>node1 = Node((1, None))</text:p>
      <text:p text:style-name="P35"><text:s text:c="8"/>node2 = Node((5, None))</text:p>
      <text:p text:style-name="P35"><text:s text:c="8"/>node3 = Node((7, None))</text:p>
      <text:p text:style-name="P35"><text:s text:c="8"/>node4 = Node((4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tree.insert(node4)</text:p>
      <text:p text:style-name="P35"><text:s text:c="8"/>self.assertEqual(tree._min_right(), node4)</text:p>
      <text:p text:style-name="P35"/>
      <text:p text:style-name="P35"><text:s text:c="4"/>def test_count_children(self):</text:p>
      <text:p text:style-name="P35"><text:s text:c="8"/>tree = BinaryTree()</text:p>
      <text:p text:style-name="P35"><text:s text:c="8"/>node1 = Node((1, None))</text:p>
      <text:p text:style-name="P35"><text:s text:c="8"/>node2 = Node((5, None))</text:p>
      <text:p text:style-name="P35"><text:s text:c="8"/>node3 = Node((7, None))</text:p>
      <text:p text:style-name="P35"><text:s text:c="8"/>node4 = Node((4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tree.insert(node4)</text:p>
      <text:p text:style-name="P35"><text:s text:c="8"/>self.assertEqual(tree._count_children(node2), 2)</text:p>
      <text:p text:style-name="P35"><text:s text:c="8"/>self.assertEqual(tree._count_children(node1), 1)</text:p>
      <text:p text:style-name="P35"/>
      <text:p text:style-name="P35"><text:s text:c="4"/>def test_remove_leaf(self):</text:p>
      <text:p text:style-name="P35"><text:s text:c="8"/>tree = BinaryTree()</text:p>
      <text:p text:style-name="P35"><text:s text:c="8"/>node1 = Node((2, None))</text:p>
      <text:p text:style-name="P35"><text:s text:c="8"/>node2 = Node((1, None))</text:p>
      <text:p text:style-name="P35"><text:s text:c="8"/>tree.insert(node1)</text:p>
      <text:p text:style-name="P35"><text:s text:c="8"/>tree.insert(node2)</text:p>
      <text:p text:style-name="P35"><text:s text:c="8"/>self.assertEqual(tree.order(), [node2, node1])</text:p>
      <text:p text:style-name="P35"><text:s text:c="8"/>tree.remove(node2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ne)</text:p>
      <text:p text:style-name="P35"><text:s text:c="8"/>self.assertEqual(node2.parent, None)</text:p>
      <text:p text:style-name="P35"><text:s text:c="8"/>self.assertEqual(node2.left_node, None)</text:p>
      <text:p text:style-name="P35"><text:s text:c="8"/>self.assertEqual(node2.right_node, None)</text:p>
      <text:p text:style-name="P35"><text:s text:c="8"/>self.assertEqual(tree.order(), [node1])</text:p>
      <text:p text:style-name="P35"/>
      <text:p text:style-name="P35"><text:s text:c="4"/>def test_remove_1_right_child(self):</text:p>
      <text:p text:style-name="P35"><text:s text:c="8"/>tree = BinaryTree()</text:p>
      <text:p text:style-name="P35"><text:s text:c="8"/>node1 = Node((5, None))</text:p>
      <text:p text:style-name="P35"><text:s text:c="8"/>node2 = Node((3, None))</text:p>
      <text:p text:style-name="P35"><text:s text:c="8"/>node3 = Node((4, None))</text:p>
      <text:p text:style-name="P35"><text:s text:c="8"/>tree.insert(node1)</text:p>
      <text:p text:style-name="P35"><text:soft-page-break/><text:s text:c="8"/>tree.insert(node2)</text:p>
      <text:p text:style-name="P35"><text:s text:c="8"/>tree.insert(node3)</text:p>
      <text:p text:style-name="P35"><text:s text:c="8"/>self.assertEqual(tree.root, node1)</text:p>
      <text:p text:style-name="P35"><text:s text:c="8"/>self.assertEqual(node1.left_node, node2)</text:p>
      <text:p text:style-name="P35"><text:s text:c="8"/>self.assertEqual(node1.right_node, None)</text:p>
      <text:p text:style-name="P35"><text:s text:c="8"/>self.assertEqual(node2.parent, node1)</text:p>
      <text:p text:style-name="P35"><text:s text:c="8"/>self.assertEqual(node2.left_node, None)</text:p>
      <text:p text:style-name="P35"><text:s text:c="8"/>self.assertEqual(node2.right_node, node3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tree.order(), [node2, node3, node1])</text:p>
      <text:p text:style-name="P35"><text:s text:c="8"/>tree.remove(node2)</text:p>
      <text:p text:style-name="P35"><text:s text:c="8"/>self.assertEqual(tree.root, node1)</text:p>
      <text:p text:style-name="P35"><text:s text:c="8"/>self.assertEqual(node1.left_node, node3)</text:p>
      <text:p text:style-name="P35"><text:s text:c="8"/>self.assertEqual(node1.right_node, None)</text:p>
      <text:p text:style-name="P35"><text:s text:c="8"/>self.assertEqual(node3.parent, node1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tree.order(), [node3, node1])</text:p>
      <text:p text:style-name="P35"/>
      <text:p text:style-name="P35"><text:s text:c="4"/>def test_remove_1_left_child(self):</text:p>
      <text:p text:style-name="P35"><text:s text:c="8"/>tree = BinaryTree()</text:p>
      <text:p text:style-name="P35"><text:s text:c="8"/>node1 = Node((5, None))</text:p>
      <text:p text:style-name="P35"><text:s text:c="8"/>node2 = Node((3, None))</text:p>
      <text:p text:style-name="P35"><text:s text:c="8"/>node3 = Node((2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de2)</text:p>
      <text:p text:style-name="P35"><text:s text:c="8"/>self.assertEqual(node1.right_node, None)</text:p>
      <text:p text:style-name="P35"><text:s text:c="8"/>self.assertEqual(node2.parent, node1)</text:p>
      <text:p text:style-name="P35"><text:s text:c="8"/>self.assertEqual(node2.left_node, node3)</text:p>
      <text:p text:style-name="P35"><text:s text:c="8"/>self.assertEqual(node2.right_node, None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tree.order(), [node3, node2, node1])</text:p>
      <text:p text:style-name="P35"><text:s text:c="8"/>tree.remove(node2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de3)</text:p>
      <text:p text:style-name="P35"><text:s text:c="8"/>self.assertEqual(node1.right_node, None)</text:p>
      <text:p text:style-name="P35"><text:s text:c="8"/>self.assertEqual(node2.parent, None)</text:p>
      <text:p text:style-name="P35"><text:s text:c="8"/>self.assertEqual(node2.left_node, None)</text:p>
      <text:p text:style-name="P35"><text:s text:c="8"/>self.assertEqual(node2.right_node, None)</text:p>
      <text:p text:style-name="P35"><text:s text:c="8"/>self.assertEqual(node3.parent, node1)</text:p>
      <text:p text:style-name="P35"><text:soft-page-break/><text:s text:c="8"/>self.assertEqual(node3.left_node, None)</text:p>
      <text:p text:style-name="P35"><text:s text:c="8"/>self.assertEqual(node3.right_node, None)</text:p>
      <text:p text:style-name="P35"><text:s text:c="8"/>self.assertEqual(tree.order(), [node3, node1])</text:p>
      <text:p text:style-name="P35"/>
      <text:p text:style-name="P35"><text:s text:c="4"/>def test_remove_2_children(self):</text:p>
      <text:p text:style-name="P35"><text:s text:c="8"/>tree = BinaryTree()</text:p>
      <text:p text:style-name="P35"><text:s text:c="8"/>node1 = Node((5, None))</text:p>
      <text:p text:style-name="P35"><text:s text:c="8"/>node2 = Node((7, None))</text:p>
      <text:p text:style-name="P35"><text:s text:c="8"/>node3 = Node((8, None))</text:p>
      <text:p text:style-name="P35"><text:s text:c="8"/>node4 = Node((6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tree.insert(node4)</text:p>
      <text:p text:style-name="P35"><text:s text:c="8"/>self.assertEqual(tree.root, node1)</text:p>
      <text:p text:style-name="P35"><text:s text:c="8"/>self.assertEqual(node1.left_node, None)</text:p>
      <text:p text:style-name="P35"><text:s text:c="8"/>self.assertEqual(node1.right_node, node2)</text:p>
      <text:p text:style-name="P35"><text:s text:c="8"/>self.assertEqual(node2.parent, node1)</text:p>
      <text:p text:style-name="P35"><text:s text:c="8"/>self.assertEqual(node2.left_node, node4)</text:p>
      <text:p text:style-name="P35"><text:s text:c="8"/>self.assertEqual(node2.right_node, node3)</text:p>
      <text:p text:style-name="P35"><text:s text:c="8"/>self.assertEqual(node4.parent, node2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1, node4, node2, node3])</text:p>
      <text:p text:style-name="P35"><text:s text:c="8"/>tree.remove(node2)</text:p>
      <text:p text:style-name="P35"><text:s text:c="8"/>self.assertEqual(tree.root, node1)</text:p>
      <text:p text:style-name="P35"><text:s text:c="8"/>self.assertEqual(node1.left_node, None)</text:p>
      <text:p text:style-name="P35"><text:s text:c="8"/>self.assertEqual(node1.right_node, node4)</text:p>
      <text:p text:style-name="P35"><text:s text:c="8"/>self.assertEqual(node2.parent, None)</text:p>
      <text:p text:style-name="P35"><text:s text:c="8"/>self.assertEqual(node2.left_node, None)</text:p>
      <text:p text:style-name="P35"><text:s text:c="8"/>self.assertEqual(node2.right_node, None)</text:p>
      <text:p text:style-name="P35"><text:s text:c="8"/>self.assertEqual(node4.parent, node1)</text:p>
      <text:p text:style-name="P35"><text:s text:c="8"/>self.assertEqual(node3.parent, node4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left_node, None)</text:p>
      <text:p text:style-name="P35"><text:s text:c="8"/>self.assertEqual(node4.right_node, node3)</text:p>
      <text:p text:style-name="P35"><text:s text:c="8"/>self.assertEqual(tree.order(), [node1, node4, node3])</text:p>
      <text:p text:style-name="P35"/>
      <text:p text:style-name="P35"><text:s text:c="4"/>def test_remove_2_children(self):</text:p>
      <text:p text:style-name="P35"><text:s text:c="8"/>tree = BinaryTree()</text:p>
      <text:p text:style-name="P35"><text:s text:c="8"/>node1 = Node((5, None))</text:p>
      <text:p text:style-name="P35"><text:s text:c="8"/>node2 = Node((3, None))</text:p>
      <text:p text:style-name="P35"><text:s text:c="8"/>node3 = Node((2, None))</text:p>
      <text:p text:style-name="P35"><text:s text:c="8"/>node4 = Node((4, None))</text:p>
      <text:p text:style-name="P35"><text:s text:c="8"/>tree.insert(node1)</text:p>
      <text:p text:style-name="P35"><text:soft-page-break/><text:s text:c="8"/>tree.insert(node2)</text:p>
      <text:p text:style-name="P35"><text:s text:c="8"/>tree.insert(node3)</text:p>
      <text:p text:style-name="P35"><text:s text:c="8"/>tree.insert(node4)</text:p>
      <text:p text:style-name="P35"><text:s text:c="8"/>self.assertEqual(tree.root, node1)</text:p>
      <text:p text:style-name="P35"><text:s text:c="8"/>self.assertEqual(node1.left_node, node2)</text:p>
      <text:p text:style-name="P35"><text:s text:c="8"/>self.assertEqual(node1.right_node, None)</text:p>
      <text:p text:style-name="P35"><text:s text:c="8"/>self.assertEqual(node2.parent, node1)</text:p>
      <text:p text:style-name="P35"><text:s text:c="8"/>self.assertEqual(node2.left_node, node3)</text:p>
      <text:p text:style-name="P35"><text:s text:c="8"/>self.assertEqual(node2.right_node, node4)</text:p>
      <text:p text:style-name="P35"><text:s text:c="8"/>self.assertEqual(node4.parent, node2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3, node2, node4, node1])</text:p>
      <text:p text:style-name="P35"><text:s text:c="8"/>tree.remove(node2)</text:p>
      <text:p text:style-name="P35"><text:s text:c="8"/>self.assertEqual(tree.root, node1)</text:p>
      <text:p text:style-name="P35"><text:s text:c="8"/>self.assertEqual(node1.left_node, node4)</text:p>
      <text:p text:style-name="P35"><text:s text:c="8"/>self.assertEqual(node1.right_node, None)</text:p>
      <text:p text:style-name="P35"><text:s text:c="8"/>self.assertEqual(node2.parent, None)</text:p>
      <text:p text:style-name="P35"><text:s text:c="8"/>self.assertEqual(node2.left_node, None)</text:p>
      <text:p text:style-name="P35"><text:s text:c="8"/>self.assertEqual(node2.right_node, None)</text:p>
      <text:p text:style-name="P35"><text:s text:c="8"/>self.assertEqual(node4.parent, node1)</text:p>
      <text:p text:style-name="P35"><text:s text:c="8"/>self.assertEqual(node3.parent, node4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left_node, node3)</text:p>
      <text:p text:style-name="P35"><text:s text:c="8"/>self.assertEqual(node4.right_node, None)</text:p>
      <text:p text:style-name="P35"><text:s text:c="8"/>self.assertEqual(tree.order(), [node3, node4, node1])</text:p>
      <text:p text:style-name="P35"/>
      <text:p text:style-name="P35"><text:s text:c="4"/>def test_remove_2_children(self):</text:p>
      <text:p text:style-name="P35"><text:s text:c="8"/>tree = BinaryTree()</text:p>
      <text:p text:style-name="P35"><text:s text:c="8"/>node1 = Node((10, None))</text:p>
      <text:p text:style-name="P35"><text:s text:c="8"/>node2 = Node((20, None))</text:p>
      <text:p text:style-name="P35"><text:s text:c="8"/>node3 = Node((15, None))</text:p>
      <text:p text:style-name="P35"><text:s text:c="8"/>node4 = Node((25, None))</text:p>
      <text:p text:style-name="P35"><text:s text:c="8"/>node5 = Node((5, None))</text:p>
      <text:p text:style-name="P35"><text:s text:c="8"/>node6 = Node((7, None))</text:p>
      <text:p text:style-name="P35"><text:s text:c="8"/>node7 = Node((3, None))</text:p>
      <text:p text:style-name="P35"><text:s text:c="8"/>node8 = Node((2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tree.insert(node4)</text:p>
      <text:p text:style-name="P35"><text:s text:c="8"/>tree.insert(node5)</text:p>
      <text:p text:style-name="P35"><text:s text:c="8"/>tree.insert(node6)</text:p>
      <text:p text:style-name="P35"><text:s text:c="8"/>tree.insert(node7)</text:p>
      <text:p text:style-name="P35"><text:s text:c="8"/>tree.insert(node8)</text:p>
      <text:p text:style-name="P35"><text:soft-page-break/><text:s text:c="8"/>self.assertEqual(tree.root, node1)</text:p>
      <text:p text:style-name="P35"><text:s text:c="8"/>self.assertEqual(node1.left_node, node5)</text:p>
      <text:p text:style-name="P35"><text:s text:c="8"/>self.assertEqual(node1.right_node, node2)</text:p>
      <text:p text:style-name="P35"><text:s text:c="8"/>self.assertEqual(node1.parent, None)</text:p>
      <text:p text:style-name="P35"><text:s text:c="8"/>self.assertEqual(node2.parent, node1)</text:p>
      <text:p text:style-name="P35"><text:s text:c="8"/>self.assertEqual(node2.left_node, node3)</text:p>
      <text:p text:style-name="P35"><text:s text:c="8"/>self.assertEqual(node2.right_node, node4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parent, node2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node5.parent, node1)</text:p>
      <text:p text:style-name="P35"><text:s text:c="8"/>self.assertEqual(node5.left_node, node7)</text:p>
      <text:p text:style-name="P35"><text:s text:c="8"/>self.assertEqual(node5.right_node, node6)</text:p>
      <text:p text:style-name="P35"><text:s text:c="8"/>self.assertEqual(node6.parent, node5)</text:p>
      <text:p text:style-name="P35"><text:s text:c="8"/>self.assertEqual(node6.left_node, None)</text:p>
      <text:p text:style-name="P35"><text:s text:c="8"/>self.assertEqual(node6.right_node, None)</text:p>
      <text:p text:style-name="P35"><text:s text:c="8"/>self.assertEqual(node7.parent, node5)</text:p>
      <text:p text:style-name="P35"><text:s text:c="8"/>self.assertEqual(node7.left_node, node8)</text:p>
      <text:p text:style-name="P35"><text:s text:c="8"/>self.assertEqual(node7.right_node, None)</text:p>
      <text:p text:style-name="P35"><text:s text:c="8"/>self.assertEqual(node8.parent, node7)</text:p>
      <text:p text:style-name="P35"><text:s text:c="8"/>self.assertEqual(node8.left_node, None)</text:p>
      <text:p text:style-name="P35"><text:s text:c="8"/>self.assertEqual(node8.right_node, None)</text:p>
      <text:p text:style-name="P35"><text:s text:c="8"/>self.assertEqual(tree.order(), [node8, node7, node5, node6, node1, node3, node2, node4])</text:p>
      <text:p text:style-name="P35"><text:s text:c="8"/>tree.remove(node5)</text:p>
      <text:p text:style-name="P35"><text:s text:c="8"/>self.assertEqual(tree.root, node1)</text:p>
      <text:p text:style-name="P35"><text:s text:c="8"/>self.assertEqual(node1.left_node, node6)</text:p>
      <text:p text:style-name="P35"><text:s text:c="8"/>self.assertEqual(node1.right_node, node2)</text:p>
      <text:p text:style-name="P35"><text:s text:c="8"/>self.assertEqual(node1.parent, None)</text:p>
      <text:p text:style-name="P35"><text:s text:c="8"/>self.assertEqual(node2.parent, node1)</text:p>
      <text:p text:style-name="P35"><text:s text:c="8"/>self.assertEqual(node2.left_node, node3)</text:p>
      <text:p text:style-name="P35"><text:s text:c="8"/>self.assertEqual(node2.right_node, node4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parent, node2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node5.parent, None)</text:p>
      <text:p text:style-name="P35"><text:s text:c="8"/>self.assertEqual(node5.left_node, None)</text:p>
      <text:p text:style-name="P35"><text:s text:c="8"/>self.assertEqual(node5.right_node, None)</text:p>
      <text:p text:style-name="P35"><text:s text:c="8"/>self.assertEqual(node6.parent, node1)</text:p>
      <text:p text:style-name="P35"><text:s text:c="8"/>self.assertEqual(node6.left_node, node7)</text:p>
      <text:p text:style-name="P35"><text:s text:c="8"/>self.assertEqual(node6.right_node, None)</text:p>
      <text:p text:style-name="P35"><text:s text:c="8"/>self.assertEqual(node7.parent, node6)</text:p>
      <text:p text:style-name="P35"><text:s text:c="8"/>self.assertEqual(node7.left_node, node8)</text:p>
      <text:p text:style-name="P35"><text:s text:c="8"/>self.assertEqual(node7.right_node, None)</text:p>
      <text:p text:style-name="P35"><text:soft-page-break/><text:s text:c="8"/>self.assertEqual(node8.parent, node7)</text:p>
      <text:p text:style-name="P35"><text:s text:c="8"/>self.assertEqual(node8.left_node, None)</text:p>
      <text:p text:style-name="P35"><text:s text:c="8"/>self.assertEqual(node8.right_node, None)</text:p>
      <text:p text:style-name="P35"><text:s text:c="8"/>self.assertEqual(tree.order(), [node8, node7, node6, node1, node3, node2, node4])</text:p>
      <text:p text:style-name="P35"/>
      <text:p text:style-name="P35"><text:s text:c="4"/>def test_remove_root_left_child(self):</text:p>
      <text:p text:style-name="P35"><text:s text:c="8"/>tree = BinaryTree()</text:p>
      <text:p text:style-name="P35"><text:s text:c="8"/>node1 = Node((5, None))</text:p>
      <text:p text:style-name="P35"><text:s text:c="8"/>node2 = Node((3, None))</text:p>
      <text:p text:style-name="P35"><text:s text:c="8"/>node3 = Node((2, None))</text:p>
      <text:p text:style-name="P35"><text:s text:c="8"/>node4 = Node((4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tree.insert(node4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de2)</text:p>
      <text:p text:style-name="P35"><text:s text:c="8"/>self.assertEqual(node1.right_node, None)</text:p>
      <text:p text:style-name="P35"><text:s text:c="8"/>self.assertEqual(node2.parent, node1)</text:p>
      <text:p text:style-name="P35"><text:s text:c="8"/>self.assertEqual(node2.left_node, node3)</text:p>
      <text:p text:style-name="P35"><text:s text:c="8"/>self.assertEqual(node2.right_node, node4)</text:p>
      <text:p text:style-name="P35"><text:s text:c="8"/>self.assertEqual(node4.parent, node2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3, node2, node4, node1])</text:p>
      <text:p text:style-name="P35"><text:s text:c="8"/>tree.remove(node1)</text:p>
      <text:p text:style-name="P35"><text:s text:c="8"/>self.assertEqual(tree.root, node2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ne)</text:p>
      <text:p text:style-name="P35"><text:s text:c="8"/>self.assertEqual(node2.parent, None)</text:p>
      <text:p text:style-name="P35"><text:s text:c="8"/>self.assertEqual(node2.left_node, node3)</text:p>
      <text:p text:style-name="P35"><text:s text:c="8"/>self.assertEqual(node2.right_node, node4)</text:p>
      <text:p text:style-name="P35"><text:s text:c="8"/>self.assertEqual(node4.parent, node2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3, node2, node4])</text:p>
      <text:p text:style-name="P35"/>
      <text:p text:style-name="P35"><text:s text:c="4"/>def test_remove_root_right_child(self):</text:p>
      <text:p text:style-name="P35"><text:s text:c="8"/>tree = BinaryTree()</text:p>
      <text:p text:style-name="P35"><text:s text:c="8"/>node1 = Node((5, None))</text:p>
      <text:p text:style-name="P35"><text:s text:c="8"/>node2 = Node((10, None))</text:p>
      <text:p text:style-name="P35"><text:soft-page-break/><text:s text:c="8"/>node3 = Node((8, None))</text:p>
      <text:p text:style-name="P35"><text:s text:c="8"/>node4 = Node((12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tree.insert(node4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de2)</text:p>
      <text:p text:style-name="P35"><text:s text:c="8"/>self.assertEqual(node2.parent, node1)</text:p>
      <text:p text:style-name="P35"><text:s text:c="8"/>self.assertEqual(node2.left_node, node3)</text:p>
      <text:p text:style-name="P35"><text:s text:c="8"/>self.assertEqual(node2.right_node, node4)</text:p>
      <text:p text:style-name="P35"><text:s text:c="8"/>self.assertEqual(node4.parent, node2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1, node3, node2, node4])</text:p>
      <text:p text:style-name="P35"><text:s text:c="8"/>tree.remove(node1)</text:p>
      <text:p text:style-name="P35"><text:s text:c="8"/>self.assertEqual(tree.root, node2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ne)</text:p>
      <text:p text:style-name="P35"><text:s text:c="8"/>self.assertEqual(node2.parent, None)</text:p>
      <text:p text:style-name="P35"><text:s text:c="8"/>self.assertEqual(node2.left_node, node3)</text:p>
      <text:p text:style-name="P35"><text:s text:c="8"/>self.assertEqual(node2.right_node, node4)</text:p>
      <text:p text:style-name="P35"><text:s text:c="8"/>self.assertEqual(node4.parent, node2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3, node2, node4])</text:p>
      <text:p text:style-name="P35"/>
      <text:p text:style-name="P35"><text:s text:c="4"/>def test_remove_root_2_children(self):</text:p>
      <text:p text:style-name="P35"><text:s text:c="8"/>tree = BinaryTree()</text:p>
      <text:p text:style-name="P35"><text:s text:c="8"/>node1 = Node((5, None))</text:p>
      <text:p text:style-name="P35"><text:s text:c="8"/>node2 = Node((10, None))</text:p>
      <text:p text:style-name="P35"><text:s text:c="8"/>node3 = Node((4, None))</text:p>
      <text:p text:style-name="P35"><text:s text:c="8"/>node4 = Node((12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tree.insert(node4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de3)</text:p>
      <text:p text:style-name="P35"><text:soft-page-break/><text:s text:c="8"/>self.assertEqual(node1.right_node, node2)</text:p>
      <text:p text:style-name="P35"><text:s text:c="8"/>self.assertEqual(node2.parent, node1)</text:p>
      <text:p text:style-name="P35"><text:s text:c="8"/>self.assertEqual(node2.left_node, None)</text:p>
      <text:p text:style-name="P35"><text:s text:c="8"/>self.assertEqual(node2.right_node, node4)</text:p>
      <text:p text:style-name="P35"><text:s text:c="8"/>self.assertEqual(node4.parent, node2)</text:p>
      <text:p text:style-name="P35"><text:s text:c="8"/>self.assertEqual(node3.parent, node1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3, node1, node2, node4])</text:p>
      <text:p text:style-name="P35"><text:s text:c="8"/>tree.remove(node1)</text:p>
      <text:p text:style-name="P35"><text:s text:c="8"/>self.assertEqual(tree.root, node3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ne)</text:p>
      <text:p text:style-name="P35"><text:s text:c="8"/>self.assertEqual(node2.parent, node3)</text:p>
      <text:p text:style-name="P35"><text:s text:c="8"/>self.assertEqual(node2.left_node, None)</text:p>
      <text:p text:style-name="P35"><text:s text:c="8"/>self.assertEqual(node2.right_node, node4)</text:p>
      <text:p text:style-name="P35"><text:s text:c="8"/>self.assertEqual(node4.parent, node2)</text:p>
      <text:p text:style-name="P35"><text:s text:c="8"/>self.assertEqual(node3.parent, None)</text:p>
      <text:p text:style-name="P35"><text:s text:c="8"/>self.assertEqual(node3.left_node, None)</text:p>
      <text:p text:style-name="P35"><text:s text:c="8"/>self.assertEqual(node3.right_node, node2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3, node2, node4])</text:p>
      <text:p text:style-name="P35"/>
      <text:p text:style-name="P35"><text:s text:c="4"/>def test_equal_values(self):</text:p>
      <text:p text:style-name="P35"><text:s text:c="8"/>tree = BinaryTree()</text:p>
      <text:p text:style-name="P35"><text:s text:c="8"/>node1 = Node((1, None))</text:p>
      <text:p text:style-name="P35"><text:s text:c="8"/>node2 = Node((1, None))</text:p>
      <text:p text:style-name="P35"><text:s text:c="8"/>node3 = Node((1, None))</text:p>
      <text:p text:style-name="P35"><text:s text:c="8"/>node4 = Node((1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tree.insert(node4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de2)</text:p>
      <text:p text:style-name="P35"><text:s text:c="8"/>self.assertEqual(node2.parent, node1)</text:p>
      <text:p text:style-name="P35"><text:s text:c="8"/>self.assertEqual(node2.left_node, None)</text:p>
      <text:p text:style-name="P35"><text:s text:c="8"/>self.assertEqual(node2.right_node, node3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de4)</text:p>
      <text:p text:style-name="P35"><text:s text:c="8"/>self.assertEqual(node4.parent, node3)</text:p>
      <text:p text:style-name="P35"><text:s text:c="8"/>self.assertEqual(node4.left_node, None)</text:p>
      <text:p text:style-name="P35"><text:soft-page-break/><text:s text:c="8"/>self.assertEqual(node4.right_node, None)</text:p>
      <text:p text:style-name="P35"><text:s text:c="8"/>self.assertEqual(tree.order(), [node1, node2, node3, node4])</text:p>
      <text:p text:style-name="P35"><text:s text:c="8"/>tree.remove(node4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de2)</text:p>
      <text:p text:style-name="P35"><text:s text:c="8"/>self.assertEqual(node2.parent, node1)</text:p>
      <text:p text:style-name="P35"><text:s text:c="8"/>self.assertEqual(node2.left_node, None)</text:p>
      <text:p text:style-name="P35"><text:s text:c="8"/>self.assertEqual(node2.right_node, node3)</text:p>
      <text:p text:style-name="P35"><text:s text:c="8"/>self.assertEqual(node3.parent, node2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parent, None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1, node2, node3])</text:p>
      <text:p text:style-name="P35"/>
      <text:p text:style-name="P35"><text:s text:c="4"/>def test_multiple_removes(self):</text:p>
      <text:p text:style-name="P35"><text:s text:c="8"/>tree = BinaryTree()</text:p>
      <text:p text:style-name="P35"><text:s text:c="8"/>node1 = Node((5, None))</text:p>
      <text:p text:style-name="P35"><text:s text:c="8"/>node2 = Node((10, None))</text:p>
      <text:p text:style-name="P35"><text:s text:c="8"/>node3 = Node((4, None))</text:p>
      <text:p text:style-name="P35"><text:s text:c="8"/>node4 = Node((12, None))</text:p>
      <text:p text:style-name="P35"><text:s text:c="8"/>tree.insert(node1)</text:p>
      <text:p text:style-name="P35"><text:s text:c="8"/>tree.insert(node2)</text:p>
      <text:p text:style-name="P35"><text:s text:c="8"/>tree.insert(node3)</text:p>
      <text:p text:style-name="P35"><text:s text:c="8"/>tree.insert(node4)</text:p>
      <text:p text:style-name="P35"><text:s text:c="8"/>self.assertEqual(tree.root, node1)</text:p>
      <text:p text:style-name="P35"><text:s text:c="8"/>self.assertEqual(node1.parent, None)</text:p>
      <text:p text:style-name="P35"><text:s text:c="8"/>self.assertEqual(node1.left_node, node3)</text:p>
      <text:p text:style-name="P35"><text:s text:c="8"/>self.assertEqual(node1.right_node, node2)</text:p>
      <text:p text:style-name="P35"><text:s text:c="8"/>self.assertEqual(node2.parent, node1)</text:p>
      <text:p text:style-name="P35"><text:s text:c="8"/>self.assertEqual(node2.left_node, None)</text:p>
      <text:p text:style-name="P35"><text:s text:c="8"/>self.assertEqual(node2.right_node, node4)</text:p>
      <text:p text:style-name="P35"><text:s text:c="8"/>self.assertEqual(node4.parent, node2)</text:p>
      <text:p text:style-name="P35"><text:s text:c="8"/>self.assertEqual(node3.parent, node1)</text:p>
      <text:p text:style-name="P35"><text:s text:c="8"/>self.assertEqual(node3.left_node, None)</text:p>
      <text:p text:style-name="P35"><text:s text:c="8"/>self.assertEqual(node3.right_node, None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3, node1, node2, node4])</text:p>
      <text:p text:style-name="P35"><text:s text:c="8"/>tree.remove(node1)</text:p>
      <text:p text:style-name="P35"><text:s text:c="8"/>self.assertEqual(tree.root, node3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ne)</text:p>
      <text:p text:style-name="P35"><text:s text:c="8"/>self.assertEqual(node2.parent, node3)</text:p>
      <text:p text:style-name="P35"><text:s text:c="8"/>self.assertEqual(node2.left_node, None)</text:p>
      <text:p text:style-name="P35"><text:soft-page-break/><text:s text:c="8"/>self.assertEqual(node2.right_node, node4)</text:p>
      <text:p text:style-name="P35"><text:s text:c="8"/>self.assertEqual(node4.parent, node2)</text:p>
      <text:p text:style-name="P35"><text:s text:c="8"/>self.assertEqual(node3.parent, None)</text:p>
      <text:p text:style-name="P35"><text:s text:c="8"/>self.assertEqual(node3.left_node, None)</text:p>
      <text:p text:style-name="P35"><text:s text:c="8"/>self.assertEqual(node3.right_node, node2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3, node2, node4])</text:p>
      <text:p text:style-name="P35"><text:s text:c="8"/>tree.remove(node2)</text:p>
      <text:p text:style-name="P35"><text:s text:c="8"/>self.assertEqual(tree.root, node3)</text:p>
      <text:p text:style-name="P35"><text:s text:c="8"/>self.assertEqual(node1.parent, None)</text:p>
      <text:p text:style-name="P35"><text:s text:c="8"/>self.assertEqual(node1.left_node, None)</text:p>
      <text:p text:style-name="P35"><text:s text:c="8"/>self.assertEqual(node1.right_node, None)</text:p>
      <text:p text:style-name="P35"><text:s text:c="8"/>self.assertEqual(node2.parent, None)</text:p>
      <text:p text:style-name="P35"><text:s text:c="8"/>self.assertEqual(node2.left_node, None)</text:p>
      <text:p text:style-name="P35"><text:s text:c="8"/>self.assertEqual(node2.right_node, None)</text:p>
      <text:p text:style-name="P35"><text:s text:c="8"/>self.assertEqual(node4.parent, node3)</text:p>
      <text:p text:style-name="P35"><text:s text:c="8"/>self.assertEqual(node3.parent, None)</text:p>
      <text:p text:style-name="P35"><text:s text:c="8"/>self.assertEqual(node3.left_node, None)</text:p>
      <text:p text:style-name="P35"><text:s text:c="8"/>self.assertEqual(node3.right_node, node4)</text:p>
      <text:p text:style-name="P35"><text:s text:c="8"/>self.assertEqual(node4.left_node, None)</text:p>
      <text:p text:style-name="P35"><text:s text:c="8"/>self.assertEqual(node4.right_node, None)</text:p>
      <text:p text:style-name="P35"><text:s text:c="8"/>self.assertEqual(tree.order(), [node3, node4])</text:p>
      <text:p text:style-name="P35"/>
      <text:p text:style-name="P35"/>
      <text:p text:style-name="P35">if __name__ == '__main__':</text:p>
      <text:p text:style-name="P35"><text:s text:c="4"/>unittest.main()</text:p>
      <text:p text:style-name="P35"/>
      <text:p text:style-name="P73">Task 7 Part 1</text:p>
      <text:p text:style-name="P73"/>
      <text:p text:style-name="P73">graph.py</text:p>
      <text:p text:style-name="P73"/>
      <text:p text:style-name="P36">#!/usr/bin/python3</text:p>
      <text:p text:style-name="P36">"""graph.py: Base graph class</text:p>
      <text:p text:style-name="P36">"""</text:p>
      <text:p text:style-name="P36"/>
      <text:p text:style-name="P36">import copy</text:p>
      <text:p text:style-name="P36">from node import Node</text:p>
      <text:p text:style-name="P36"/>
      <text:p text:style-name="P36"/>
      <text:p text:style-name="P36">class Graph:</text:p>
      <text:p text:style-name="P36"><text:s text:c="4"/>"""graph: Undirected unweighted graph class</text:p>
      <text:p text:style-name="P36"><text:s text:c="4"/>"""</text:p>
      <text:p text:style-name="P36"><text:s text:c="4"/>def __init__(self, nodes):</text:p>
      <text:p text:style-name="P36"><text:s text:c="8"/>"""__init__</text:p>
      <text:p text:style-name="P36"/>
      <text:p text:style-name="P36"><text:s text:c="8"/>:param nodes: List of nodes to be added to the graph</text:p>
      <text:p text:style-name="P36"><text:s text:c="8"/>"""</text:p>
      <text:p text:style-name="P36"><text:s text:c="8"/>assert isinstance(nodes, list)</text:p>
      <text:p text:style-name="P36"><text:soft-page-break/></text:p>
      <text:p text:style-name="P36"><text:s text:c="8"/>self.vertices = set()</text:p>
      <text:p text:style-name="P36"><text:s text:c="8"/>self.edges = {}</text:p>
      <text:p text:style-name="P36"/>
      <text:p text:style-name="P36"><text:s text:c="8"/>for new_node in nodes:</text:p>
      <text:p text:style-name="P36"><text:s text:c="12"/>self.add_node(new_node)</text:p>
      <text:p text:style-name="P36"/>
      <text:p text:style-name="P36"><text:s text:c="4"/>def is_connected(self):</text:p>
      <text:p text:style-name="P36"><text:s text:c="8"/>"""is_connected: Function uses '_is_connected' to determine if graph is connected</text:p>
      <text:p text:style-name="P36"><text:s text:c="8"/>"""</text:p>
      <text:p text:style-name="P36"><text:s text:c="8"/>visited = set()</text:p>
      <text:p text:style-name="P36"><text:s text:c="8"/>start = next(iter(self.vertices))</text:p>
      <text:p text:style-name="P36"/>
      <text:p text:style-name="P36"><text:s text:c="8"/>def _is_connected(visited, start):</text:p>
      <text:p text:style-name="P36"><text:s text:c="12"/>"""_is_connected</text:p>
      <text:p text:style-name="P36"/>
      <text:p text:style-name="P36"><text:s text:c="12"/>:param visited: Set of visited nodes</text:p>
      <text:p text:style-name="P36"><text:s text:c="12"/>:param start: Node where we start if none is supplied the first one in 'vertices' will</text:p>
      <text:p text:style-name="P36"><text:s text:c="12"/>be used</text:p>
      <text:p text:style-name="P36"><text:s text:c="12"/>"""</text:p>
      <text:p text:style-name="P36"><text:s text:c="12"/>visited.add(start)</text:p>
      <text:p text:style-name="P36"><text:s text:c="12"/>if len(visited) == len(self.vertices):</text:p>
      <text:p text:style-name="P36"><text:s text:c="16"/>return True</text:p>
      <text:p text:style-name="P36"><text:s text:c="12"/>for vertex in self.edges[start]:</text:p>
      <text:p text:style-name="P36"><text:s text:c="16"/>if vertex not in visited:</text:p>
      <text:p text:style-name="P36"><text:s text:c="20"/>if _is_connected(visited, vertex):</text:p>
      <text:p text:style-name="P36"><text:s text:c="24"/>return True</text:p>
      <text:p text:style-name="P36"><text:s text:c="12"/>return False</text:p>
      <text:p text:style-name="P36"/>
      <text:p text:style-name="P36"><text:s text:c="8"/>return _is_connected(visited, start)</text:p>
      <text:p text:style-name="P36"/>
      <text:p text:style-name="P36"><text:s text:c="4"/>def add_node(self, target_node):</text:p>
      <text:p text:style-name="P36"><text:s text:c="8"/>"""add_node</text:p>
      <text:p text:style-name="P36"/>
      <text:p text:style-name="P36"><text:s text:c="8"/>:param node: Adds a node to the graph using the helper functions '_add_edge' and</text:p>
      <text:p text:style-name="P36"><text:s text:c="8"/>'_add_vertex'</text:p>
      <text:p text:style-name="P36"><text:s text:c="8"/>"""</text:p>
      <text:p text:style-name="P36"><text:s text:c="8"/>assert isinstance(target_node, Node)</text:p>
      <text:p text:style-name="P36"><text:s text:c="8"/>self._add_vertex(target_node.value)</text:p>
      <text:p text:style-name="P36"><text:s text:c="8"/>for connection in target_node.connections:</text:p>
      <text:p text:style-name="P36"><text:s text:c="12"/>self._add_edge(target_node.value, connection)</text:p>
      <text:p text:style-name="P36"/>
      <text:p text:style-name="P36"><text:s text:c="4"/>def remove_node(self, target_node):</text:p>
      <text:p text:style-name="P36"><text:s text:c="8"/>"""remove_node</text:p>
      <text:p text:style-name="P36"/>
      <text:p text:style-name="P36"><text:s text:c="8"/>:param node: Removes a node from the graph using the help functions '_remove_edge'</text:p>
      <text:p text:style-name="P36"><text:s text:c="8"/>and '_remove_vertex'</text:p>
      <text:p text:style-name="P36"><text:s text:c="8"/>"""</text:p>
      <text:p text:style-name="P36"><text:s text:c="8"/>assert isinstance(target_node, Node)</text:p>
      <text:p text:style-name="P36"><text:soft-page-break/><text:s text:c="8"/>self._remove_vertex(target_node.value)</text:p>
      <text:p text:style-name="P36"><text:s text:c="8"/>self._remove_edge(target_node.value)</text:p>
      <text:p text:style-name="P36"/>
      <text:p text:style-name="P36"><text:s text:c="4"/>def find_all_paths(self):</text:p>
      <text:p text:style-name="P36"><text:s text:c="8"/>"""find_all_paths: Finds all valid paths through the graph using DFS</text:p>
      <text:p text:style-name="P36"/>
      <text:p text:style-name="P36"><text:s text:c="8"/>:return list: all paths is graph</text:p>
      <text:p text:style-name="P36"><text:s text:c="8"/>"""</text:p>
      <text:p text:style-name="P36"><text:s text:c="8"/>all_paths = []</text:p>
      <text:p text:style-name="P36"/>
      <text:p text:style-name="P36"><text:s text:c="8"/>def _find_path(start, end, visited, path):</text:p>
      <text:p text:style-name="P36"><text:s text:c="12"/>visited[start] = True</text:p>
      <text:p text:style-name="P36"><text:s text:c="12"/>path.append(start)</text:p>
      <text:p text:style-name="P36"><text:s text:c="12"/>if start == end:</text:p>
      <text:p text:style-name="P36"><text:s text:c="16"/>all_paths.append(copy.copy(path))</text:p>
      <text:p text:style-name="P36"><text:s text:c="12"/>else:</text:p>
      <text:p text:style-name="P36"><text:s text:c="16"/>for vertex in self.edges[start]:</text:p>
      <text:p text:style-name="P36"><text:s text:c="20"/>if visited[vertex] is False:</text:p>
      <text:p text:style-name="P36"><text:s text:c="24"/>_find_path(vertex, end, visited, path)</text:p>
      <text:p text:style-name="P36"><text:s text:c="12"/>path.pop()</text:p>
      <text:p text:style-name="P36"><text:s text:c="12"/>visited[start] = False</text:p>
      <text:p text:style-name="P36"/>
      <text:p text:style-name="P36"><text:s text:c="8"/>for start in self.vertices:</text:p>
      <text:p text:style-name="P36"><text:s text:c="12"/>for end in self.vertices:</text:p>
      <text:p text:style-name="P36"><text:s text:c="16"/>_find_path(start, end, dict.fromkeys(self.vertices, False), [])</text:p>
      <text:p text:style-name="P36"><text:s text:c="8"/>return all_paths</text:p>
      <text:p text:style-name="P36"/>
      <text:p text:style-name="P36"><text:s text:c="4"/>def get_hamiltonian_cycles(self):</text:p>
      <text:p text:style-name="P36"><text:s text:c="8"/>"""get_hamiltonian_cycles: Uses output of 'find_all_paths' to construct a list of</text:p>
      <text:p text:style-name="P36"><text:s text:c="8"/>hamiltonian cycles</text:p>
      <text:p text:style-name="P36"/>
      <text:p text:style-name="P36"><text:s text:c="8"/>:return list: List of hamiltonian cycles</text:p>
      <text:p text:style-name="P36"><text:s text:c="8"/>"""</text:p>
      <text:p text:style-name="P36"><text:s text:c="8"/>cycles = []</text:p>
      <text:p text:style-name="P36"/>
      <text:p text:style-name="P36"><text:s text:c="8"/>def _find_cycles():</text:p>
      <text:p text:style-name="P36"><text:s text:c="12"/>all_paths = self.find_all_paths()</text:p>
      <text:p text:style-name="P36"><text:s text:c="12"/>for path in all_paths:</text:p>
      <text:p text:style-name="P36"><text:s text:c="16"/>if set(path) == self.vertices:</text:p>
      <text:p text:style-name="P36"><text:s text:c="20"/>start = path[0]</text:p>
      <text:p text:style-name="P36"><text:s text:c="20"/>end = path[-1]</text:p>
      <text:p text:style-name="P36"><text:s text:c="20"/>if start in self.edges[end]:</text:p>
      <text:p text:style-name="P36"><text:s text:c="24"/>path.append(path[0])</text:p>
      <text:p text:style-name="P36"><text:s text:c="24"/>cycles.append(path)</text:p>
      <text:p text:style-name="P36"/>
      <text:p text:style-name="P36"><text:s text:c="8"/>_find_cycles()</text:p>
      <text:p text:style-name="P36"><text:s text:c="8"/>return cycles</text:p>
      <text:p text:style-name="P36"/>
      <text:p text:style-name="P36"><text:s text:c="4"/>def _remove_vertex(self, value):</text:p>
      <text:p text:style-name="P36"><text:soft-page-break/><text:s text:c="8"/>self.vertices.remove(value)</text:p>
      <text:p text:style-name="P36"/>
      <text:p text:style-name="P36"><text:s text:c="4"/>def _remove_edge(self, value):</text:p>
      <text:p text:style-name="P36"><text:s text:c="8"/>del self.edges[value]</text:p>
      <text:p text:style-name="P36"><text:s text:c="8"/>for key in self.edges:</text:p>
      <text:p text:style-name="P36"><text:s text:c="12"/>self.edges[key].remove(value)</text:p>
      <text:p text:style-name="P36"/>
      <text:p text:style-name="P36"><text:s text:c="4"/>def _add_vertex(self, value):</text:p>
      <text:p text:style-name="P36"><text:s text:c="8"/>self.vertices.add(value)</text:p>
      <text:p text:style-name="P36"/>
      <text:p text:style-name="P36"><text:s text:c="4"/>def _add_edge(self, vertex_a, vertex_b):</text:p>
      <text:p text:style-name="P36"><text:s text:c="8"/>if vertex_a not in self.vertices:</text:p>
      <text:p text:style-name="P36"><text:s text:c="12"/>self._add_vertex(vertex_a)</text:p>
      <text:p text:style-name="P36"><text:s text:c="8"/>if vertex_b not in self.vertices:</text:p>
      <text:p text:style-name="P36"><text:s text:c="12"/>self._add_vertex(vertex_b)</text:p>
      <text:p text:style-name="P36"><text:s text:c="8"/>if vertex_a not in self.edges:</text:p>
      <text:p text:style-name="P36"><text:s text:c="12"/>self.edges[vertex_a] = set()</text:p>
      <text:p text:style-name="P36"><text:s text:c="8"/>self.edges[vertex_a].add(vertex_b)</text:p>
      <text:p text:style-name="P36"/>
      <text:p text:style-name="P36"><text:s text:c="8"/>if vertex_b not in self.edges:</text:p>
      <text:p text:style-name="P36"><text:s text:c="12"/>self.edges[vertex_b] = set()</text:p>
      <text:p text:style-name="P36"><text:s text:c="8"/>self.edges[vertex_b].add(vertex_a)</text:p>
      <text:p text:style-name="P36"/>
      <text:p text:style-name="P73">main.py</text:p>
      <text:p text:style-name="P73"/>
      <text:p text:style-name="P36">#!/usr/bin/python3</text:p>
      <text:p text:style-name="P36">"""main.py: Code to show the is_connected function working</text:p>
      <text:p text:style-name="P36">"""</text:p>
      <text:p text:style-name="P36"/>
      <text:p text:style-name="P36">from graph import Graph</text:p>
      <text:p text:style-name="P36">from node import Node</text:p>
      <text:p text:style-name="P36"/>
      <text:p text:style-name="P36"/>
      <text:p text:style-name="P36">def main():</text:p>
      <text:p text:style-name="P36"><text:s text:c="4"/>"""main: Example to show testing if a graph is connected or not</text:p>
      <text:p text:style-name="P36"><text:s text:c="4"/>"""</text:p>
      <text:p text:style-name="P36"><text:s text:c="4"/>node1 = Node(1, [2, 4])</text:p>
      <text:p text:style-name="P36"><text:s text:c="4"/>node2 = Node(2, [1, 3])</text:p>
      <text:p text:style-name="P36"><text:s text:c="4"/>node3 = Node(3, [2])</text:p>
      <text:p text:style-name="P36"><text:s text:c="4"/>node4 = Node(4, [1])</text:p>
      <text:p text:style-name="P36"><text:s text:c="4"/>graph1 = Graph([node1, node2, node3, node4])</text:p>
      <text:p text:style-name="P36"/>
      <text:p text:style-name="P36"><text:s text:c="4"/>if graph1.is_connected():</text:p>
      <text:p text:style-name="P36"><text:s text:c="8"/>print("The graph is connected")</text:p>
      <text:p text:style-name="P36"><text:s text:c="4"/>else:</text:p>
      <text:p text:style-name="P36"><text:s text:c="8"/>print("The graph is not connected")</text:p>
      <text:p text:style-name="P36"/>
      <text:p text:style-name="P36"/>
      <text:p text:style-name="P36">main()</text:p>
      <text:p text:style-name="P36"><text:soft-page-break/></text:p>
      <text:p text:style-name="P74">node.py</text:p>
      <text:p text:style-name="P74"/>
      <text:p text:style-name="P37">#!/usr/bin/python3</text:p>
      <text:p text:style-name="P37">"""node.py: Contains node class which will allow the creation of undirected nodes</text:p>
      <text:p text:style-name="P37">"""</text:p>
      <text:p text:style-name="P37"/>
      <text:p text:style-name="P37"/>
      <text:p text:style-name="P37">class Node:</text:p>
      <text:p text:style-name="P37"><text:s text:c="4"/>"""Node: Node class representing nodes on a graph</text:p>
      <text:p text:style-name="P37"><text:s text:c="4"/>"""</text:p>
      <text:p text:style-name="P37"><text:s text:c="4"/>def __init__(self, value, connections):</text:p>
      <text:p text:style-name="P37"><text:s text:c="8"/>"""__init__</text:p>
      <text:p text:style-name="P37"/>
      <text:p text:style-name="P37"><text:s text:c="8"/>:param value: Value of the node can only be a 'str' or 'int'</text:p>
      <text:p text:style-name="P37"><text:s text:c="8"/>:param connections: List of the nodes connections base of other nodes value e.g [1, 2, 4] or</text:p>
      <text:p text:style-name="P37"><text:s text:c="8"/>['a', 'b', 'c']</text:p>
      <text:p text:style-name="P37"><text:s text:c="8"/>"""</text:p>
      <text:p text:style-name="P37"><text:s text:c="8"/>assert isinstance(value, (int, str))</text:p>
      <text:p text:style-name="P37"><text:s text:c="8"/>assert isinstance(connections, list)</text:p>
      <text:p text:style-name="P37"><text:s text:c="8"/>self.value = value</text:p>
      <text:p text:style-name="P37"><text:s text:c="8"/>self.connections = connections</text:p>
      <text:p text:style-name="P37"/>
      <text:p text:style-name="P75">unit_test.py</text:p>
      <text:p text:style-name="P75"/>
      <text:p text:style-name="P38">#!/usr/bin/python3</text:p>
      <text:p text:style-name="P38">"""unit_test.py: Testing to make sure that the unweighted undirected graph class</text:p>
      <text:p text:style-name="P38">functions are working</text:p>
      <text:p text:style-name="P38">"""</text:p>
      <text:p text:style-name="P38"/>
      <text:p text:style-name="P38">import unittest</text:p>
      <text:p text:style-name="P38">from node import Node</text:p>
      <text:p text:style-name="P38">from graph import Graph</text:p>
      <text:p text:style-name="P38"/>
      <text:p text:style-name="P38"/>
      <text:p text:style-name="P38">class UnitTest(unittest.TestCase):</text:p>
      <text:p text:style-name="P38"><text:s text:c="4"/>"""UnitTest"""</text:p>
      <text:p text:style-name="P38"/>
      <text:p text:style-name="P38"><text:s text:c="4"/>def test_add_node(self):</text:p>
      <text:p text:style-name="P38"><text:s text:c="8"/>"""test_add_node: Testing adding a new node to the graph</text:p>
      <text:p text:style-name="P38"><text:s text:c="8"/>"""</text:p>
      <text:p text:style-name="P38"><text:s text:c="8"/>node_1 = Node(2, [1, 3])</text:p>
      <text:p text:style-name="P38"><text:s text:c="8"/>graph = Graph([])</text:p>
      <text:p text:style-name="P38"><text:s text:c="8"/>self.assertEqual(graph.vertices, set({}))</text:p>
      <text:p text:style-name="P38"><text:s text:c="8"/>self.assertEqual(graph.edges, {})</text:p>
      <text:p text:style-name="P38"><text:s text:c="8"/>graph.add_node(node_1)</text:p>
      <text:p text:style-name="P38"><text:s text:c="8"/>self.assertEqual(graph.vertices, set({1, 2, 3}))</text:p>
      <text:p text:style-name="P38"><text:s text:c="8"/>self.assertEqual(graph.edges, {1: set({2}), 2: set({1, 3}), 3: set({2})})</text:p>
      <text:p text:style-name="P38"/>
      <text:p text:style-name="P38"><text:soft-page-break/><text:s text:c="4"/>def test_remove_node(self):</text:p>
      <text:p text:style-name="P38"><text:s text:c="8"/>"""test_remove_node: Testing removing of an old node</text:p>
      <text:p text:style-name="P38"><text:s text:c="8"/>"""</text:p>
      <text:p text:style-name="P38"><text:s text:c="8"/>node_1 = Node(1, [3])</text:p>
      <text:p text:style-name="P38"><text:s text:c="8"/>graph = Graph([node_1])</text:p>
      <text:p text:style-name="P38"><text:s text:c="8"/>graph.remove_node(node_1)</text:p>
      <text:p text:style-name="P38"><text:s text:c="8"/>self.assertEqual(graph.vertices, set({3}))</text:p>
      <text:p text:style-name="P38"><text:s text:c="8"/>self.assertEqual(graph.edges, {3: set({})})</text:p>
      <text:p text:style-name="P38"/>
      <text:p text:style-name="P38"><text:s text:c="4"/>def test_is_connected_false(self):</text:p>
      <text:p text:style-name="P38"><text:s text:c="8"/>"""test_is_connected_false: Test that is_connected works to find out if a</text:p>
      <text:p text:style-name="P38"><text:s text:c="8"/>graph is not connected</text:p>
      <text:p text:style-name="P38"><text:s text:c="8"/>"""</text:p>
      <text:p text:style-name="P38"><text:s text:c="8"/>node_1 = Node(1, [2])</text:p>
      <text:p text:style-name="P38"><text:s text:c="8"/>node_2 = Node(2, [1])</text:p>
      <text:p text:style-name="P38"><text:s text:c="8"/>node_3 = Node(3, [4])</text:p>
      <text:p text:style-name="P38"><text:s text:c="8"/>node_4 = Node(4, [3])</text:p>
      <text:p text:style-name="P38"><text:s text:c="8"/>graph = Graph([node_1, node_2, node_3, node_4])</text:p>
      <text:p text:style-name="P38"><text:s text:c="8"/>self.assertFalse(graph.is_connected())</text:p>
      <text:p text:style-name="P38"/>
      <text:p text:style-name="P38"><text:s text:c="4"/>def test_is_connected_true(self):</text:p>
      <text:p text:style-name="P38"><text:s text:c="8"/>"""test_is_connected_true: Test that is_connected works to find out if a</text:p>
      <text:p text:style-name="P38"><text:s text:c="8"/>graph is connected</text:p>
      <text:p text:style-name="P38"><text:s text:c="8"/>"""</text:p>
      <text:p text:style-name="P38"><text:s text:c="8"/>node_1 = Node(1, [2, 4])</text:p>
      <text:p text:style-name="P38"><text:s text:c="8"/>node_2 = Node(2, [4])</text:p>
      <text:p text:style-name="P38"><text:s text:c="8"/>node_3 = Node(3, [2, 1])</text:p>
      <text:p text:style-name="P38"><text:s text:c="8"/>graph = Graph([node_1, node_2, node_3])</text:p>
      <text:p text:style-name="P38"><text:s text:c="8"/>self.assertTrue(graph.is_connected())</text:p>
      <text:p text:style-name="P38"/>
      <text:p text:style-name="P38"/>
      <text:p text:style-name="P38">if __name__ == '__main__':</text:p>
      <text:p text:style-name="P38"><text:s text:c="4"/>unittest.main()</text:p>
      <text:p text:style-name="P38"/>
      <text:p text:style-name="P76">Task 7 Part 2</text:p>
      <text:p text:style-name="P76"/>
      <text:p text:style-name="P76">main.py</text:p>
      <text:p text:style-name="P76"/>
      <text:p text:style-name="P39">#!/usr/bin/python3</text:p>
      <text:p text:style-name="P39">"""main.py: Code to show 'shortest_path' and 'longest_path' working</text:p>
      <text:p text:style-name="P39">"""</text:p>
      <text:p text:style-name="P39"/>
      <text:p text:style-name="P39">from weighted_graph import WeightedGraph</text:p>
      <text:p text:style-name="P39">from weighted_node import WeightedNode</text:p>
      <text:p text:style-name="P39"/>
      <text:p text:style-name="P39"/>
      <text:p text:style-name="P39">def main():</text:p>
      <text:p text:style-name="P39"><text:s text:c="4"/>"""main: Example case for finding longest and shortest path</text:p>
      <text:p text:style-name="P39"><text:s text:c="4"/>"""</text:p>
      <text:p text:style-name="P39"><text:soft-page-break/><text:s text:c="4"/>node_0 = WeightedNode(0, [1, 4], {(0, 1): 1, (0, 4): 11})</text:p>
      <text:p text:style-name="P39"><text:s text:c="4"/>node_1 = WeightedNode(1, [2], {(1, 2): 2})</text:p>
      <text:p text:style-name="P39"><text:s text:c="4"/>node_2 = WeightedNode(2, [3], {(2, 3): 3})</text:p>
      <text:p text:style-name="P39"><text:s text:c="4"/>node_3 = WeightedNode(3, [], {})</text:p>
      <text:p text:style-name="P39"><text:s text:c="4"/>node_4 = WeightedNode(4, [5], {(4, 5): 14})</text:p>
      <text:p text:style-name="P39"><text:s text:c="4"/>node_5 = WeightedNode(5, [3], {(5, 3): 12})</text:p>
      <text:p text:style-name="P39"><text:s text:c="4"/>graph = WeightedGraph([node_0, node_1, node_2, node_3, node_4, node_5])</text:p>
      <text:p text:style-name="P39"/>
      <text:p text:style-name="P39"><text:s text:c="4"/>print('The longest path is {0}'.format(graph.longest_path(0, 3)))</text:p>
      <text:p text:style-name="P39"><text:s text:c="4"/>print('The shortest path is {0}'.format(graph.shortest_path(0, 3)))</text:p>
      <text:p text:style-name="P39"/>
      <text:p text:style-name="P39"/>
      <text:p text:style-name="P39">main()</text:p>
      <text:p text:style-name="P39"/>
      <text:p text:style-name="P77">unit_test.py</text:p>
      <text:p text:style-name="P77"/>
      <text:p text:style-name="P40">#!/usr/bin/python3</text:p>
      <text:p text:style-name="P40">"""unit_test.py: Testing the 'weighted_graph' and 'weighted_node' classes</text:p>
      <text:p text:style-name="P40">"""</text:p>
      <text:p text:style-name="P40"/>
      <text:p text:style-name="P40">import unittest</text:p>
      <text:p text:style-name="P40">from weighted_graph import WeightedGraph</text:p>
      <text:p text:style-name="P40">from weighted_node import WeightedNode</text:p>
      <text:p text:style-name="P40"/>
      <text:p text:style-name="P40"/>
      <text:p text:style-name="P40">class UnitTest(unittest.TestCase):</text:p>
      <text:p text:style-name="P40"><text:s text:c="4"/>"""UnitTest"""</text:p>
      <text:p text:style-name="P40"><text:s text:c="4"/>def test_add_node(self):</text:p>
      <text:p text:style-name="P40"><text:s text:c="8"/>"""test_add_node: Test adding a new node</text:p>
      <text:p text:style-name="P40"><text:s text:c="8"/>"""</text:p>
      <text:p text:style-name="P40"><text:s text:c="8"/>node_1 = WeightedNode(1, [2], {(1, 2): 2})</text:p>
      <text:p text:style-name="P40"><text:s text:c="8"/>node_2 = WeightedNode(2, [1], {(2, 1): 2})</text:p>
      <text:p text:style-name="P40"><text:s text:c="8"/>node_3 = WeightedNode(3, [1, 2], {(3, 1): 2, (3, 2): 4})</text:p>
      <text:p text:style-name="P40"><text:s text:c="8"/>graph = WeightedGraph([node_1, node_2])</text:p>
      <text:p text:style-name="P40"><text:s text:c="8"/>graph.add_node(node_3)</text:p>
      <text:p text:style-name="P40"/>
      <text:p text:style-name="P40"><text:s text:c="8"/>self.assertEqual(graph.vertices, set({1, 2, 3}))</text:p>
      <text:p text:style-name="P40"><text:s text:c="8"/>self.assertEqual(graph.edges, {1: set({2}), 2: set({1}), 3: set({1, 2})})</text:p>
      <text:p text:style-name="P40"><text:s text:c="8"/>self.assertEqual(graph.weights, {(1, 2): 2, (2, 1): 2, (3, 1): 2, (3, 2): 4})</text:p>
      <text:p text:style-name="P40"/>
      <text:p text:style-name="P40"><text:s text:c="4"/>def test_remove(self):</text:p>
      <text:p text:style-name="P40"><text:s text:c="8"/>"""test_remove: Test removing a node</text:p>
      <text:p text:style-name="P40"><text:s text:c="8"/>"""</text:p>
      <text:p text:style-name="P40"><text:s text:c="8"/>node_1 = WeightedNode(1, [2], {(1, 2): 2})</text:p>
      <text:p text:style-name="P40"><text:s text:c="8"/>node_2 = WeightedNode(2, [1], {(2, 1): 2})</text:p>
      <text:p text:style-name="P40"><text:s text:c="8"/>graph = WeightedGraph([node_1, node_2])</text:p>
      <text:p text:style-name="P40"><text:s text:c="8"/>graph.remove_node(node_1)</text:p>
      <text:p text:style-name="P40"/>
      <text:p text:style-name="P40"><text:s text:c="8"/>self.assertEqual(graph.vertices, set({2}))</text:p>
      <text:p text:style-name="P40"><text:soft-page-break/><text:s text:c="8"/>self.assertEqual(graph.edges, {2: set({})})</text:p>
      <text:p text:style-name="P40"><text:s text:c="8"/>self.assertEqual(graph.weights, {})</text:p>
      <text:p text:style-name="P40"/>
      <text:p text:style-name="P40"><text:s text:c="4"/>def test_topological_sort(self):</text:p>
      <text:p text:style-name="P40"><text:s text:c="8"/>"""test_topological_sort: There is a picture in this folder showing the visual</text:p>
      <text:p text:style-name="P40"><text:s text:c="8"/>representation of this graph. Testing generating a topologically sorted list</text:p>
      <text:p text:style-name="P40"><text:s text:c="8"/>of graph vertices</text:p>
      <text:p text:style-name="P40"><text:s text:c="8"/>"""</text:p>
      <text:p text:style-name="P40"><text:s text:c="8"/>node_0 = WeightedNode(5, [11], {(5, 11): 1})</text:p>
      <text:p text:style-name="P40"><text:s text:c="8"/>node_1 = WeightedNode(11, [2, 9, 10], {(11, 2): 1, (11, 9): 1, (11, 10): 1})</text:p>
      <text:p text:style-name="P40"><text:s text:c="8"/>node_2 = WeightedNode(2, [], {})</text:p>
      <text:p text:style-name="P40"><text:s text:c="8"/>node_3 = WeightedNode(7, [8, 11], {(7, 8): 1, (7, 11): 1})</text:p>
      <text:p text:style-name="P40"><text:s text:c="8"/>node_4 = WeightedNode(8, [9], {(8, 9): 1})</text:p>
      <text:p text:style-name="P40"><text:s text:c="8"/>node_5 = WeightedNode(9, [], {})</text:p>
      <text:p text:style-name="P40"><text:s text:c="8"/>node_6 = WeightedNode(3, [8, 10], {(3, 8): 1, (3, 10): 1})</text:p>
      <text:p text:style-name="P40"><text:s text:c="8"/>node_7 = WeightedNode(10, [], {})</text:p>
      <text:p text:style-name="P40"><text:s text:c="8"/>graph = WeightedGraph([node_0, node_1, node_2, node_3, node_4, node_5, node_6, node_7])</text:p>
      <text:p text:style-name="P40"><text:s text:c="8"/>self.assertEqual(graph.topological_sort(), [7, 5, 11, 3, 10, 8, 9, 2])</text:p>
      <text:p text:style-name="P40"/>
      <text:p text:style-name="P40"><text:s text:c="4"/>def test_topological_sort_error(self):</text:p>
      <text:p text:style-name="P40"><text:s text:c="8"/>"""test_topological_sort_error: Make sure that 'topological_sort' raises the correct error</text:p>
      <text:p text:style-name="P40"><text:s text:c="8"/>"""</text:p>
      <text:p text:style-name="P40"><text:s text:c="8"/>node_0 = WeightedNode(1, [2], {(1, 2): 1})</text:p>
      <text:p text:style-name="P40"><text:s text:c="8"/>node_1 = WeightedNode(2, [1], {(2, 1): 1})</text:p>
      <text:p text:style-name="P40"><text:s text:c="8"/>graph = WeightedGraph([node_0, node_1])</text:p>
      <text:p text:style-name="P40"><text:s text:c="8"/>with self.assertRaises(TypeError):</text:p>
      <text:p text:style-name="P40"><text:s text:c="12"/>graph.topological_sort()</text:p>
      <text:p text:style-name="P40"/>
      <text:p text:style-name="P40"><text:s text:c="4"/>def test_shortest_path(self):</text:p>
      <text:p text:style-name="P40"><text:s text:c="8"/>"""test_shortest_path: Test that the shortest math is correctly generated using</text:p>
      <text:p text:style-name="P40"><text:s text:c="8"/>the '_dijkstra' function</text:p>
      <text:p text:style-name="P40"><text:s text:c="8"/>"""</text:p>
      <text:p text:style-name="P40"><text:s text:c="8"/>node_0 = WeightedNode(0, [1, 4], {(0, 1): 1, (0, 4): 11})</text:p>
      <text:p text:style-name="P40"><text:s text:c="8"/>node_1 = WeightedNode(1, [2], {(1, 2): 2})</text:p>
      <text:p text:style-name="P40"><text:s text:c="8"/>node_2 = WeightedNode(2, [3], {(2, 3): 3})</text:p>
      <text:p text:style-name="P40"><text:s text:c="8"/>node_3 = WeightedNode(3, [], {})</text:p>
      <text:p text:style-name="P40"><text:s text:c="8"/>node_4 = WeightedNode(4, [5], {(4, 5): 14})</text:p>
      <text:p text:style-name="P40"><text:s text:c="8"/>node_5 = WeightedNode(5, [3], {(5, 3): 12})</text:p>
      <text:p text:style-name="P40"><text:s text:c="8"/>graph = WeightedGraph([node_0, node_1, node_2, node_3, node_4, node_5])</text:p>
      <text:p text:style-name="P40"><text:s text:c="8"/>self.assertEqual(graph.shortest_path(0, 3), 'Path: [0, 1, 2, 3]\nDistance traveled: 6')</text:p>
      <text:p text:style-name="P40"/>
      <text:p text:style-name="P40"><text:s text:c="8"/>node_0 = WeightedNode(5, [11, 9], {(5, 11): 4, (5, 9): 1})</text:p>
      <text:p text:style-name="P40"><text:s text:c="8"/>node_1 = WeightedNode(11, [2, 9, 10], {(11, 2): 6, (11, 9): 2, (11, 10): 9})</text:p>
      <text:p text:style-name="P40"><text:s text:c="8"/>node_2 = WeightedNode(2, [5], {(2, 5): 2})</text:p>
      <text:p text:style-name="P40"><text:s text:c="8"/>node_3 = WeightedNode(7, [8, 11], {(7, 8): 2, (7, 11): 5})</text:p>
      <text:p text:style-name="P40"><text:s text:c="8"/>node_4 = WeightedNode(8, [9], {(8, 9): 5})</text:p>
      <text:p text:style-name="P40"><text:s text:c="8"/>node_5 = WeightedNode(9, [2], {(9, 2): 4})</text:p>
      <text:p text:style-name="P40"><text:s text:c="8"/>node_6 = WeightedNode(3, [8, 10], {(3, 8): 2, (3, 10): 7})</text:p>
      <text:p text:style-name="P40"><text:s text:c="8"/>node_7 = WeightedNode(10, [9], {(10, 9): 4})</text:p>
      <text:p text:style-name="P40"><text:soft-page-break/><text:s text:c="8"/>graph = WeightedGraph([node_0, node_1, node_2, node_3, node_4, node_5, node_6, node_7])</text:p>
      <text:p text:style-name="P40"><text:s text:c="8"/>self.assertEqual(graph.shortest_path(5, 9), 'Path: [5, 9]\nDistance traveled: 1')</text:p>
      <text:p text:style-name="P40"/>
      <text:p text:style-name="P40"><text:s text:c="4"/>def test_longest_path(self):</text:p>
      <text:p text:style-name="P40"><text:s text:c="8"/>"""test_longest_path: Test that the longest path is correctly generated using</text:p>
      <text:p text:style-name="P40"><text:s text:c="8"/>the '_bellman_ford' function</text:p>
      <text:p text:style-name="P40"><text:s text:c="8"/>"""</text:p>
      <text:p text:style-name="P40"><text:s text:c="8"/>node_0 = WeightedNode(0, [1, 4], {(0, 1): 1, (0, 4): 11})</text:p>
      <text:p text:style-name="P40"><text:s text:c="8"/>node_1 = WeightedNode(1, [2], {(1, 2): 2})</text:p>
      <text:p text:style-name="P40"><text:s text:c="8"/>node_2 = WeightedNode(2, [3], {(2, 3): 3})</text:p>
      <text:p text:style-name="P40"><text:s text:c="8"/>node_3 = WeightedNode(3, [], {})</text:p>
      <text:p text:style-name="P40"><text:s text:c="8"/>node_4 = WeightedNode(4, [5], {(4, 5): 14})</text:p>
      <text:p text:style-name="P40"><text:s text:c="8"/>node_5 = WeightedNode(5, [3], {(5, 3): 12})</text:p>
      <text:p text:style-name="P40"><text:s text:c="8"/>graph = WeightedGraph([node_0, node_1, node_2, node_3, node_4, node_5])</text:p>
      <text:p text:style-name="P40"><text:s text:c="8"/>self.assertEqual(graph.longest_path(0, 3), 'Path: [0, 4, 5, 3]\nDistance traveled: 37')</text:p>
      <text:p text:style-name="P40"/>
      <text:p text:style-name="P40"/>
      <text:p text:style-name="P40">if __name__ == '__main__':</text:p>
      <text:p text:style-name="P40"><text:s text:c="4"/>unittest.main()</text:p>
      <text:p text:style-name="P40"/>
      <text:p text:style-name="P78">weighted_graph.py</text:p>
      <text:p text:style-name="P78"/>
      <text:p text:style-name="P41">#!/usr/bin/python3</text:p>
      <text:p text:style-name="P41">"""weighted_graph.py: 'weighted_graph' class which allows for pathfinding</text:p>
      <text:p text:style-name="P41">"""</text:p>
      <text:p text:style-name="P41"/>
      <text:p text:style-name="P41">import math</text:p>
      <text:p text:style-name="P41">from graph import Graph</text:p>
      <text:p text:style-name="P41">from weighted_node import WeightedNode</text:p>
      <text:p text:style-name="P41"/>
      <text:p text:style-name="P41"/>
      <text:p text:style-name="P41">class WeightedGraph(Graph):</text:p>
      <text:p text:style-name="P41"><text:s text:c="4"/>"""weighted_graph: Directed acyclic graph class which inherits from Graph class</text:p>
      <text:p text:style-name="P41"><text:s text:c="4"/>"""</text:p>
      <text:p text:style-name="P41"/>
      <text:p text:style-name="P41"><text:s text:c="4"/>def __init__(self, nodes):</text:p>
      <text:p text:style-name="P41"><text:s text:c="8"/>"""__init__</text:p>
      <text:p text:style-name="P41"/>
      <text:p text:style-name="P41"><text:s text:c="8"/>:param nodes: List of nodes to be added to the graph</text:p>
      <text:p text:style-name="P41"><text:s text:c="8"/>"""</text:p>
      <text:p text:style-name="P41"><text:s text:c="8"/>self.weights = {}</text:p>
      <text:p text:style-name="P41"><text:s text:c="8"/>Graph.__init__(self, nodes)</text:p>
      <text:p text:style-name="P41"/>
      <text:p text:style-name="P41"><text:s text:c="4"/>def add_node(self, target_node):</text:p>
      <text:p text:style-name="P41"><text:s text:c="8"/>"""add_node</text:p>
      <text:p text:style-name="P41"/>
      <text:p text:style-name="P41"><text:s text:c="8"/>:param target_node: Overridden 'add_node' function to include adding of 'weights'</text:p>
      <text:p text:style-name="P41"><text:s text:c="8"/>"""</text:p>
      <text:p text:style-name="P41"><text:s text:c="8"/>assert isinstance(target_node, WeightedNode)</text:p>
      <text:p text:style-name="P41"><text:soft-page-break/><text:s text:c="8"/>self._add_vertex(target_node.value)</text:p>
      <text:p text:style-name="P41"><text:s text:c="8"/>self._add_weights(target_node.weights)</text:p>
      <text:p text:style-name="P41"><text:s text:c="8"/>for connection in target_node.connections:</text:p>
      <text:p text:style-name="P41"><text:s text:c="12"/>self._add_edge(target_node.value, connection)</text:p>
      <text:p text:style-name="P41"/>
      <text:p text:style-name="P41"><text:s text:c="4"/>def remove_node(self, target_node):</text:p>
      <text:p text:style-name="P41"><text:s text:c="8"/>"""remove_node</text:p>
      <text:p text:style-name="P41"/>
      <text:p text:style-name="P41"><text:s text:c="8"/>:param target_node: Overridden 'remove_node' function to include removal of 'weights'</text:p>
      <text:p text:style-name="P41"><text:s text:c="8"/>"""</text:p>
      <text:p text:style-name="P41"><text:s text:c="8"/>assert isinstance(target_node, WeightedNode)</text:p>
      <text:p text:style-name="P41"><text:s text:c="8"/>self._remove_vertex(target_node.value)</text:p>
      <text:p text:style-name="P41"><text:s text:c="8"/>self._remove_edge(target_node.value)</text:p>
      <text:p text:style-name="P41"><text:s text:c="8"/>self._remove_weights(target_node.value, target_node.weights)</text:p>
      <text:p text:style-name="P41"/>
      <text:p text:style-name="P41"><text:s text:c="4"/>def topological_sort(self):</text:p>
      <text:p text:style-name="P41"><text:s text:c="8"/>"""topological_sort: Function to topologically sort a graph</text:p>
      <text:p text:style-name="P41"><text:s text:c="8"/>https://en.wikipedia.org/wiki/Topological_sorting</text:p>
      <text:p text:style-name="P41"/>
      <text:p text:style-name="P41"><text:s text:c="8"/>:returns: List representing the graph nodes in topologically sorted order</text:p>
      <text:p text:style-name="P41"><text:s text:c="8"/>"""</text:p>
      <text:p text:style-name="P41"><text:s text:c="8"/>stack = []</text:p>
      <text:p text:style-name="P41"><text:s text:c="8"/>visited = set()</text:p>
      <text:p text:style-name="P41"><text:s text:c="8"/>top_order = []</text:p>
      <text:p text:style-name="P41"/>
      <text:p text:style-name="P41"><text:s text:c="8"/>def _visit(node):</text:p>
      <text:p text:style-name="P41"><text:s text:c="12"/>if node in visited:</text:p>
      <text:p text:style-name="P41"><text:s text:c="16"/>return</text:p>
      <text:p text:style-name="P41"><text:s text:c="12"/>if node in stack:</text:p>
      <text:p text:style-name="P41"><text:s text:c="16"/>raise TypeError('Graph contains a cycle')</text:p>
      <text:p text:style-name="P41"><text:s text:c="12"/>stack.append(node)</text:p>
      <text:p text:style-name="P41"><text:s text:c="12"/>if node in self.edges:</text:p>
      <text:p text:style-name="P41"><text:s text:c="16"/>for neighbour in self.edges[node]:</text:p>
      <text:p text:style-name="P41"><text:s text:c="20"/>_visit(neighbour)</text:p>
      <text:p text:style-name="P41"><text:s text:c="12"/>stack.pop()</text:p>
      <text:p text:style-name="P41"><text:s text:c="12"/>top_order.insert(0, node)</text:p>
      <text:p text:style-name="P41"><text:s text:c="12"/>visited.add(node)</text:p>
      <text:p text:style-name="P41"/>
      <text:p text:style-name="P41"><text:s text:c="8"/>while visited != self.vertices:</text:p>
      <text:p text:style-name="P41"><text:s text:c="12"/>for node in self.vertices:</text:p>
      <text:p text:style-name="P41"><text:s text:c="16"/>_visit(node)</text:p>
      <text:p text:style-name="P41"><text:s text:c="8"/>return top_order</text:p>
      <text:p text:style-name="P41"/>
      <text:p text:style-name="P41"><text:s text:c="4"/>def longest_path(self, start, end):</text:p>
      <text:p text:style-name="P41"><text:s text:c="8"/>"""longest_path: Uses _bellman_ford to calculate longest path by negating weights</text:p>
      <text:p text:style-name="P41"/>
      <text:p text:style-name="P41"><text:s text:c="8"/>:param start: Integer representing the start node</text:p>
      <text:p text:style-name="P41"><text:s text:c="8"/>:param end: Integer representing the end node</text:p>
      <text:p text:style-name="P41"><text:s text:c="8"/>"""</text:p>
      <text:p text:style-name="P41"><text:soft-page-break/><text:s text:c="8"/>assert isinstance(start, int)</text:p>
      <text:p text:style-name="P41"><text:s text:c="8"/>assert isinstance(end, int)</text:p>
      <text:p text:style-name="P41"><text:s text:c="8"/>distance, path = self._bellman_ford(start, end)</text:p>
      <text:p text:style-name="P41"><text:s text:c="8"/>if math.isinf(distance):</text:p>
      <text:p text:style-name="P41"><text:s text:c="12"/>raise ValueError('There is no path from {0} to {1}'.format(start, end))</text:p>
      <text:p text:style-name="P41"><text:s text:c="8"/>return 'Path: {0}\nDistance traveled: {1}'.format(path, distance * -1)</text:p>
      <text:p text:style-name="P41"/>
      <text:p text:style-name="P41"><text:s text:c="4"/>def shortest_path(self, start, end):</text:p>
      <text:p text:style-name="P41"><text:s text:c="8"/>"""shortest_path: Use _dijkstra to calculate shortest path</text:p>
      <text:p text:style-name="P41"/>
      <text:p text:style-name="P41"><text:s text:c="8"/>:param start: Integer representing the start node</text:p>
      <text:p text:style-name="P41"><text:s text:c="8"/>:param end: Integer representing the end node</text:p>
      <text:p text:style-name="P41"><text:s text:c="8"/>"""</text:p>
      <text:p text:style-name="P41"><text:s text:c="8"/>assert isinstance(start, int)</text:p>
      <text:p text:style-name="P41"><text:s text:c="8"/>assert isinstance(end, int)</text:p>
      <text:p text:style-name="P41"><text:s text:c="8"/>distance, path = self._dijkstra(start, end)</text:p>
      <text:p text:style-name="P41"><text:s text:c="8"/>if math.isinf(distance):</text:p>
      <text:p text:style-name="P41"><text:s text:c="12"/>raise ValueError('There is no path from {0} to {1}'.format(start, end))</text:p>
      <text:p text:style-name="P41"><text:s text:c="8"/>return 'Path: {0}\nDistance traveled: {1}'.format(path, distance)</text:p>
      <text:p text:style-name="P41"/>
      <text:p text:style-name="P41"><text:s text:c="4"/>def get_shortest_hamiltonian_cycle(self):</text:p>
      <text:p text:style-name="P41"><text:s text:c="8"/>"""get_shortest_hamiltonian_cycle: Find the shortest hamiltonian cycle in a graph</text:p>
      <text:p text:style-name="P41"/>
      <text:p text:style-name="P41"><text:s text:c="8"/>:return list: list containing the shortest hamiltonian path if there is multiple of</text:p>
      <text:p text:style-name="P41"><text:s text:c="8"/>the same length they are all returned</text:p>
      <text:p text:style-name="P41"><text:s text:c="8"/>"""</text:p>
      <text:p text:style-name="P41"><text:s text:c="8"/>def _path_cost(path):</text:p>
      <text:p text:style-name="P41"><text:s text:c="12"/>cost = 0</text:p>
      <text:p text:style-name="P41"><text:s text:c="12"/>for index, vertex in enumerate(path):</text:p>
      <text:p text:style-name="P41"><text:s text:c="16"/>try:</text:p>
      <text:p text:style-name="P41"><text:s text:c="20"/>cost += self.weights[(vertex, path[index + 1])]</text:p>
      <text:p text:style-name="P41"><text:s text:c="16"/>except IndexError:</text:p>
      <text:p text:style-name="P41"><text:s text:c="20"/>pass</text:p>
      <text:p text:style-name="P41"><text:s text:c="12"/>return path, cost</text:p>
      <text:p text:style-name="P41"/>
      <text:p text:style-name="P41"><text:s text:c="8"/>costs = []</text:p>
      <text:p text:style-name="P41"><text:s text:c="8"/>cycles = self.get_hamiltonian_cycles()</text:p>
      <text:p text:style-name="P41"><text:s text:c="8"/>for cycle in cycles:</text:p>
      <text:p text:style-name="P41"><text:s text:c="12"/>costs.append(_path_cost(cycle))</text:p>
      <text:p text:style-name="P41"/>
      <text:p text:style-name="P41"><text:s text:c="8"/>minimum = math.inf</text:p>
      <text:p text:style-name="P41"><text:s text:c="8"/>minimum_cycle = []</text:p>
      <text:p text:style-name="P41"><text:s text:c="8"/>for cycle in costs:</text:p>
      <text:p text:style-name="P41"><text:s text:c="12"/>if cycle[1] &lt; minimum:</text:p>
      <text:p text:style-name="P41"><text:s text:c="16"/>minimum = cycle[1]</text:p>
      <text:p text:style-name="P41"><text:s text:c="16"/>minimum_cycle.append(cycle)</text:p>
      <text:p text:style-name="P41"/>
      <text:p text:style-name="P41"><text:s text:c="12"/>elif cycle[1] == minimum:</text:p>
      <text:p text:style-name="P41"><text:s text:c="16"/>minimum_cycle.append(cycle)</text:p>
      <text:p text:style-name="P41"><text:soft-page-break/></text:p>
      <text:p text:style-name="P41"><text:s text:c="8"/>return minimum_cycle</text:p>
      <text:p text:style-name="P41"/>
      <text:p text:style-name="P41"><text:s text:c="4"/>def _bellman_ford(self, start, end):</text:p>
      <text:p text:style-name="P41"><text:s text:c="8"/>"""_bellman_ford: Use Belmon ford to calculate the longest path. This is needed because</text:p>
      <text:p text:style-name="P41"><text:s text:c="8"/>Dijkstra's weights must be non-negative</text:p>
      <text:p text:style-name="P41"/>
      <text:p text:style-name="P41"><text:s text:c="8"/>:param start: Integer representing the start node</text:p>
      <text:p text:style-name="P41"><text:s text:c="8"/>:param end: Integer representing the end node</text:p>
      <text:p text:style-name="P41"><text:s text:c="8"/>:return Tuple: Tuple (shortest distance, sorted path)</text:p>
      <text:p text:style-name="P41"><text:s text:c="8"/>"""</text:p>
      <text:p text:style-name="P41"><text:s text:c="8"/>for i in range(len(self.vertices)):</text:p>
      <text:p text:style-name="P41"><text:s text:c="12"/>assert start in self.vertices and end in self.vertices</text:p>
      <text:p text:style-name="P41"><text:s text:c="12"/>distances = dict.fromkeys(self.vertices, math.inf)</text:p>
      <text:p text:style-name="P41"><text:s text:c="12"/>predecessors = dict.fromkeys(self.vertices, None)</text:p>
      <text:p text:style-name="P41"><text:s text:c="12"/>distances[start] = 0</text:p>
      <text:p text:style-name="P41"/>
      <text:p text:style-name="P41"><text:s text:c="12"/>for vertex in self.vertices and self.edges:</text:p>
      <text:p text:style-name="P41"><text:s text:c="16"/>for neighbour in self.edges[vertex]:</text:p>
      <text:p text:style-name="P41"><text:s text:c="20"/>if distances[neighbour] &gt; distances[vertex] + \</text:p>
      <text:p text:style-name="P41"><text:s text:c="28"/>(self.weights[(vertex, neighbour)] * -1):</text:p>
      <text:p text:style-name="P41"><text:s text:c="24"/>distances[neighbour] = distances[vertex] + \</text:p>
      <text:p text:style-name="P41"><text:s text:c="28"/>(self.weights[(vertex, neighbour)] * -1)</text:p>
      <text:p text:style-name="P41"><text:s text:c="24"/>predecessors[neighbour] = vertex</text:p>
      <text:p text:style-name="P41"/>
      <text:p text:style-name="P41"><text:s text:c="12"/>for vertex in self.vertices and self.edges:</text:p>
      <text:p text:style-name="P41"><text:s text:c="16"/>for neighbour in self.edges:</text:p>
      <text:p text:style-name="P41"><text:s text:c="20"/>if (vertex, neighbour) in self.weights:</text:p>
      <text:p text:style-name="P41"><text:s text:c="24"/>if distances[neighbour] &gt; distances[vertex] + \</text:p>
      <text:p text:style-name="P41"><text:s text:c="32"/>(self.weights[(vertex, neighbour)] * -1):</text:p>
      <text:p text:style-name="P41"><text:s text:c="28"/>raise TypeError('This graph contains a negative cycle')</text:p>
      <text:p text:style-name="P41"><text:s text:c="12"/>return distances[end], self._short_path(predecessors, end)</text:p>
      <text:p text:style-name="P41"/>
      <text:p text:style-name="P41"><text:s text:c="4"/>def _dijkstra(self, start, end):</text:p>
      <text:p text:style-name="P41"><text:s text:c="8"/>"""_dijkstra: Use dijkstra algorithm to get the shortest path</text:p>
      <text:p text:style-name="P41"/>
      <text:p text:style-name="P41"><text:s text:c="8"/>:param start: Integer representing the start node</text:p>
      <text:p text:style-name="P41"><text:s text:c="8"/>:param end: Integer representing the end node</text:p>
      <text:p text:style-name="P41"><text:s text:c="8"/>:return Tuple: Tuple (shortest distance, sorted path)</text:p>
      <text:p text:style-name="P41"><text:s text:c="8"/>"""</text:p>
      <text:p text:style-name="P41"><text:s text:c="8"/>assert start in self.vertices and end in self.vertices</text:p>
      <text:p text:style-name="P41"><text:s text:c="8"/>visited = set()</text:p>
      <text:p text:style-name="P41"><text:s text:c="8"/>distances = dict.fromkeys(list(self.vertices), math.inf)</text:p>
      <text:p text:style-name="P41"><text:s text:c="8"/>path = dict.fromkeys(list(self.vertices), None)</text:p>
      <text:p text:style-name="P41"><text:s text:c="8"/>distances[start] = 0</text:p>
      <text:p text:style-name="P41"><text:s text:c="8"/>while visited != self.vertices:</text:p>
      <text:p text:style-name="P41"><text:s text:c="12"/>vertex = min(set(distances.keys()) - visited)</text:p>
      <text:p text:style-name="P41"><text:s text:c="12"/>if vertex in self.edges:</text:p>
      <text:p text:style-name="P41"><text:s text:c="16"/>for neighbour in self.edges[vertex]:</text:p>
      <text:p text:style-name="P41"><text:soft-page-break/><text:s text:c="20"/>test_path = distances[vertex] + self.weights[(vertex, neighbour)]</text:p>
      <text:p text:style-name="P41"><text:s text:c="20"/>if test_path &lt; distances[neighbour]:</text:p>
      <text:p text:style-name="P41"><text:s text:c="24"/>distances[neighbour] = test_path</text:p>
      <text:p text:style-name="P41"><text:s text:c="24"/>path[neighbour] = vertex</text:p>
      <text:p text:style-name="P41"><text:s text:c="12"/>visited.add(vertex)</text:p>
      <text:p text:style-name="P41"><text:s text:c="8"/>return distances[end], self._short_path(path, end)</text:p>
      <text:p text:style-name="P41"/>
      <text:p text:style-name="P41"><text:s text:c="4"/>def _add_edge(self, vertex_a, vertex_b):</text:p>
      <text:p text:style-name="P41"><text:s text:c="8"/>if vertex_a not in self.edges:</text:p>
      <text:p text:style-name="P41"><text:s text:c="12"/>self.edges[vertex_a] = set()</text:p>
      <text:p text:style-name="P41"><text:s text:c="8"/>self.edges[vertex_a].add(vertex_b)</text:p>
      <text:p text:style-name="P41"/>
      <text:p text:style-name="P41"><text:s text:c="4"/>def _add_weights(self, weights):</text:p>
      <text:p text:style-name="P41"><text:s text:c="8"/>for weight in weights:</text:p>
      <text:p text:style-name="P41"><text:s text:c="12"/>self.weights[weight] = weights[weight]</text:p>
      <text:p text:style-name="P41"/>
      <text:p text:style-name="P41"><text:s text:c="4"/>def _remove_weights(self, value, weights):</text:p>
      <text:p text:style-name="P41"><text:s text:c="8"/>for weight in list(weights):</text:p>
      <text:p text:style-name="P41"><text:s text:c="12"/>del self.weights[weight]</text:p>
      <text:p text:style-name="P41"><text:s text:c="8"/>for weight in list(self.weights):</text:p>
      <text:p text:style-name="P41"><text:s text:c="12"/>if value in weight:</text:p>
      <text:p text:style-name="P41"><text:s text:c="16"/>del self.weights[weight]</text:p>
      <text:p text:style-name="P41"/>
      <text:p text:style-name="P41"><text:s text:c="4"/>@classmethod</text:p>
      <text:p text:style-name="P41"><text:s text:c="4"/>def _short_path(cls, path, end):</text:p>
      <text:p text:style-name="P41"><text:s text:c="8"/>"""_short_path</text:p>
      <text:p text:style-name="P41"/>
      <text:p text:style-name="P41"><text:s text:c="8"/>:param path: Dictionary created above</text:p>
      <text:p text:style-name="P41"><text:s text:c="8"/>:param end: Integer representing the end node</text:p>
      <text:p text:style-name="P41"><text:s text:c="8"/>:return List: Shortest path</text:p>
      <text:p text:style-name="P41"><text:s text:c="8"/>"""</text:p>
      <text:p text:style-name="P41"><text:s text:c="8"/>short_path = []</text:p>
      <text:p text:style-name="P41"><text:s text:c="8"/>node = end</text:p>
      <text:p text:style-name="P41"><text:s text:c="8"/>while path[node] is not None:</text:p>
      <text:p text:style-name="P41"><text:s text:c="12"/>short_path.insert(0, node)</text:p>
      <text:p text:style-name="P41"><text:s text:c="12"/>node = path[node]</text:p>
      <text:p text:style-name="P41"><text:s text:c="8"/>short_path.insert(0, node)</text:p>
      <text:p text:style-name="P41"><text:s text:c="8"/>return short_path</text:p>
      <text:p text:style-name="P41"/>
      <text:p text:style-name="P79">weighted_node.py</text:p>
      <text:p text:style-name="P42"/>
      <text:p text:style-name="P42">#!/usr/bin/python3</text:p>
      <text:p text:style-name="P42">"""weighted_node.py: File containing WeightedNode class</text:p>
      <text:p text:style-name="P42">"""</text:p>
      <text:p text:style-name="P42"/>
      <text:p text:style-name="P42">from node import Node</text:p>
      <text:p text:style-name="P42"/>
      <text:p text:style-name="P42"/>
      <text:p text:style-name="P42">class WeightedNode(Node):</text:p>
      <text:p text:style-name="P42"><text:soft-page-break/><text:s text:c="4"/>"""WeightedNode class allowing for nodes to have a weight(distance to other nodes)</text:p>
      <text:p text:style-name="P42"><text:s text:c="4"/>"""</text:p>
      <text:p text:style-name="P42"><text:s text:c="4"/>def __init__(self, value, connections, weights):</text:p>
      <text:p text:style-name="P42"><text:s text:c="8"/>"""__init__</text:p>
      <text:p text:style-name="P42"/>
      <text:p text:style-name="P42"><text:s text:c="8"/>:param value: Value of the node can only be a 'str' or 'int'</text:p>
      <text:p text:style-name="P42"><text:s text:c="8"/>:param connections: List of the nodes connections base of other nodes value e.g [1, 2, 4]</text:p>
      <text:p text:style-name="P42"><text:s text:c="9"/>or ['a', 'b', 'c']</text:p>
      <text:p text:style-name="P42"><text:s text:c="8"/>:param weights: Dictionary - Keys are tuples from this node to another connection</text:p>
      <text:p text:style-name="P42"><text:s text:c="8"/>"""</text:p>
      <text:p text:style-name="P42"><text:s text:c="8"/>assert isinstance(weights, dict)</text:p>
      <text:p text:style-name="P42"><text:s text:c="8"/>assert len(weights) == len(connections)</text:p>
      <text:p text:style-name="P42"><text:s text:c="8"/>for connection in connections:</text:p>
      <text:p text:style-name="P42"><text:s text:c="12"/>assert (value, connection) in weights</text:p>
      <text:p text:style-name="P42"/>
      <text:p text:style-name="P42"><text:s text:c="8"/>self.weights = weights</text:p>
      <text:p text:style-name="P42"><text:s text:c="8"/>Node.__init__(self, value, connections)</text:p>
      <text:p text:style-name="P42"/>
      <text:p text:style-name="P80">Task 8 Part 1</text:p>
      <text:p text:style-name="P80"/>
      <text:p text:style-name="P80">main.py</text:p>
      <text:p text:style-name="P80"/>
      <text:p text:style-name="P43">#!/usr/bin/python3</text:p>
      <text:p text:style-name="P43">"""</text:p>
      <text:p text:style-name="P43">"""</text:p>
      <text:p text:style-name="P43"/>
      <text:p text:style-name="P43"/>
      <text:p text:style-name="P43">from string_converter import levenshtein</text:p>
      <text:p text:style-name="P43"/>
      <text:p text:style-name="P43"/>
      <text:p text:style-name="P43">print('Distance between "abc" and "abcd": {0}'.format(levenshtein('abc', 'abcd')))</text:p>
      <text:p text:style-name="P43">print('Distance between "abd" and "ab": {0}'.format(levenshtein('abd', 'ab')))</text:p>
      <text:p text:style-name="P43">print('Distance between "abd" and "abc": {0}'.format(levenshtein('abd', 'abc')))</text:p>
      <text:p text:style-name="P43">print('Distance between "kitten" and "sitting": {0}'.format(levenshtein('kitten', 'sitting')))</text:p>
      <text:p text:style-name="P43"/>
      <text:p text:style-name="P43">print('Distance between "abc" and "abcd": {0}'.format(levenshtein('abc', 'abcd', 3, 4, 5)))</text:p>
      <text:p text:style-name="P43">print('Distance between "abd" and "ab": {0}'.format(levenshtein('abd', 'ab', 3, 4, 5)))</text:p>
      <text:p text:style-name="P43">print('Distance between "abd" and "abc": {0}'.format(levenshtein('abd', 'abc', 3, 5, 6)))</text:p>
      <text:p text:style-name="P43">print('Distance between "kitten" and "sitting": {0}'.format(levenshtein('kitten',</text:p>
      <text:p text:style-name="P43"><text:s text:c="72"/>'sitting', 3, 4, 5)))</text:p>
      <text:p text:style-name="P43"/>
      <text:p text:style-name="P81">string_converter.py</text:p>
      <text:p text:style-name="P81"/>
      <text:p text:style-name="P44">#!/usr/bin/python3</text:p>
      <text:p text:style-name="P44">""" string_converter.py: Is the file which contains the functions to convert</text:p>
      <text:p text:style-name="P44">one string to another as cheaply as possible following a simple set of rules</text:p>
      <text:p text:style-name="P44">"""</text:p>
      <text:p text:style-name="P44"/>
      <text:p text:style-name="P44"/>
      <text:p text:style-name="P44"><text:soft-page-break/>def levenshtein(source, target, del_cost=1, ins_cost=1, sub_cost=1):</text:p>
      <text:p text:style-name="P44"><text:s text:c="4"/>"""levenshtein: Function to find out the distance between two strings</text:p>
      <text:p text:style-name="P44"/>
      <text:p text:style-name="P44"><text:s text:c="4"/>:param source: The string which you want to change</text:p>
      <text:p text:style-name="P44"><text:s text:c="4"/>:param target: The target for which you want to make string into</text:p>
      <text:p text:style-name="P44"><text:s text:c="4"/>:param del_cost:</text:p>
      <text:p text:style-name="P44"><text:s text:c="4"/>:param ins_cost:</text:p>
      <text:p text:style-name="P44"><text:s text:c="4"/>:param sub_cost:</text:p>
      <text:p text:style-name="P44"><text:s text:c="4"/>"""</text:p>
      <text:p text:style-name="P44"><text:s text:c="4"/>if not target:</text:p>
      <text:p text:style-name="P44"><text:s text:c="8"/>return len(source)</text:p>
      <text:p text:style-name="P44"><text:s text:c="4"/>previous_row = range(len(target) + 1)</text:p>
      <text:p text:style-name="P44"><text:s text:c="4"/>for source_index, source_character in enumerate(source):</text:p>
      <text:p text:style-name="P44"><text:s text:c="8"/>current_row = [source_index + 1]</text:p>
      <text:p text:style-name="P44"><text:s text:c="8"/>for target_index, target_character in enumerate(target):</text:p>
      <text:p text:style-name="P44"><text:s text:c="12"/>if source_character != target_character:</text:p>
      <text:p text:style-name="P44"><text:s text:c="16"/>substitution_cost = sub_cost</text:p>
      <text:p text:style-name="P44"><text:s text:c="12"/>else:</text:p>
      <text:p text:style-name="P44"><text:s text:c="16"/>substitution_cost = 0</text:p>
      <text:p text:style-name="P44"><text:s text:c="12"/>possible_deletions = previous_row[target_index + 1] + del_cost</text:p>
      <text:p text:style-name="P44"><text:s text:c="12"/>possible_insertions = current_row[target_index] + ins_cost</text:p>
      <text:p text:style-name="P44"><text:s text:c="12"/>possible_substitutions = previous_row[target_index] + substitution_cost</text:p>
      <text:p text:style-name="P44"><text:s text:c="12"/>current_row.append(min(possible_insertions,</text:p>
      <text:p text:style-name="P44"><text:s text:c="35"/>possible_deletions,</text:p>
      <text:p text:style-name="P44"><text:s text:c="35"/>possible_substitutions))</text:p>
      <text:p text:style-name="P44"><text:s text:c="8"/>previous_row = current_row</text:p>
      <text:p text:style-name="P44"><text:s text:c="4"/>return previous_row.pop()</text:p>
      <text:p text:style-name="P44"/>
      <text:p text:style-name="P82">unit_test.py</text:p>
      <text:p text:style-name="P82"/>
      <text:p text:style-name="P45">#!/usr/bin/python3</text:p>
      <text:p text:style-name="P45">""" unit_test.py: Unit testing for levenshtein string distance function</text:p>
      <text:p text:style-name="P45">"""</text:p>
      <text:p text:style-name="P45"/>
      <text:p text:style-name="P45"/>
      <text:p text:style-name="P45">import unittest</text:p>
      <text:p text:style-name="P45">from string_converter import levenshtein</text:p>
      <text:p text:style-name="P45"/>
      <text:p text:style-name="P45"/>
      <text:p text:style-name="P45">class UnitTest(unittest.TestCase):</text:p>
      <text:p text:style-name="P45"><text:s text:c="4"/>"""UnitTest: Unit testing class for testing that levenshtein is working as expexted</text:p>
      <text:p text:style-name="P45"><text:s text:c="4"/>"""</text:p>
      <text:p text:style-name="P45"><text:s text:c="4"/>def test_known_values(self):</text:p>
      <text:p text:style-name="P45"><text:s text:c="8"/>"""test_known_values: Test values for vanilla string distance (levenshtein distance)</text:p>
      <text:p text:style-name="P45"><text:s text:c="8"/>"""</text:p>
      <text:p text:style-name="P45"><text:s text:c="8"/>self.assertEqual(levenshtein('abc', 'abcd'), 1)</text:p>
      <text:p text:style-name="P45"><text:s text:c="8"/>self.assertEqual(levenshtein('abd', 'ab'), 1)</text:p>
      <text:p text:style-name="P45"><text:s text:c="8"/>self.assertEqual(levenshtein('abd', 'abc'), 1)</text:p>
      <text:p text:style-name="P45"><text:s text:c="8"/>self.assertEqual(levenshtein('kitten', 'sitting'), 3)</text:p>
      <text:p text:style-name="P45"><text:soft-page-break/><text:s text:c="8"/>self.assertEqual(levenshtein('hill', 'hello'), 2)</text:p>
      <text:p text:style-name="P45"/>
      <text:p text:style-name="P45"><text:s text:c="4"/>def test_afaik_correct_values(self):</text:p>
      <text:p text:style-name="P45"><text:s text:c="8"/>"""test_afaik_correct_values: This function does work for calculating the string</text:p>
      <text:p text:style-name="P45"><text:s text:c="8"/>distance but i'm not 100% sure when the weights are changed</text:p>
      <text:p text:style-name="P45"><text:s text:c="8"/>"""</text:p>
      <text:p text:style-name="P45"><text:s text:c="8"/>self.assertEqual(levenshtein('abc', 'abcd', 3, 4, 5), 4)</text:p>
      <text:p text:style-name="P45"><text:s text:c="8"/>self.assertEqual(levenshtein('abd', 'ab', 3, 4, 5), 3)</text:p>
      <text:p text:style-name="P45"><text:s text:c="8"/>self.assertEqual(levenshtein('abd', 'abc', 3, 4, 5), 5)</text:p>
      <text:p text:style-name="P45"><text:s text:c="8"/>self.assertEqual(levenshtein('kitten', 'sitting', 3, 4, 5), 13)</text:p>
      <text:p text:style-name="P45"><text:s text:c="8"/>self.assertEqual(levenshtein('hill', 'hello', 3, 4, 5), 9)</text:p>
      <text:p text:style-name="P45"/>
      <text:p text:style-name="P45"/>
      <text:p text:style-name="P45">if __name__ == '__main__':</text:p>
      <text:p text:style-name="P45"><text:s text:c="4"/>unittest.main()</text:p>
      <text:p text:style-name="P45"/>
      <text:p text:style-name="P83">Task 8 Part 2</text:p>
      <text:p text:style-name="P83"/>
      <text:p text:style-name="P83">main.py</text:p>
      <text:p text:style-name="P83"/>
      <text:p text:style-name="P46">#!/usr/bin/python3</text:p>
      <text:p text:style-name="P46">""" main.py: File to hold the driver code to test hamiltonian for cycles</text:p>
      <text:p text:style-name="P46">"""</text:p>
      <text:p text:style-name="P46"/>
      <text:p text:style-name="P46"/>
      <text:p text:style-name="P46">from graph import Graph</text:p>
      <text:p text:style-name="P46">from node import Node</text:p>
      <text:p text:style-name="P46"/>
      <text:p text:style-name="P46"/>
      <text:p text:style-name="P46">def main():</text:p>
      <text:p text:style-name="P46"><text:s text:c="4"/>"""main: Driver code to show working hamiltonian cycle finding</text:p>
      <text:p text:style-name="P46"><text:s text:c="4"/>"""</text:p>
      <text:p text:style-name="P46"><text:s text:c="4"/>node0 = Node(0, [1, 3])</text:p>
      <text:p text:style-name="P46"><text:s text:c="4"/>node1 = Node(1, [0, 3, 4, 2])</text:p>
      <text:p text:style-name="P46"><text:s text:c="4"/>node2 = Node(2, [1, 4])</text:p>
      <text:p text:style-name="P46"><text:s text:c="4"/>node3 = Node(3, [0, 1, 4])</text:p>
      <text:p text:style-name="P46"><text:s text:c="4"/>node4 = Node(4, [1, 2, 3])</text:p>
      <text:p text:style-name="P46"><text:s text:c="4"/>graph = Graph([node0, node1, node2, node3, node4])</text:p>
      <text:p text:style-name="P46"><text:s text:c="4"/>for index, path in enumerate(graph.get_hamiltonian_cycles()):</text:p>
      <text:p text:style-name="P46"><text:s text:c="8"/>print('{0}: {1}'.format(index + 1, path))</text:p>
      <text:p text:style-name="P46"/>
      <text:p text:style-name="P46"/>
      <text:p text:style-name="P46">main()</text:p>
      <text:p text:style-name="P46"/>
      <text:p text:style-name="P84">unit_test.py</text:p>
      <text:p text:style-name="P47"/>
      <text:p text:style-name="P47">#!/usr/bin/python3</text:p>
      <text:p text:style-name="P47">""" unit_test.py: Testing for finding hamiltonian cycles</text:p>
      <text:p text:style-name="P47">"""</text:p>
      <text:p text:style-name="P47"><text:soft-page-break/></text:p>
      <text:p text:style-name="P47">import unittest</text:p>
      <text:p text:style-name="P47">from graph import Graph</text:p>
      <text:p text:style-name="P47">from node import Node</text:p>
      <text:p text:style-name="P47">from weighted_graph import WeightedGraph</text:p>
      <text:p text:style-name="P47">from weighted_node import WeightedNode</text:p>
      <text:p text:style-name="P47"/>
      <text:p text:style-name="P47"/>
      <text:p text:style-name="P47">class UnitTest(unittest.TestCase):</text:p>
      <text:p text:style-name="P47"><text:s text:c="4"/>"""UnitTest: There is no setup for this class</text:p>
      <text:p text:style-name="P47"><text:s text:c="4"/>"""</text:p>
      <text:p text:style-name="P47"><text:s text:c="4"/>def test_known_no_hamiltonian(self):</text:p>
      <text:p text:style-name="P47"><text:s text:c="8"/>"""test_known_no_hamiltonian: Test a graph which doesn't have a hamiltonian cycle</text:p>
      <text:p text:style-name="P47"><text:s text:c="8"/>"""</text:p>
      <text:p text:style-name="P47"><text:s text:c="8"/>node0 = Node(0, [1, 3])</text:p>
      <text:p text:style-name="P47"><text:s text:c="8"/>node1 = Node(1, [0, 3, 4, 2])</text:p>
      <text:p text:style-name="P47"><text:s text:c="8"/>node2 = Node(2, [1, 4])</text:p>
      <text:p text:style-name="P47"><text:s text:c="8"/>node3 = Node(3, [0, 1])</text:p>
      <text:p text:style-name="P47"><text:s text:c="8"/>node4 = Node(4, [1, 2])</text:p>
      <text:p text:style-name="P47"><text:s text:c="8"/>graph = Graph([node0, node1, node2, node3, node4])</text:p>
      <text:p text:style-name="P47"><text:s text:c="8"/>self.assertEqual(graph.get_hamiltonian_cycles(), [])</text:p>
      <text:p text:style-name="P47"/>
      <text:p text:style-name="P47"><text:s text:c="4"/>def test_known_hamiltonian_cycles(self):</text:p>
      <text:p text:style-name="P47"><text:s text:c="8"/>"""test_known_hamiltonian_cycles: Test an unweighted undirected graph which has</text:p>
      <text:p text:style-name="P47"><text:s text:c="8"/>hamiltonian cycles</text:p>
      <text:p text:style-name="P47"><text:s text:c="8"/>"""</text:p>
      <text:p text:style-name="P47"><text:s text:c="8"/>node0 = Node(0, [1, 3])</text:p>
      <text:p text:style-name="P47"><text:s text:c="8"/>node1 = Node(1, [0, 3, 4, 2])</text:p>
      <text:p text:style-name="P47"><text:s text:c="8"/>node2 = Node(2, [1, 4])</text:p>
      <text:p text:style-name="P47"><text:s text:c="8"/>node3 = Node(3, [0, 1, 4])</text:p>
      <text:p text:style-name="P47"><text:s text:c="8"/>node4 = Node(4, [1, 2, 3])</text:p>
      <text:p text:style-name="P47"><text:s text:c="8"/>graph = Graph([node0, node1, node2, node3, node4])</text:p>
      <text:p text:style-name="P47"><text:s text:c="8"/>self.assertEqual(graph.get_hamiltonian_cycles(), [[0, 3, 4, 2, 1, 0],</text:p>
      <text:p text:style-name="P47"><text:s text:c="58"/>[0, 1, 2, 4, 3, 0],</text:p>
      <text:p text:style-name="P47"><text:s text:c="58"/>[1, 2, 4, 3, 0, 1],</text:p>
      <text:p text:style-name="P47"><text:s text:c="58"/>[1, 0, 3, 4, 2, 1],</text:p>
      <text:p text:style-name="P47"><text:s text:c="58"/>[2, 4, 3, 0, 1, 2],</text:p>
      <text:p text:style-name="P47"><text:s text:c="58"/>[2, 1, 0, 3, 4, 2],</text:p>
      <text:p text:style-name="P47"><text:s text:c="58"/>[3, 4, 2, 1, 0, 3],</text:p>
      <text:p text:style-name="P47"><text:s text:c="58"/>[3, 0, 1, 2, 4, 3],</text:p>
      <text:p text:style-name="P47"><text:s text:c="58"/>[4, 3, 0, 1, 2, 4],</text:p>
      <text:p text:style-name="P47"><text:s text:c="58"/>[4, 2, 1, 0, 3, 4]])</text:p>
      <text:p text:style-name="P47"/>
      <text:p text:style-name="P47"><text:s text:c="4"/>def test_wiki_ham_cycle(self):</text:p>
      <text:p text:style-name="P47"><text:s text:c="8"/>"""test_wiki_ham_cycle: This is the graph taken from wikipedia</text:p>
      <text:p text:style-name="P47"><text:s text:c="8"/>&lt;https://en.wikipedia.org/wiki/Hamiltonian_path&gt; and is also in this folder as a png called</text:p>
      <text:p text:style-name="P47"><text:s text:c="8"/>'HamCycle.png'</text:p>
      <text:p text:style-name="P47"><text:s text:c="8"/>This is the function which is making the unit test take a while becuase this</text:p>
      <text:p text:style-name="P47"><text:s text:c="8"/>the Hamiltonian path problem is NP-Complete</text:p>
      <text:p text:style-name="P47"><text:soft-page-break/><text:s text:c="8"/>"""</text:p>
      <text:p text:style-name="P47"><text:s text:c="8"/>node0 = Node(0, [1, 4, 6])</text:p>
      <text:p text:style-name="P47"><text:s text:c="8"/>node1 = Node(1, [0, 2, 7])</text:p>
      <text:p text:style-name="P47"><text:s text:c="8"/>node2 = Node(2, [1, 3, 8])</text:p>
      <text:p text:style-name="P47"><text:s text:c="8"/>node3 = Node(3, [2, 4, 9])</text:p>
      <text:p text:style-name="P47"><text:s text:c="8"/>node4 = Node(4, [0, 3, 5])</text:p>
      <text:p text:style-name="P47"><text:s text:c="8"/>node5 = Node(5, [4, 10, 11])</text:p>
      <text:p text:style-name="P47"><text:s text:c="8"/>node6 = Node(6, [0, 11, 12])</text:p>
      <text:p text:style-name="P47"><text:s text:c="8"/>node7 = Node(7, [1, 12, 13])</text:p>
      <text:p text:style-name="P47"><text:s text:c="8"/>node8 = Node(8, [2, 13, 14])</text:p>
      <text:p text:style-name="P47"><text:s text:c="8"/>node9 = Node(9, [3, 10, 14])</text:p>
      <text:p text:style-name="P47"><text:s text:c="8"/>node10 = Node(10, [5, 9, 15])</text:p>
      <text:p text:style-name="P47"><text:s text:c="8"/>node11 = Node(11, [5, 6, 19])</text:p>
      <text:p text:style-name="P47"><text:s text:c="8"/>node12 = Node(12, [6, 7, 18])</text:p>
      <text:p text:style-name="P47"><text:s text:c="8"/>node13 = Node(13, [7, 8, 18])</text:p>
      <text:p text:style-name="P47"><text:s text:c="8"/>node14 = Node(14, [8, 9, 16])</text:p>
      <text:p text:style-name="P47"><text:s text:c="8"/>node15 = Node(15, [10, 16, 19])</text:p>
      <text:p text:style-name="P47"><text:s text:c="8"/>node16 = Node(16, [14, 15, 17])</text:p>
      <text:p text:style-name="P47"><text:s text:c="8"/>node17 = Node(17, [13, 16, 18])</text:p>
      <text:p text:style-name="P47"><text:s text:c="8"/>node18 = Node(18, [12, 17, 19])</text:p>
      <text:p text:style-name="P47"><text:s text:c="8"/>node19 = Node(19, [11, 15, 18])</text:p>
      <text:p text:style-name="P47"><text:s text:c="8"/>graph = Graph([node0, node1, node2, node3, node4,</text:p>
      <text:p text:style-name="P47"><text:s text:c="23"/>node5, node6, node7, node8, node9,</text:p>
      <text:p text:style-name="P47"><text:s text:c="23"/>node10, node11, node12, node13, node14,</text:p>
      <text:p text:style-name="P47"><text:s text:c="23"/>node15, node16, node17, node18, node19])</text:p>
      <text:p text:style-name="P47"/>
      <text:p text:style-name="P47"><text:s text:c="8"/>cycles = graph.get_hamiltonian_cycles()</text:p>
      <text:p text:style-name="P47"/>
      <text:p text:style-name="P47"><text:s text:c="8"/>for cycle in cycles:</text:p>
      <text:p text:style-name="P47"><text:s text:c="12"/>self.assertEqual(len(cycle), 21)</text:p>
      <text:p text:style-name="P47"/>
      <text:p text:style-name="P47"><text:s text:c="8"/>for cycle in cycles:</text:p>
      <text:p text:style-name="P47"><text:s text:c="12"/>self.assertEqual(len(set(cycle)), 20)</text:p>
      <text:p text:style-name="P47"/>
      <text:p text:style-name="P47"><text:s text:c="8"/>self.assertTrue([0, 4, 3, 2, 1, 7, 13, 8, 14, 9, 10, 5, 11, 19, 15, 16, 17, 18, 12, 6, 0]</text:p>
      <text:p text:style-name="P47"><text:s text:c="24"/>in cycles)</text:p>
      <text:p text:style-name="P47"/>
      <text:p text:style-name="P47"><text:s text:c="4"/>def test_wiki_no_ham_cycle(self):</text:p>
      <text:p text:style-name="P47"><text:s text:c="8"/>"""test_wiki_no_ham_cycle: This is also a graph taken from wikipedia</text:p>
      <text:p text:style-name="P47"><text:s text:c="8"/>&lt;https://en.wikipedia.org/wiki/Hamiltonian_path&gt; and there is no</text:p>
      <text:p text:style-name="P47"><text:s text:c="8"/>Hamiltonian cycles in this graph. This graph is also in included in this</text:p>
      <text:p text:style-name="P47"><text:s text:c="8"/>folder as a png called 'NoHamCycle.png'</text:p>
      <text:p text:style-name="P47"><text:s text:c="8"/>"""</text:p>
      <text:p text:style-name="P47"><text:s text:c="8"/>node0 = Node(0, [7, 8, 10, 9])</text:p>
      <text:p text:style-name="P47"><text:s text:c="8"/>node1 = Node(1, [5, 6, 7, 10])</text:p>
      <text:p text:style-name="P47"><text:s text:c="8"/>node2 = Node(2, [6, 7, 8])</text:p>
      <text:p text:style-name="P47"><text:s text:c="8"/>node3 = Node(3, [5, 6, 8, 9])</text:p>
      <text:p text:style-name="P47"><text:s text:c="8"/>node4 = Node(4, [5, 9, 10])</text:p>
      <text:p text:style-name="P47"><text:s text:c="8"/>node5 = Node(5, [1, 3, 4])</text:p>
      <text:p text:style-name="P47"><text:soft-page-break/><text:s text:c="8"/>node6 = Node(6, [1, 3, 2])</text:p>
      <text:p text:style-name="P47"><text:s text:c="8"/>node7 = Node(7, [0, 1, 2])</text:p>
      <text:p text:style-name="P47"><text:s text:c="8"/>node8 = Node(8, [0, 2, 3])</text:p>
      <text:p text:style-name="P47"><text:s text:c="8"/>node9 = Node(9, [0, 3, 4])</text:p>
      <text:p text:style-name="P47"><text:s text:c="8"/>node10 = Node(10, [0, 1, 4])</text:p>
      <text:p text:style-name="P47"><text:s text:c="8"/>graph = Graph([node0, node1, node2, node3, node4,</text:p>
      <text:p text:style-name="P47"><text:s text:c="23"/>node5, node6, node7, node8, node9, node10])</text:p>
      <text:p text:style-name="P47"><text:s text:c="8"/>self.assertEqual(graph.get_hamiltonian_cycles(), [])</text:p>
      <text:p text:style-name="P47"/>
      <text:p text:style-name="P47"><text:s text:c="4"/>def test_no_weighted_hamiltonian(self):</text:p>
      <text:p text:style-name="P47"><text:s text:c="8"/>"""test_known_no_hamiltonian_weighted: Test a weighted directed graph with no</text:p>
      <text:p text:style-name="P47"><text:s text:c="8"/>hamiltonian cycles</text:p>
      <text:p text:style-name="P47"><text:s text:c="8"/>"""</text:p>
      <text:p text:style-name="P47"><text:s text:c="8"/>node0 = WeightedNode(0, [1, 3], {(0, 1): 4, (0, 3): 5})</text:p>
      <text:p text:style-name="P47"><text:s text:c="8"/>node1 = WeightedNode(1, [0, 3, 4, 2], {(1, 0): 2, (1, 3): 3, (1, 4): 6, (1, 2): 1})</text:p>
      <text:p text:style-name="P47"><text:s text:c="8"/>node2 = WeightedNode(2, [1, 4], {(2, 1): 2, (2, 4): 5})</text:p>
      <text:p text:style-name="P47"><text:s text:c="8"/>node3 = WeightedNode(3, [0, 1], {(3, 0): 2, (3, 1): 5})</text:p>
      <text:p text:style-name="P47"><text:s text:c="8"/>node4 = WeightedNode(4, [1, 2], {(4, 1): 3, (4, 2): 5})</text:p>
      <text:p text:style-name="P47"><text:s text:c="8"/>graph = WeightedGraph([node0, node1, node2, node3, node4])</text:p>
      <text:p text:style-name="P47"><text:s text:c="8"/>self.assertEqual(graph.get_hamiltonian_cycles(), [])</text:p>
      <text:p text:style-name="P47"/>
      <text:p text:style-name="P47"><text:s text:c="4"/>def test_known_weighted_hamiltonian(self):</text:p>
      <text:p text:style-name="P47"><text:s text:c="8"/>"""test_known_weighted_hamiltonian_cycles: Weighted directed graph which is known</text:p>
      <text:p text:style-name="P47"><text:s text:c="8"/>to have hamiltonian cycles</text:p>
      <text:p text:style-name="P47"><text:s text:c="8"/>"""</text:p>
      <text:p text:style-name="P47"><text:s text:c="8"/>node0 = WeightedNode(0, [1, 3], {(0, 1): 4, (0, 3): 3})</text:p>
      <text:p text:style-name="P47"><text:s text:c="8"/>node1 = WeightedNode(1, [0, 3, 4, 2], {(1, 0): 3, (1, 3): 4, (1, 4): 4, (1, 2): 3})</text:p>
      <text:p text:style-name="P47"><text:s text:c="8"/>node2 = WeightedNode(2, [1, 4], {(2, 1): 1, (2, 4): 3})</text:p>
      <text:p text:style-name="P47"><text:s text:c="8"/>node3 = WeightedNode(3, [0, 1, 4], {(3, 0): 5, (3, 1): 3, (3, 4): 6})</text:p>
      <text:p text:style-name="P47"><text:s text:c="8"/>node4 = WeightedNode(4, [1, 2, 3], {(4, 1): 2, (4, 2): 6, (4, 3): 7})</text:p>
      <text:p text:style-name="P47"><text:s text:c="8"/>graph = WeightedGraph([node0, node1, node2, node3, node4])</text:p>
      <text:p text:style-name="P47"><text:s text:c="8"/>self.assertEqual(graph.get_hamiltonian_cycles(), [[0, 3, 4, 2, 1, 0],</text:p>
      <text:p text:style-name="P47"><text:s text:c="58"/>[0, 1, 2, 4, 3, 0],</text:p>
      <text:p text:style-name="P47"><text:s text:c="58"/>[1, 2, 4, 3, 0, 1],</text:p>
      <text:p text:style-name="P47"><text:s text:c="58"/>[1, 0, 3, 4, 2, 1],</text:p>
      <text:p text:style-name="P47"><text:s text:c="58"/>[2, 4, 3, 0, 1, 2],</text:p>
      <text:p text:style-name="P47"><text:s text:c="58"/>[2, 1, 0, 3, 4, 2],</text:p>
      <text:p text:style-name="P47"><text:s text:c="58"/>[3, 4, 2, 1, 0, 3],</text:p>
      <text:p text:style-name="P47"><text:s text:c="58"/>[3, 0, 1, 2, 4, 3],</text:p>
      <text:p text:style-name="P47"><text:s text:c="58"/>[4, 3, 0, 1, 2, 4],</text:p>
      <text:p text:style-name="P47"><text:s text:c="58"/>[4, 2, 1, 0, 3, 4]])</text:p>
      <text:p text:style-name="P47"/>
      <text:p text:style-name="P47"><text:s text:c="4"/>def test_get_shortest_hamiltonian(self):</text:p>
      <text:p text:style-name="P47"><text:s text:c="8"/>"""test_get_shortest_hamiltonian: Test finding the short hamiltonian path</text:p>
      <text:p text:style-name="P47"><text:s text:c="8"/>or paths in a directed weighted graph</text:p>
      <text:p text:style-name="P47"><text:s text:c="8"/>"""</text:p>
      <text:p text:style-name="P47"><text:s text:c="8"/>node0 = WeightedNode(0, [1, 3], {(0, 1): 4, (0, 3): 3})</text:p>
      <text:p text:style-name="P47"><text:s text:c="8"/>node1 = WeightedNode(1, [0, 3, 4, 2], {(1, 0): 3, (1, 3): 4, (1, 4): 4, (1, 2): 3})</text:p>
      <text:p text:style-name="P47"><text:s text:c="8"/>node2 = WeightedNode(2, [1, 4], {(2, 1): 1, (2, 4): 3})</text:p>
      <text:p text:style-name="P47"><text:soft-page-break/><text:s text:c="8"/>node3 = WeightedNode(3, [0, 1, 4], {(3, 0): 5, (3, 1): 3, (3, 4): 6})</text:p>
      <text:p text:style-name="P47"><text:s text:c="8"/>node4 = WeightedNode(4, [1, 2, 3], {(4, 1): 2, (4, 2): 6, (4, 3): 7})</text:p>
      <text:p text:style-name="P47"><text:s text:c="8"/>graph = WeightedGraph([node0, node1, node2, node3, node4])</text:p>
      <text:p text:style-name="P47"><text:s text:c="8"/>self.assertEqual(graph.get_shortest_hamiltonian_cycle(), [([0, 3, 4, 2, 1, 0], 19),</text:p>
      <text:p text:style-name="P47"><text:s text:c="66"/>([1, 0, 3, 4, 2, 1], 19),</text:p>
      <text:p text:style-name="P47"><text:s text:c="66"/>([2, 1, 0, 3, 4, 2], 19),</text:p>
      <text:p text:style-name="P47"><text:s text:c="66"/>([3, 4, 2, 1, 0, 3], 19),</text:p>
      <text:p text:style-name="P47"><text:s text:c="66"/>([4, 2, 1, 0, 3, 4], 19)])</text:p>
      <text:p text:style-name="P47"/>
      <text:p text:style-name="P47"/>
      <text:p text:style-name="P47">if __name__ == '__main__':</text:p>
      <text:p text:style-name="P47"><text:s text:c="4"/>unittest.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4:28:42.890617651</meta:creation-date>
    <meta:generator>LibreOffice/5.4.3.2$Linux_X86_64 LibreOffice_project/40m0$Build-2</meta:generator>
    <dc:date>2017-11-30T15:27:05.420109544</dc:date>
    <meta:editing-duration>PT57M3S</meta:editing-duration>
    <meta:editing-cycles>54</meta:editing-cycles>
    <meta:document-statistic meta:table-count="0" meta:image-count="0" meta:object-count="0" meta:page-count="69" meta:paragraph-count="2705" meta:word-count="10522" meta:character-count="111269" meta:non-whitespace-character-count="82126"/>
  </office:meta>
</office:document-meta>
</file>